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819in"/>
    </style:style>
    <style:style style:name="co2" style:family="table-column">
      <style:table-column-properties fo:break-before="auto" style:column-width="1.2661in"/>
    </style:style>
    <style:style style:name="co3" style:family="table-column">
      <style:table-column-properties fo:break-before="auto" style:column-width="1.1256in"/>
    </style:style>
    <style:style style:name="co4" style:family="table-column">
      <style:table-column-properties fo:break-before="auto" style:column-width="1.039in"/>
    </style:style>
    <style:style style:name="co5" style:family="table-column">
      <style:table-column-properties fo:break-before="auto" style:column-width="1.7217in"/>
    </style:style>
    <style:style style:name="co6" style:family="table-column">
      <style:table-column-properties fo:break-before="auto" style:column-width="1.6492in"/>
    </style:style>
    <style:style style:name="co7" style:family="table-column">
      <style:table-column-properties fo:break-before="auto" style:column-width="2.0902in"/>
    </style:style>
    <style:style style:name="co8" style:family="table-column">
      <style:table-column-properties fo:break-before="auto" style:column-width="3.1874in"/>
    </style:style>
    <style:style style:name="co9" style:family="table-column">
      <style:table-column-properties fo:break-before="auto" style:column-width="0.889in"/>
    </style:style>
    <style:style style:name="co10" style:family="table-column">
      <style:table-column-properties fo:break-before="auto" style:column-width="1.9673in"/>
    </style:style>
    <style:style style:name="co11" style:family="table-column">
      <style:table-column-properties fo:break-before="auto" style:column-width="1.8543in"/>
    </style:style>
    <style:style style:name="co12" style:family="table-column">
      <style:table-column-properties fo:break-before="auto" style:column-width="1.6646in"/>
    </style:style>
    <style:style style:name="co13" style:family="table-column">
      <style:table-column-properties fo:break-before="auto" style:column-width="2.2126in"/>
    </style:style>
    <style:style style:name="co14" style:family="table-column">
      <style:table-column-properties fo:break-before="auto" style:column-width="1.3618in"/>
    </style:style>
    <style:style style:name="co15" style:family="table-column">
      <style:table-column-properties fo:break-before="auto" style:column-width="1.4252in"/>
    </style:style>
    <style:style style:name="co16" style:family="table-column">
      <style:table-column-properties fo:break-before="auto" style:column-width="2.9638in"/>
    </style:style>
    <style:style style:name="co17" style:family="table-column">
      <style:table-column-properties fo:break-before="auto" style:column-width="1.9118in"/>
    </style:style>
    <style:style style:name="co18" style:family="table-column">
      <style:table-column-properties fo:break-before="auto" style:column-width="2.7693in"/>
    </style:style>
    <style:style style:name="co19" style:family="table-column">
      <style:table-column-properties fo:break-before="auto" style:column-width="2.3154in"/>
    </style:style>
    <style:style style:name="co20" style:family="table-column">
      <style:table-column-properties fo:break-before="auto" style:column-width="1.2772in"/>
    </style:style>
    <style:style style:name="co21" style:family="table-column">
      <style:table-column-properties fo:break-before="auto" style:column-width="2.0547in"/>
    </style:style>
    <style:style style:name="co22" style:family="table-column">
      <style:table-column-properties fo:break-before="auto" style:column-width="1.2008in"/>
    </style:style>
    <style:style style:name="co23" style:family="table-column">
      <style:table-column-properties fo:break-before="auto" style:column-width="3.2701in"/>
    </style:style>
    <style:style style:name="co24" style:family="table-column">
      <style:table-column-properties fo:break-before="auto" style:column-width="2.8681in"/>
    </style:style>
    <style:style style:name="co25" style:family="table-column">
      <style:table-column-properties fo:break-before="auto" style:column-width="2.6728in"/>
    </style:style>
    <style:style style:name="co26" style:family="table-column">
      <style:table-column-properties fo:break-before="auto" style:column-width="2.1437in"/>
    </style:style>
    <style:style style:name="co27" style:family="table-column">
      <style:table-column-properties fo:break-before="auto" style:column-width="2.8252in"/>
    </style:style>
    <style:style style:name="co28" style:family="table-column">
      <style:table-column-properties fo:break-before="auto" style:column-width="1.2362in"/>
    </style:style>
    <style:style style:name="co29" style:family="table-column">
      <style:table-column-properties fo:break-before="auto" style:column-width="0.9374in"/>
    </style:style>
    <style:style style:name="co30" style:family="table-column">
      <style:table-column-properties fo:break-before="auto" style:column-width="1.5008in"/>
    </style:style>
    <style:style style:name="co31" style:family="table-column">
      <style:table-column-properties fo:break-before="auto" style:column-width="3.3354in"/>
    </style:style>
    <style:style style:name="co32" style:family="table-column">
      <style:table-column-properties fo:break-before="auto" style:column-width="1.4953in"/>
    </style:style>
    <style:style style:name="co33" style:family="table-column">
      <style:table-column-properties fo:break-before="auto" style:column-width="1.4028in"/>
    </style:style>
    <style:style style:name="co34" style:family="table-column">
      <style:table-column-properties fo:break-before="auto" style:column-width="1.2417in"/>
    </style:style>
    <style:style style:name="co35" style:family="table-column">
      <style:table-column-properties fo:break-before="auto" style:column-width="1.3043in"/>
    </style:style>
    <style:style style:name="co36" style:family="table-column">
      <style:table-column-properties fo:break-before="auto" style:column-width="1.2862in"/>
    </style:style>
    <style:style style:name="co37" style:family="table-column">
      <style:table-column-properties fo:break-before="auto" style:column-width="1.2055in"/>
    </style:style>
    <style:style style:name="co38" style:family="table-column">
      <style:table-column-properties fo:break-before="auto" style:column-width="1.8299in"/>
    </style:style>
    <style:style style:name="co39" style:family="table-column">
      <style:table-column-properties fo:break-before="auto" style:column-width="2.2984in"/>
    </style:style>
    <style:style style:name="co40" style:family="table-column">
      <style:table-column-properties fo:break-before="auto" style:column-width="0.7839in"/>
    </style:style>
    <style:style style:name="co41" style:family="table-column">
      <style:table-column-properties fo:break-before="auto" style:column-width="2.3299in"/>
    </style:style>
    <style:style style:name="co42" style:family="table-column">
      <style:table-column-properties fo:break-before="auto" style:column-width="2.4736in"/>
    </style:style>
    <style:style style:name="co43" style:family="table-column">
      <style:table-column-properties fo:break-before="auto" style:column-width="1.3264in"/>
    </style:style>
    <style:style style:name="co44" style:family="table-column">
      <style:table-column-properties fo:break-before="auto" style:column-width="3.8299in"/>
    </style:style>
    <style:style style:name="ro1" style:family="table-row">
      <style:table-row-properties style:row-height="0.7055in" fo:break-before="auto" style:use-optimal-row-height="false"/>
    </style:style>
    <style:style style:name="ro2" style:family="table-row">
      <style:table-row-properties style:row-height="0.1882in" fo:break-before="auto" style:use-optimal-row-height="false"/>
    </style:style>
    <style:style style:name="ro3" style:family="table-row">
      <style:table-row-properties style:row-height="0.1945in" fo:break-before="auto" style:use-optimal-row-height="false"/>
    </style:style>
    <style:style style:name="ro4" style:family="table-row">
      <style:table-row-properties style:row-height="0.4047in" fo:break-before="auto" style:use-optimal-row-height="false"/>
    </style:style>
    <style:style style:name="ro5" style:family="table-row">
      <style:table-row-properties style:row-height="0.9417in" fo:break-before="auto" style:use-optimal-row-height="false"/>
    </style:style>
    <style:style style:name="ro6" style:family="table-row">
      <style:table-row-properties style:row-height="0.4402in" fo:break-before="auto" style:use-optimal-row-height="false"/>
    </style:style>
    <style:style style:name="ro7" style:family="table-row">
      <style:table-row-properties style:row-height="0.178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3173in" fo:break-before="auto" style:use-optimal-row-height="false"/>
    </style:style>
    <style:style style:name="ro10" style:family="table-row">
      <style:table-row-properties style:row-height="0.798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1937in" fo:break-before="auto" style:use-optimal-row-height="false"/>
    </style:style>
    <style:style style:name="ro13" style:family="table-row">
      <style:table-row-properties style:row-height="0.6736in" fo:break-before="auto" style:use-optimal-row-height="false"/>
    </style:style>
    <style:style style:name="ro14" style:family="table-row">
      <style:table-row-properties style:row-height="0.8409in" fo:break-before="auto" style:use-optimal-row-height="false"/>
    </style:style>
    <style:style style:name="ro15" style:family="table-row">
      <style:table-row-properties style:row-height="0.1783in" fo:break-before="auto" style:use-optimal-row-height="true"/>
    </style:style>
    <style:style style:name="ro16" style:family="table-row">
      <style:table-row-properties style:row-height="0.4992in" fo:break-before="auto" style:use-optimal-row-height="false"/>
    </style:style>
    <style:style style:name="ro17" style:family="table-row">
      <style:table-row-properties style:row-height="0.339in" fo:break-before="auto" style:use-optimal-row-height="true"/>
    </style:style>
    <style:style style:name="ro18" style:family="table-row">
      <style:table-row-properties style:row-height="0.3409in" fo:break-before="auto" style:use-optimal-row-height="true"/>
    </style:style>
    <style:style style:name="ro19" style:family="table-row">
      <style:table-row-properties style:row-height="0.1839in" fo:break-before="auto" style:use-optimal-row-height="true"/>
    </style:style>
    <style:style style:name="ro20" style:family="table-row">
      <style:table-row-properties style:row-height="1.1917in" fo:break-before="auto" style:use-optimal-row-height="false"/>
    </style:style>
    <style:style style:name="ro21" style:family="table-row">
      <style:table-row-properties style:row-height="0.7811in" fo:break-before="auto" style:use-optimal-row-height="false"/>
    </style:style>
    <style:style style:name="ro22" style:family="table-row">
      <style:table-row-properties style:row-height="0.5839in" fo:break-before="auto" style:use-optimal-row-height="false"/>
    </style:style>
    <style:style style:name="ro23" style:family="table-row">
      <style:table-row-properties style:row-height="0.3291in" fo:break-before="auto" style:use-optimal-row-height="false"/>
    </style:style>
    <style:style style:name="ro24" style:family="table-row">
      <style:table-row-properties style:row-height="0.4874in" fo:break-before="auto" style:use-optimal-row-height="false"/>
    </style:style>
    <style:style style:name="ro25" style:family="table-row">
      <style:table-row-properties style:row-height="0.228in" fo:break-before="auto" style:use-optimal-row-height="false"/>
    </style:style>
    <style:style style:name="ro26" style:family="table-row">
      <style:table-row-properties style:row-height="0.5756in" fo:break-before="auto" style:use-optimal-row-height="false"/>
    </style:style>
    <style:style style:name="ro27" style:family="table-row">
      <style:table-row-properties style:row-height="0.8291in" fo:break-before="auto" style:use-optimal-row-height="false"/>
    </style:style>
    <style:style style:name="ro28" style:family="table-row">
      <style:table-row-properties style:row-height="0.6217in" fo:break-before="auto" style:use-optimal-row-height="false"/>
    </style:style>
    <style:style style:name="ro29" style:family="table-row">
      <style:table-row-properties style:row-height="0.3102in" fo:break-before="auto" style:use-optimal-row-height="false"/>
    </style:style>
    <style:style style:name="ro30" style:family="table-row">
      <style:table-row-properties style:row-height="0.6425in" fo:break-before="auto" style:use-optimal-row-height="true"/>
    </style:style>
    <style:style style:name="ro31" style:family="table-row">
      <style:table-row-properties style:row-height="0.6772in" fo:break-before="auto" style:use-optimal-row-height="false"/>
    </style:style>
    <style:style style:name="ro32" style:family="table-row">
      <style:table-row-properties style:row-height="0.4146in" fo:break-before="auto" style:use-optimal-row-height="false"/>
    </style:style>
    <style:style style:name="ro33" style:family="table-row">
      <style:table-row-properties style:row-height="0.3575in" fo:break-before="auto" style:use-optimal-row-height="false"/>
    </style:style>
    <style:style style:name="ro34" style:family="table-row">
      <style:table-row-properties style:row-height="0.4862in" fo:break-before="auto" style:use-optimal-row-height="false"/>
    </style:style>
    <style:style style:name="ro35" style:family="table-row">
      <style:table-row-properties style:row-height="0.9646in" fo:break-before="auto" style:use-optimal-row-height="false"/>
    </style:style>
    <style:style style:name="ro36" style:family="table-row">
      <style:table-row-properties style:row-height="1.4925in" fo:break-before="auto" style:use-optimal-row-height="false"/>
    </style:style>
    <style:style style:name="ro37" style:family="table-row">
      <style:table-row-properties style:row-height="0.7319in" fo:break-before="auto" style:use-optimal-row-height="false"/>
    </style:style>
    <style:style style:name="ro38" style:family="table-row">
      <style:table-row-properties style:row-height="1.0075in" fo:break-before="auto" style:use-optimal-row-height="false"/>
    </style:style>
    <style:style style:name="ro39" style:family="table-row">
      <style:table-row-properties style:row-height="0.388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a6a6" style:text-align-source="fix" style:repeat-content="false" fo:wrap-option="wrap" fo:border="0.06pt solid #000000" style:vertical-align="middle"/>
      <style:paragraph-properties fo:text-align="center" fo:margin-left="0in"/>
      <style:text-properties fo:color="#000000"/>
    </style:style>
    <style:style style:name="ce48"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color="#000000"/>
    </style:style>
    <style:style style:name="ce49" style:family="table-cell" style:parent-style-name="Default">
      <style:table-cell-properties fo:background-color="#b4c7dc" style:text-align-source="fix" style:repeat-content="false" fo:wrap-option="wrap" fo:border="none" style:vertical-align="middle"/>
      <style:paragraph-properties fo:text-align="center" fo:margin-left="0in"/>
      <style:text-properties fo:color="#000000"/>
    </style:style>
    <style:style style:name="ce50" style:family="table-cell" style:parent-style-name="Default">
      <style:table-cell-properties fo:background-color="#ffff00" style:text-align-source="fix" style:repeat-content="false" fo:wrap-option="wrap" fo:border="none" style:vertical-align="middle"/>
      <style:paragraph-properties fo:text-align="center" fo:margin-left="0in"/>
      <style:text-properties fo:color="#000000"/>
    </style:style>
    <style:style style:name="ce51" style:family="table-cell" style:parent-style-name="Default">
      <style:table-cell-properties fo:background-color="#ff0000" style:text-align-source="fix" style:repeat-content="false" fo:wrap-option="wrap" fo:border="none" style:vertical-align="middle"/>
      <style:paragraph-properties fo:text-align="center" fo:margin-left="0in"/>
      <style:text-properties fo:color="#000000"/>
    </style:style>
    <style:style style:name="ce52" style:family="table-cell" style:parent-style-name="Default">
      <style:table-cell-properties fo:background-color="#ffb66c" style:text-align-source="fix" style:repeat-content="false" fo:wrap-option="wrap" fo:border="none" style:vertical-align="middle"/>
      <style:paragraph-properties fo:text-align="center" fo:margin-left="0in"/>
      <style:text-properties fo:color="#000000"/>
    </style:style>
    <style:style style:name="ce7" style:family="table-cell" style:parent-style-name="Default">
      <style:table-cell-properties fo:background-color="#dee6ef" style:text-align-source="fix" style:repeat-content="false" fo:wrap-option="wrap" fo:border="none" style:vertical-align="middle"/>
      <style:paragraph-properties fo:text-align="center" fo:margin-left="0in"/>
      <style:text-properties fo:color="#000000"/>
    </style:style>
    <style:style style:name="ce53" style:family="table-cell" style:parent-style-name="Default">
      <style:table-cell-properties fo:background-color="#b4c7dc" fo:wrap-option="wrap"/>
    </style:style>
    <style:style style:name="ce54" style:family="table-cell" style:parent-style-name="Default">
      <style:table-cell-properties style:text-align-source="fix" style:repeat-content="false" fo:wrap-option="wrap" style:vertical-align="middle"/>
      <style:paragraph-properties fo:text-align="center" fo:margin-left="0in"/>
    </style:style>
    <style:style style:name="ce55" style:family="table-cell" style:parent-style-name="Default">
      <style:table-cell-properties fo:wrap-option="wrap"/>
    </style:style>
    <style:style style:name="ce56"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color="#000000" fo:font-size="9pt" style:font-size-asian="9pt" style:font-size-complex="9pt"/>
    </style:style>
    <style:style style:name="ce57" style:family="table-cell" style:parent-style-name="Default">
      <style:table-cell-properties fo:background-color="#ffff00" style:text-align-source="fix" style:repeat-content="false" fo:wrap-option="wrap" style:vertical-align="middle"/>
      <style:paragraph-properties fo:text-align="center" fo:margin-left="0in"/>
    </style:style>
    <style:style style:name="ce58" style:family="table-cell" style:parent-style-name="Default">
      <style:table-cell-properties fo:background-color="#b4c7dc" style:text-align-source="fix" style:repeat-content="false" fo:wrap-option="wrap" style:vertical-align="middle"/>
      <style:paragraph-properties fo:text-align="center" fo:margin-left="0in"/>
    </style:style>
    <style:style style:name="ce59" style:family="table-cell" style:parent-style-name="Default" style:data-style-name="N0">
      <style:table-cell-properties style:text-align-source="fix" style:repeat-content="false" fo:background-color="transparent" fo:wrap-option="wrap" fo:border="none" style:vertical-align="middle"/>
      <style:paragraph-properties fo:text-align="center" fo:margin-left="0in"/>
      <style:text-properties fo:color="#000000"/>
    </style:style>
    <style:style style:name="ce15" style:family="table-cell" style:parent-style-name="Default">
      <style:table-cell-properties fo:background-color="#ffa6a6" style:text-align-source="fix" style:repeat-content="false" fo:wrap-option="wrap" fo:border="0.06pt solid #000000" style:vertical-align="middle"/>
      <style:paragraph-properties fo:text-align="center" fo:margin-left="0in"/>
    </style:style>
    <style:style style:name="ce60" style:family="table-cell" style:parent-style-name="Default">
      <style:table-cell-properties fo:background-color="#ff0000" style:text-align-source="fix" style:repeat-content="false" fo:wrap-option="wrap" style:vertical-align="middle"/>
      <style:paragraph-properties fo:text-align="center" fo:margin-left="0in"/>
    </style:style>
    <style:style style:name="ce17" style:family="table-cell" style:parent-style-name="Default">
      <style:table-cell-properties fo:background-color="#ffa6a6" style:text-align-source="fix" style:repeat-content="false" fo:wrap-option="wrap" fo:border="none" style:vertical-align="middle"/>
      <style:paragraph-properties fo:text-align="center" fo:margin-left="0in"/>
      <style:text-properties fo:color="#000000"/>
    </style:style>
    <style:style style:name="ce18" style:family="table-cell" style:parent-style-name="Default">
      <style:table-cell-properties fo:background-color="#ffa6a6"/>
    </style:style>
    <style:style style:name="ce61" style:family="table-cell" style:parent-style-name="Default">
      <style:table-cell-properties fo:background-color="#ff0000"/>
    </style:style>
    <style:style style:name="ce62" style:family="table-cell" style:parent-style-name="Default">
      <style:table-cell-properties fo:background-color="#ffb66c"/>
    </style:style>
    <style:style style:name="ce132" style:family="table-cell" style:parent-style-name="Default">
      <style:table-cell-properties fo:background-color="#ffff00"/>
    </style:style>
    <style:style style:name="ce63" style:family="table-cell" style:parent-style-name="Default">
      <style:table-cell-properties fo:background-color="#b4c7dc"/>
    </style:style>
    <style:style style:name="ce64" style:family="table-cell" style:parent-style-name="Default">
      <style:table-cell-properties fo:background-color="transparent"/>
    </style:style>
    <style:style style:name="ce24" style:family="table-cell" style:parent-style-name="Default">
      <style:table-cell-properties fo:background-color="#dee6ef"/>
    </style:style>
    <style:style style:name="ce25" style:family="table-cell" style:parent-style-name="Default">
      <style:table-cell-properties fo:background-color="#ffa6a6" style:text-align-source="fix" style:repeat-content="false" fo:wrap-option="wrap" style:vertical-align="middle"/>
      <style:paragraph-properties fo:text-align="center" fo:margin-left="0in"/>
      <style:text-properties fo:font-size="14pt" style:font-size-asian="14pt" style:font-size-complex="14pt"/>
    </style:style>
    <style:style style:name="ce26" style:family="table-cell" style:parent-style-name="Default">
      <style:table-cell-properties fo:background-color="#ffa6a6" style:text-align-source="fix" style:repeat-content="false" fo:border="0.06pt solid #000000" style:vertical-align="middle"/>
      <style:paragraph-properties fo:text-align="center" fo:margin-left="0in"/>
    </style:style>
    <style:style style:name="ce124"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118"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29" style:family="table-cell" style:parent-style-name="Default">
      <style:table-cell-properties fo:background-color="#ffdbb6" style:text-align-source="fix" style:repeat-content="false" fo:border="0.06pt solid #000000" style:vertical-align="middle"/>
      <style:paragraph-properties fo:text-align="center" fo:margin-left="0in"/>
    </style:style>
    <style:style style:name="ce92"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123"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125"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126"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34" style:family="table-cell" style:parent-style-name="Default">
      <style:table-cell-properties fo:background-color="#ffd8ce" style:text-align-source="fix" style:repeat-content="false" fo:wrap-option="wrap" fo:border="0.06pt solid #000000" style:vertical-align="middle"/>
      <style:paragraph-properties fo:text-align="center" fo:margin-left="0in"/>
    </style:style>
    <style:style style:name="ce35" style:family="table-cell" style:parent-style-name="Default">
      <style:table-cell-properties fo:background-color="#ffd8ce" style:text-align-source="fix" style:repeat-content="false" fo:border="0.06pt solid #000000" style:vertical-align="middle"/>
      <style:paragraph-properties fo:text-align="center" fo:margin-left="0in"/>
    </style:style>
    <style:style style:name="ce36" style:family="table-cell" style:parent-style-name="Default">
      <style:table-cell-properties fo:background-color="#e0c2cd" style:text-align-source="fix" style:repeat-content="false" fo:border="0.06pt solid #000000" style:vertical-align="middle"/>
      <style:paragraph-properties fo:text-align="center" fo:margin-left="0in"/>
    </style:style>
    <style:style style:name="ce37" style:family="table-cell" style:parent-style-name="Default">
      <style:table-cell-properties fo:background-color="#b4c7dc" style:text-align-source="fix" style:repeat-content="false" fo:border="0.06pt solid #000000" style:vertical-align="middle"/>
      <style:paragraph-properties fo:text-align="center" fo:margin-left="0in"/>
    </style:style>
    <style:style style:name="ce117"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39" style:family="table-cell" style:parent-style-name="Default">
      <style:table-cell-properties fo:background-color="#f6f9d4" style:text-align-source="fix" style:repeat-content="false" fo:border="0.06pt solid #000000" style:vertical-align="middle"/>
      <style:paragraph-properties fo:text-align="center" fo:margin-left="0in"/>
    </style:style>
    <style:style style:name="ce40" style:family="table-cell" style:parent-style-name="Default">
      <style:table-cell-properties fo:background-color="#dedce6" style:text-align-source="fix" style:repeat-content="false" fo:border="0.06pt solid #000000" style:vertical-align="middle"/>
      <style:paragraph-properties fo:text-align="center" fo:margin-left="0in"/>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42" style:family="table-cell" style:parent-style-name="Default">
      <style:table-cell-properties style:text-align-source="fix" style:repeat-content="false" fo:background-color="transparent" fo:wrap-option="wrap" style:vertical-align="middle"/>
      <style:paragraph-properties fo:text-align="center" fo:margin-left="0in"/>
    </style:style>
    <style:style style:name="ce43" style:family="table-cell" style:parent-style-name="Default">
      <style:table-cell-properties fo:background-color="#ffa6a6" style:text-align-source="fix" style:repeat-content="false" fo:wrap-option="wrap" fo:border="0.06pt solid #000000" style:vertical-align="middle"/>
      <style:paragraph-properties fo:text-align="start" fo:margin-left="0.139in"/>
    </style:style>
    <style:style style:name="ce44"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text-properties fo:color="#000000"/>
    </style:style>
    <style:style style:name="ce91"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99"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in"/>
    </style:style>
    <style:style style:name="ce65"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66"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67" style:family="table-cell" style:parent-style-name="Default">
      <style:table-cell-properties fo:background-color="#dedce6" style:text-align-source="fix" style:repeat-content="false" fo:wrap-option="wrap" fo:border="0.06pt solid #000000" style:vertical-align="middle"/>
      <style:paragraph-properties fo:text-align="center" fo:margin-left="0in"/>
    </style:style>
    <style:style style:name="ce68" style:family="table-cell" style:parent-style-name="Default" style:data-style-name="N0">
      <style:table-cell-properties fo:background-color="#dedce6" style:text-align-source="fix" style:repeat-content="false" fo:wrap-option="wrap" fo:border="0.06pt solid #000000" style:vertical-align="middle"/>
      <style:paragraph-properties fo:text-align="center" fo:margin-left="0in"/>
    </style:style>
    <style:style style:name="ce69" style:family="table-cell" style:parent-style-name="Default">
      <style:table-cell-properties fo:background-color="#ffa6a6" style:text-align-source="fix" style:repeat-content="false" fo:wrap-option="wrap" style:vertical-align="middle"/>
      <style:paragraph-properties fo:text-align="center" fo:margin-left="0in"/>
    </style:style>
    <style:style style:name="ce70" style:family="table-cell" style:parent-style-name="Default">
      <style:table-cell-properties fo:background-color="#ffdbb6" style:text-align-source="fix" style:repeat-content="false" fo:wrap-option="wrap" style:vertical-align="middle"/>
      <style:paragraph-properties fo:text-align="center" fo:margin-left="0in"/>
    </style:style>
    <style:style style:name="ce71" style:family="table-cell" style:parent-style-name="Default">
      <style:table-cell-properties fo:background-color="#ffd7d7" style:text-align-source="fix" style:repeat-content="false" fo:wrap-option="wrap" style:vertical-align="middle"/>
      <style:paragraph-properties fo:text-align="center" fo:margin-left="0in"/>
    </style:style>
    <style:style style:name="ce72" style:family="table-cell" style:parent-style-name="Default">
      <style:table-cell-properties fo:background-color="#ffd8ce" style:text-align-source="fix" style:repeat-content="false" fo:wrap-option="wrap" style:vertical-align="middle"/>
      <style:paragraph-properties fo:text-align="center" fo:margin-left="0in"/>
    </style:style>
    <style:style style:name="ce73" style:family="table-cell" style:parent-style-name="Default">
      <style:table-cell-properties fo:background-color="#e0c2cd" style:text-align-source="fix" style:repeat-content="false" fo:wrap-option="wrap" style:vertical-align="middle"/>
      <style:paragraph-properties fo:text-align="center" fo:margin-left="0in"/>
    </style:style>
    <style:style style:name="ce74" style:family="table-cell" style:parent-style-name="Default">
      <style:table-cell-properties fo:background-color="#dee7e5" style:text-align-source="fix" style:repeat-content="false" fo:wrap-option="wrap" style:vertical-align="middle"/>
      <style:paragraph-properties fo:text-align="center" fo:margin-left="0in"/>
    </style:style>
    <style:style style:name="ce75" style:family="table-cell" style:parent-style-name="Default">
      <style:table-cell-properties fo:background-color="#f6f9d4" style:text-align-source="fix" style:repeat-content="false" fo:wrap-option="wrap" style:vertical-align="middle"/>
      <style:paragraph-properties fo:text-align="center" fo:margin-left="0in"/>
    </style:style>
    <style:style style:name="ce76" style:family="table-cell" style:parent-style-name="Default">
      <style:table-cell-properties fo:background-color="#dedce6" style:text-align-source="fix" style:repeat-content="false" fo:wrap-option="wrap" style:vertical-align="middle"/>
      <style:paragraph-properties fo:text-align="center" fo:margin-left="0in"/>
    </style:style>
    <style:style style:name="ce77" style:family="table-cell" style:parent-style-name="Default">
      <style:table-cell-properties fo:background-color="#ffdbb6"/>
    </style:style>
    <style:style style:name="ce122" style:family="table-cell" style:parent-style-name="Default">
      <style:table-cell-properties fo:background-color="#ffd7d7"/>
    </style:style>
    <style:style style:name="ce79" style:family="table-cell" style:parent-style-name="Default">
      <style:table-cell-properties fo:background-color="#ffd8ce"/>
    </style:style>
    <style:style style:name="ce80" style:family="table-cell" style:parent-style-name="Default">
      <style:table-cell-properties fo:background-color="#e0c2cd"/>
    </style:style>
    <style:style style:name="ce81" style:family="table-cell" style:parent-style-name="Default">
      <style:table-cell-properties fo:background-color="#dee7e5"/>
    </style:style>
    <style:style style:name="ce82" style:family="table-cell" style:parent-style-name="Default">
      <style:table-cell-properties fo:background-color="#f6f9d4"/>
    </style:style>
    <style:style style:name="ce83" style:family="table-cell" style:parent-style-name="Default">
      <style:table-cell-properties fo:background-color="#dedce6"/>
    </style:style>
    <style:style style:name="ce93"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90"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115" style:family="table-cell" style:parent-style-name="Default">
      <style:table-cell-properties fo:background-color="#ff0000" style:text-align-source="fix" style:repeat-content="false" fo:wrap-option="wrap" fo:border="0.06pt solid #000000" style:vertical-align="middle"/>
      <style:paragraph-properties fo:text-align="start" fo:margin-left="0.139in"/>
    </style:style>
    <style:style style:name="ce121" style:family="table-cell" style:parent-style-name="Default">
      <style:table-cell-properties fo:background-color="#ff0000" fo:border="0.06pt solid #000000"/>
    </style:style>
    <style:style style:name="ce133"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95" style:family="table-cell" style:parent-style-name="Default">
      <style:table-cell-properties style:text-align-source="fix" style:repeat-content="false" fo:border="0.06pt solid #000000" style:vertical-align="middle"/>
      <style:paragraph-properties fo:text-align="center" fo:margin-left="0in"/>
    </style:style>
    <style:style style:name="ce134"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style>
    <style:style style:name="ce127"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96" style:family="table-cell" style:parent-style-name="Default">
      <style:table-cell-properties fo:border="0.06pt solid #000000"/>
    </style:style>
    <style:style style:name="ce98" style:family="table-cell" style:parent-style-name="Default">
      <style:table-cell-properties fo:background-color="transparent" fo:border="0.06pt solid #000000"/>
    </style:style>
    <style:style style:name="ce101"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102" style:family="table-cell" style:parent-style-name="Default">
      <style:table-cell-properties style:text-align-source="fix" style:repeat-content="false" fo:border="0.06pt solid #000000"/>
      <style:paragraph-properties fo:text-align="center" fo:margin-left="0in"/>
    </style:style>
    <style:style style:name="ce103"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105"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106"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107"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108"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109"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110"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111" style:family="table-cell" style:parent-style-name="Default">
      <style:table-cell-properties style:text-align-source="fix" style:repeat-content="false" fo:border="0.06pt solid #000000"/>
      <style:paragraph-properties fo:text-align="start" fo:margin-left="0.139in"/>
    </style:style>
    <style:style style:name="ce112"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114"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116"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11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120" style:family="table-cell" style:parent-style-name="Default">
      <style:table-cell-properties fo:background-color="#ffff00" fo:border="0.06pt solid #000000"/>
    </style:style>
    <style:style style:name="ce128"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129"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130"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131"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T1" style:family="text">
      <style:text-properties fo:color="#ff0000"/>
    </style:style>
    <style:style style:name="T2" style:family="text">
      <style:text-properties fo:color="#c9211e"/>
    </style:style>
  </office:automatic-styles>
  <office:body>
    <office:spreadsheet>
      <table:calculation-settings table:automatic-find-labels="false" table:use-regular-expressions="false" table:use-wildcards="true"/>
      <table:table table:name="core_components" table:style-name="ta1">
        <office:forms form:automatic-focus="false" form:apply-design-mode="false"/>
        <table:table-column table:style-name="co1" table:default-cell-style-name="ce48"/>
        <table:table-column table:style-name="co2" table:default-cell-style-name="ce48"/>
        <table:table-column table:style-name="co3" table:default-cell-style-name="ce48"/>
        <table:table-column table:style-name="co4" table:default-cell-style-name="ce48"/>
        <table:table-column table:style-name="co5" table:default-cell-style-name="ce48"/>
        <table:table-column table:style-name="co6" table:default-cell-style-name="ce48"/>
        <table:table-column table:style-name="co7" table:default-cell-style-name="ce48"/>
        <table:table-column table:style-name="co8" table:number-columns-repeated="2" table:default-cell-style-name="ce48"/>
        <table:table-column table:style-name="co9" table:number-columns-repeated="1013" table:default-cell-style-name="ce48"/>
        <table:table-column table:style-name="co9" table:number-columns-repeated="2" table:default-cell-style-name="Default"/>
        <table:table-row table:style-name="ro1">
          <table:table-cell table:style-name="ce1" office:value-type="string" calcext:value-type="string">
            <text:p>COMPONENT</text:p>
          </table:table-cell>
          <table:table-cell table:style-name="ce1"/>
          <table:table-cell table:style-name="ce1" office:value-type="string" calcext:value-type="string">
            <text:p>objective</text:p>
          </table:table-cell>
          <table:table-cell table:style-name="ce1" office:value-type="string" calcext:value-type="string">
            <text:p>type</text:p>
          </table:table-cell>
          <table:table-cell table:style-name="ce1" office:value-type="string" calcext:value-type="string">
            <text:p>value</text:p>
          </table:table-cell>
          <table:table-cell table:style-name="ce1" office:value-type="string" calcext:value-type="string">
            <text:p>a/b direction</text:p>
          </table:table-cell>
          <table:table-cell table:style-name="ce1" office:value-type="string" calcext:value-type="string">
            <text:p>example of component will place in</text:p>
          </table:table-cell>
          <table:table-cell table:style-name="ce1" office:value-type="string" calcext:value-type="string">
            <text:p>registerizable</text:p>
          </table:table-cell>
          <table:table-cell table:style-name="ce1" office:value-type="string" calcext:value-type="string">
            <text:p>des</text:p>
          </table:table-cell>
          <table:table-cell table:style-name="ce1" office:value-type="string" calcext:value-type="string">
            <text:p>hirac</text:p>
          </table:table-cell>
          <table:table-cell table:style-name="ce15"/>
          <table:table-cell table:style-name="ce1"/>
          <table:table-cell table:style-name="ce17" table:number-columns-repeated="1010"/>
          <table:table-cell table:style-name="ce18" table:number-columns-repeated="2"/>
        </table:table-row>
        <table:table-row table:style-name="ro1">
          <table:table-cell table:number-columns-repeated="5"/>
          <table:table-cell office:value-type="string" calcext:value-type="string">
            <text:p>a is main direction as input</text:p>
          </table:table-cell>
          <table:table-cell/>
          <table:table-cell office:value-type="string" calcext:value-type="string">
            <text:p>for build register component. The size</text:p>
          </table:table-cell>
          <table:table-cell table:number-columns-repeated="2"/>
          <table:table-cell table:style-name="ce54"/>
          <table:table-cell table:number-columns-repeated="1013"/>
        </table:table-row>
        <table:table-row table:style-name="ro2">
          <table:table-cell table:style-name="ce49" office:value-type="string" calcext:value-type="string">
            <text:p>block controller</text:p>
          </table:table-cell>
          <table:table-cell table:style-name="ce49"/>
          <table:table-cell table:style-name="ce49" office:value-type="string" calcext:value-type="string">
            <text:p>c_mainOdr</text:p>
          </table:table-cell>
          <table:table-cell table:style-name="ce49" table:number-columns-repeated="3"/>
          <table:table-cell table:style-name="ce49" office:value-type="string" calcext:value-type="string">
            <text:p>all data block</text:p>
          </table:table-cell>
          <table:table-cell table:style-name="ce49" table:number-columns-repeated="3"/>
          <table:table-cell table:style-name="ce58"/>
          <table:table-cell table:style-name="ce49" table:number-columns-repeated="1011"/>
          <table:table-cell table:number-columns-repeated="2"/>
        </table:table-row>
        <table:table-row table:style-name="ro2">
          <table:table-cell/>
          <table:table-cell office:value-type="string" calcext:value-type="string">
            <text:p>component</text:p>
          </table:table-cell>
          <table:table-cell table:number-columns-repeated="8"/>
          <table:table-cell table:style-name="ce54"/>
          <table:table-cell table:number-columns-repeated="1013"/>
        </table:table-row>
        <table:table-row table:style-name="ro2">
          <table:table-cell table:number-columns-repeated="2"/>
          <table:table-cell office:value-type="string" calcext:value-type="string">
            <text:p>reset</text:p>
          </table:table-cell>
          <table:table-cell office:value-type="string" calcext:value-type="string">
            <text:p>direct</text:p>
          </table:table-cell>
          <table:table-cell office:value-type="float" office:value="1" calcext:value-type="float">
            <text:p>1</text:p>
          </table:table-cell>
          <table:table-cell office:value-type="string" calcext:value-type="string">
            <text:p>input</text:p>
          </table:table-cell>
          <table:table-cell table:number-columns-repeated="2"/>
          <table:table-cell office:value-type="string" calcext:value-type="string">
            <text:p>reset the block</text:p>
          </table:table-cell>
          <table:table-cell/>
          <table:table-cell table:style-name="ce54"/>
          <table:table-cell table:number-columns-repeated="1013"/>
        </table:table-row>
        <table:table-row table:style-name="ro2">
          <table:table-cell table:style-name="ce50"/>
          <table:table-cell table:style-name="ce50" office:value-type="string" calcext:value-type="string">
            <text:p>end</text:p>
          </table:table-cell>
          <table:table-cell table:style-name="ce50" table:number-columns-repeated="8"/>
          <table:table-cell table:style-name="ce57"/>
          <table:table-cell table:style-name="ce50" table:number-columns-repeated="1011"/>
          <table:table-cell table:number-columns-repeated="2"/>
        </table:table-row>
        <table:table-row table:style-name="ro3">
          <table:table-cell table:style-name="ce49" office:value-type="string" calcext:value-type="string">
            <text:p>bw block communication</text:p>
          </table:table-cell>
          <table:table-cell table:style-name="ce49"/>
          <table:table-cell table:style-name="ce49" office:value-type="string" calcext:value-type="string">
            <text:p>c_block</text:p>
          </table:table-cell>
          <table:table-cell table:style-name="ce49" table:number-columns-repeated="3"/>
          <table:table-cell table:style-name="ce49" office:value-type="string" calcext:value-type="string">
            <text:p>requested block</text:p>
          </table:table-cell>
          <table:table-cell table:style-name="ce49" table:number-columns-repeated="3"/>
          <table:table-cell table:style-name="ce58"/>
          <table:table-cell table:style-name="ce49" table:number-columns-repeated="1011"/>
          <table:table-cell table:number-columns-repeated="2"/>
        </table:table-row>
        <table:table-row table:style-name="ro3">
          <table:table-cell/>
          <table:table-cell office:value-type="string" calcext:value-type="string">
            <text:p>component</text:p>
          </table:table-cell>
          <table:table-cell table:number-columns-repeated="8"/>
          <table:table-cell table:style-name="ce54"/>
          <table:table-cell table:number-columns-repeated="1013"/>
        </table:table-row>
        <table:table-row table:style-name="ro4">
          <table:table-cell table:number-columns-repeated="2"/>
          <table:table-cell office:value-type="string" calcext:value-type="string">
            <text:p>req</text:p>
          </table:table-cell>
          <table:table-cell office:value-type="string" calcext:value-type="string">
            <text:p>direct</text:p>
          </table:table-cell>
          <table:table-cell office:value-type="float" office:value="1" calcext:value-type="float">
            <text:p>1</text:p>
          </table:table-cell>
          <table:table-cell office:value-type="string" calcext:value-type="string">
            <text:p>input</text:p>
          </table:table-cell>
          <table:table-cell table:number-columns-repeated="2"/>
          <table:table-cell office:value-type="string" calcext:value-type="string">
            <text:p>request to other block that we intend to send data</text:p>
          </table:table-cell>
          <table:table-cell/>
          <table:table-cell table:style-name="ce54"/>
          <table:table-cell table:number-columns-repeated="1013"/>
        </table:table-row>
        <table:table-row table:style-name="ro5">
          <table:table-cell table:number-columns-repeated="2"/>
          <table:table-cell office:value-type="string" calcext:value-type="string">
            <text:p>ack</text:p>
          </table:table-cell>
          <table:table-cell office:value-type="string" calcext:value-type="string">
            <text:p>direct</text:p>
          </table:table-cell>
          <table:table-cell office:value-type="float" office:value="1" calcext:value-type="float">
            <text:p>1</text:p>
          </table:table-cell>
          <table:table-cell office:value-type="string" calcext:value-type="string">
            <text:p>output</text:p>
          </table:table-cell>
          <table:table-cell table:number-columns-repeated="2"/>
          <table:table-cell office:value-type="string" calcext:value-type="string">
            <text:p>other block acknowledge that we are ready to receive data(when this bit is set, block must ready to accept data at consecutive clock edge)</text:p>
          </table:table-cell>
          <table:table-cell/>
          <table:table-cell table:style-name="ce54"/>
          <table:table-cell table:number-columns-repeated="1013"/>
        </table:table-row>
        <table:table-row table:style-name="ro2">
          <table:table-cell table:style-name="ce50"/>
          <table:table-cell table:style-name="ce50" office:value-type="string" calcext:value-type="string">
            <text:p>end</text:p>
          </table:table-cell>
          <table:table-cell table:style-name="ce50" table:number-columns-repeated="8"/>
          <table:table-cell table:style-name="ce57"/>
          <table:table-cell table:style-name="ce50" table:number-columns-repeated="1011"/>
          <table:table-cell table:number-columns-repeated="2"/>
        </table:table-row>
        <table:table-row table:style-name="ro6">
          <table:table-cell table:style-name="ce51" office:value-type="string" calcext:value-type="string">
            <text:p>-memorable data &amp; meta data-</text:p>
          </table:table-cell>
          <table:table-cell table:style-name="ce51" table:number-columns-repeated="9"/>
          <table:table-cell table:style-name="ce60"/>
          <table:table-cell table:style-name="ce51" table:number-columns-repeated="1011"/>
          <table:table-cell table:style-name="ce61" table:number-columns-repeated="2"/>
        </table:table-row>
        <table:table-row table:style-name="ro7">
          <table:table-cell table:style-name="ce49" office:value-type="string" calcext:value-type="string">
            <text:p>physical register</text:p>
          </table:table-cell>
          <table:table-cell table:style-name="ce53"/>
          <table:table-cell table:style-name="ce49" office:value-type="string" calcext:value-type="string">
            <text:p>m_reg</text:p>
          </table:table-cell>
          <table:table-cell table:style-name="ce49" table:number-columns-repeated="1019"/>
          <table:table-cell table:number-columns-repeated="2"/>
        </table:table-row>
        <table:table-row table:style-name="ro7">
          <table:table-cell/>
          <table:table-cell table:style-name="ce54" office:value-type="string" calcext:value-type="string">
            <text:p>component</text:p>
          </table:table-cell>
          <table:table-cell table:number-columns-repeated="1022"/>
        </table:table-row>
        <table:table-row table:style-name="ro7">
          <table:table-cell table:number-columns-repeated="2"/>
          <table:table-cell table:style-name="ce54" office:value-type="string" calcext:value-type="string">
            <text:p>dayta</text:p>
          </table:table-cell>
          <table:table-cell table:style-name="ce54" office:value-type="string" calcext:value-type="string">
            <text:p>direct</text:p>
          </table:table-cell>
          <table:table-cell table:formula="of:=[$core_variable.B23]" office:value-type="string" office:string-value="D_BL_MARC_REG" calcext:value-type="string">
            <text:p>D_BL_MARC_REG</text:p>
          </table:table-cell>
          <table:table-cell office:value-type="string" calcext:value-type="string">
            <text:p>input</text:p>
          </table:table-cell>
          <table:table-cell office:value-type="string" calcext:value-type="string">
            <text:p>register itseslf</text:p>
          </table:table-cell>
          <table:table-cell/>
          <table:table-cell office:value-type="string" calcext:value-type="string">
            <text:p>data of register</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7">
          <table:table-cell table:style-name="ce49" office:value-type="string" calcext:value-type="string">
            <text:p>control status register</text:p>
          </table:table-cell>
          <table:table-cell table:style-name="ce53"/>
          <table:table-cell table:style-name="ce49" office:value-type="string" calcext:value-type="string">
            <text:p>m_creg</text:p>
          </table:table-cell>
          <table:table-cell table:style-name="ce49" table:number-columns-repeated="1019"/>
          <table:table-cell table:number-columns-repeated="2"/>
        </table:table-row>
        <table:table-row table:style-name="ro7">
          <table:table-cell/>
          <table:table-cell table:style-name="ce54" office:value-type="string" calcext:value-type="string">
            <text:p>component</text:p>
          </table:table-cell>
          <table:table-cell table:number-columns-repeated="1022"/>
        </table:table-row>
        <table:table-row table:style-name="ro7">
          <table:table-cell table:number-columns-repeated="2"/>
          <table:table-cell table:style-name="ce54" office:value-type="string" calcext:value-type="string">
            <text:p>dayta</text:p>
          </table:table-cell>
          <table:table-cell table:style-name="ce54" office:value-type="string" calcext:value-type="string">
            <text:p>direct</text:p>
          </table:table-cell>
          <table:table-cell table:formula="of:=[$core_variable.B24]" office:value-type="string" office:string-value="D_BL_MARC_CREG" calcext:value-type="string">
            <text:p>D_BL_MARC_CREG</text:p>
          </table:table-cell>
          <table:table-cell office:value-type="string" calcext:value-type="string">
            <text:p>input</text:p>
          </table:table-cell>
          <table:table-cell office:value-type="string" calcext:value-type="string">
            <text:p>register itself</text:p>
          </table:table-cell>
          <table:table-cell/>
          <table:table-cell office:value-type="string" calcext:value-type="string">
            <text:p>data of control status register</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7">
          <table:table-cell table:style-name="ce52" office:value-type="string" calcext:value-type="string">
            <text:p>architecture register</text:p>
          </table:table-cell>
          <table:table-cell table:style-name="ce52"/>
          <table:table-cell table:style-name="ce52" office:value-type="string" calcext:value-type="string">
            <text:p>UNUSED</text:p>
          </table:table-cell>
          <table:table-cell table:style-name="ce52" table:number-columns-repeated="1019"/>
          <table:table-cell table:style-name="ce62"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table:style-name="ce54" office:value-type="string" calcext:value-type="string">
            <text:p>dayta</text:p>
          </table:table-cell>
          <table:table-cell table:style-name="ce54" office:value-type="string" calcext:value-type="string">
            <text:p>direct</text:p>
          </table:table-cell>
          <table:table-cell table:formula="of:=[$core_variable.B23]" office:value-type="string" office:string-value="D_BL_MARC_REG" calcext:value-type="string">
            <text:p>D_BL_MARC_REG</text:p>
          </table:table-cell>
          <table:table-cell table:number-columns-repeated="3"/>
          <table:table-cell office:value-type="string" calcext:value-type="string">
            <text:p>data of register</text:p>
          </table:table-cell>
          <table:table-cell table:number-columns-repeated="1015"/>
        </table:table-row>
        <table:table-row table:style-name="ro7">
          <table:table-cell table:number-columns-repeated="2"/>
          <table:table-cell office:value-type="string" calcext:value-type="string">
            <text:p>priv</text:p>
          </table:table-cell>
          <table:table-cell table:style-name="ce54" office:value-type="string" calcext:value-type="string">
            <text:p>direct</text:p>
          </table:table-cell>
          <table:table-cell table:formula="of:=[$core_variable.B27]" office:value-type="string" office:string-value="D_BL_MARC_PRIV" calcext:value-type="string">
            <text:p>D_BL_MARC_PRIV</text:p>
          </table:table-cell>
          <table:table-cell table:number-columns-repeated="3"/>
          <table:table-cell office:value-type="string" calcext:value-type="string">
            <text:p>privilege of that register</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7">
          <table:table-cell table:style-name="ce49" office:value-type="string" calcext:value-type="string">
            <text:p>program counter</text:p>
          </table:table-cell>
          <table:table-cell table:style-name="ce49"/>
          <table:table-cell table:style-name="ce49" office:value-type="string" calcext:value-type="string">
            <text:p>a_pc</text:p>
          </table:table-cell>
          <table:table-cell table:style-name="ce49" table:number-columns-repeated="1019"/>
          <table:table-cell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office:value-type="string" calcext:value-type="string">
            <text:p>pc</text:p>
          </table:table-cell>
          <table:table-cell table:style-name="ce54" office:value-type="string" calcext:value-type="string">
            <text:p>direct</text:p>
          </table:table-cell>
          <table:table-cell table:formula="of:=[$core_variable.B4]" office:value-type="string" office:string-value="I_BL_ARC_PC" calcext:value-type="string">
            <text:p>I_BL_ARC_PC</text:p>
          </table:table-cell>
          <table:table-cell office:value-type="string" calcext:value-type="string">
            <text:p>input</text:p>
          </table:table-cell>
          <table:table-cell office:value-type="string" calcext:value-type="string">
            <text:p>pc register itself</text:p>
          </table:table-cell>
          <table:table-cell/>
          <table:table-cell office:value-type="string" calcext:value-type="string">
            <text:p>program counter data</text:p>
          </table:table-cell>
          <table:table-cell table:number-columns-repeated="1015"/>
        </table:table-row>
        <table:table-row table:style-name="ro7">
          <table:table-cell table:number-columns-repeated="2"/>
          <table:table-cell office:value-type="string" calcext:value-type="string">
            <text:p>priv</text:p>
          </table:table-cell>
          <table:table-cell table:style-name="ce54" office:value-type="string" calcext:value-type="string">
            <text:p>direct</text:p>
          </table:table-cell>
          <table:table-cell table:formula="of:=[$core_variable.B27]" office:value-type="string" office:string-value="D_BL_MARC_PRIV" calcext:value-type="string">
            <text:p>D_BL_MARC_PRIV</text:p>
          </table:table-cell>
          <table:table-cell office:value-type="string" calcext:value-type="string">
            <text:p>input</text:p>
          </table:table-cell>
          <table:table-cell office:value-type="string" calcext:value-type="string">
            <text:p>pc register itself</text:p>
          </table:table-cell>
          <table:table-cell/>
          <table:table-cell office:value-type="string" calcext:value-type="string">
            <text:p>privilege of this program counter</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7">
          <table:table-cell table:style-name="ce49" office:value-type="string" calcext:value-type="string">
            <text:p>Arch instruction data</text:p>
          </table:table-cell>
          <table:table-cell table:style-name="ce49"/>
          <table:table-cell table:style-name="ce49" office:value-type="string" calcext:value-type="string">
            <text:p>a_instr</text:p>
          </table:table-cell>
          <table:table-cell table:style-name="ce49" table:number-columns-repeated="1019"/>
          <table:table-cell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office:value-type="string" calcext:value-type="string">
            <text:p>dayta</text:p>
          </table:table-cell>
          <table:table-cell table:style-name="ce54" office:value-type="string" calcext:value-type="string">
            <text:p>direct</text:p>
          </table:table-cell>
          <table:table-cell table:formula="of:=[$core_variable.B22]" office:value-type="string" office:string-value="D_BL_ARC_INSTR" calcext:value-type="string">
            <text:p>D_BL_ARC_INSTR</text:p>
          </table:table-cell>
          <table:table-cell office:value-type="string" calcext:value-type="string">
            <text:p>input</text:p>
          </table:table-cell>
          <table:table-cell office:value-type="string" calcext:value-type="string">
            <text:p>instruction register</text:p>
          </table:table-cell>
          <table:table-cell/>
          <table:table-cell office:value-type="string" calcext:value-type="string">
            <text:p>Archtecture data</text:p>
          </table:table-cell>
          <table:table-cell table:number-columns-repeated="1015"/>
        </table:table-row>
        <table:table-row table:style-name="ro7">
          <table:table-cell table:number-columns-repeated="2"/>
          <table:table-cell office:value-type="string" calcext:value-type="string">
            <text:p>priv</text:p>
          </table:table-cell>
          <table:table-cell table:style-name="ce54" office:value-type="string" calcext:value-type="string">
            <text:p>direct</text:p>
          </table:table-cell>
          <table:table-cell table:formula="of:=[$core_variable.B27]" office:value-type="string" office:string-value="D_BL_MARC_PRIV" calcext:value-type="string">
            <text:p>D_BL_MARC_PRIV</text:p>
          </table:table-cell>
          <table:table-cell office:value-type="string" calcext:value-type="string">
            <text:p>input</text:p>
          </table:table-cell>
          <table:table-cell office:value-type="string" calcext:value-type="string">
            <text:p>privilege</text:p>
          </table:table-cell>
          <table:table-cell/>
          <table:table-cell office:value-type="string" calcext:value-type="string">
            <text:p>privilege of this program counter</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7">
          <table:table-cell table:style-name="ce51" office:value-type="string" calcext:value-type="string">
            <text:p>-operand-</text:p>
          </table:table-cell>
          <table:table-cell table:style-name="ce51" table:number-columns-repeated="1021"/>
          <table:table-cell table:style-name="ce61" table:number-columns-repeated="2"/>
        </table:table-row>
        <table:table-row table:style-name="ro7">
          <table:table-cell table:style-name="ce49" office:value-type="string" calcext:value-type="string">
            <text:p>Physical register operand</text:p>
          </table:table-cell>
          <table:table-cell table:style-name="ce49"/>
          <table:table-cell table:style-name="ce49" office:value-type="string" calcext:value-type="string">
            <text:p>m_opr_reg</text:p>
          </table:table-cell>
          <table:table-cell table:style-name="ce49" table:number-columns-repeated="1019"/>
          <table:table-cell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office:value-type="string" calcext:value-type="string">
            <text:p>reg</text:p>
          </table:table-cell>
          <table:table-cell office:value-type="string" calcext:value-type="string">
            <text:p>hirac</text:p>
          </table:table-cell>
          <table:table-cell table:formula="of:=[.C13]" office:value-type="string" office:string-value="m_reg" calcext:value-type="string">
            <text:p>m_reg</text:p>
          </table:table-cell>
          <table:table-cell office:value-type="string" calcext:value-type="string">
            <text:p>same</text:p>
          </table:table-cell>
          <table:table-cell table:number-columns-repeated="2"/>
          <table:table-cell office:value-type="string" calcext:value-type="string">
            <text:p>register data</text:p>
          </table:table-cell>
          <table:table-cell table:number-columns-repeated="1015"/>
        </table:table-row>
        <table:table-row table:style-name="ro7">
          <table:table-cell table:number-columns-repeated="2"/>
          <table:table-cell office:value-type="string" calcext:value-type="string">
            <text:p>status</text:p>
          </table:table-cell>
          <table:table-cell office:value-type="string" calcext:value-type="string">
            <text:p>direct</text:p>
          </table:table-cell>
          <table:table-cell office:value-type="float" office:value="1" calcext:value-type="float">
            <text:p>1</text:p>
          </table:table-cell>
          <table:table-cell office:value-type="string" calcext:value-type="string">
            <text:p>input</text:p>
          </table:table-cell>
          <table:table-cell table:number-columns-repeated="2"/>
          <table:table-cell office:value-type="string" calcext:value-type="string">
            <text:p>status of register whether it is correct data</text:p>
          </table:table-cell>
          <table:table-cell table:number-columns-repeated="1015"/>
        </table:table-row>
        <table:table-row table:style-name="ro7">
          <table:table-cell table:number-columns-repeated="2"/>
          <table:table-cell table:style-name="ce56" office:value-type="string" calcext:value-type="string">
            <text:p>index</text:p>
          </table:table-cell>
          <table:table-cell office:value-type="string" calcext:value-type="string">
            <text:p>direct</text:p>
          </table:table-cell>
          <table:table-cell table:formula="of:=[$core_variable.B8]" office:value-type="string" office:string-value="I_BL_MARC_REG" calcext:value-type="string">
            <text:p>I_BL_MARC_REG</text:p>
          </table:table-cell>
          <table:table-cell office:value-type="string" calcext:value-type="string">
            <text:p>input</text:p>
          </table:table-cell>
          <table:table-cell table:number-columns-repeated="2"/>
          <table:table-cell office:value-type="string" calcext:value-type="string">
            <text:p>index of physical register</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8">
          <table:table-cell table:style-name="ce49" office:value-type="string" calcext:value-type="string">
            <text:p>Control status register operand</text:p>
          </table:table-cell>
          <table:table-cell table:style-name="ce49"/>
          <table:table-cell table:style-name="ce49" office:value-type="string" calcext:value-type="string">
            <text:p>m_opr_creg</text:p>
          </table:table-cell>
          <table:table-cell table:style-name="ce49" table:number-columns-repeated="1019"/>
          <table:table-cell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office:value-type="string" calcext:value-type="string">
            <text:p>creg</text:p>
          </table:table-cell>
          <table:table-cell office:value-type="string" calcext:value-type="string">
            <text:p>hirac</text:p>
          </table:table-cell>
          <table:table-cell table:formula="of:=[.C17]" office:value-type="string" office:string-value="m_creg" calcext:value-type="string">
            <text:p>m_creg</text:p>
          </table:table-cell>
          <table:table-cell office:value-type="string" calcext:value-type="string">
            <text:p>same</text:p>
          </table:table-cell>
          <table:table-cell table:number-columns-repeated="1018"/>
        </table:table-row>
        <table:table-row table:style-name="ro8">
          <table:table-cell table:number-columns-repeated="2"/>
          <table:table-cell office:value-type="string" calcext:value-type="string">
            <text:p>status</text:p>
          </table:table-cell>
          <table:table-cell office:value-type="string" calcext:value-type="string">
            <text:p>direct</text:p>
          </table:table-cell>
          <table:table-cell office:value-type="float" office:value="1" calcext:value-type="float">
            <text:p>1</text:p>
          </table:table-cell>
          <table:table-cell office:value-type="string" calcext:value-type="string">
            <text:p>input</text:p>
          </table:table-cell>
          <table:table-cell table:number-columns-repeated="2"/>
          <table:table-cell office:value-type="string" calcext:value-type="string">
            <text:p>status of control status register whether it corrected data</text:p>
          </table:table-cell>
          <table:table-cell table:number-columns-repeated="1015"/>
        </table:table-row>
        <table:table-row table:style-name="ro7">
          <table:table-cell table:number-columns-repeated="2"/>
          <table:table-cell table:style-name="ce56" office:value-type="string" calcext:value-type="string">
            <text:p>index</text:p>
          </table:table-cell>
          <table:table-cell office:value-type="string" calcext:value-type="string">
            <text:p>direct</text:p>
          </table:table-cell>
          <table:table-cell table:formula="of:=[$core_variable.B9]" office:value-type="string" office:string-value="I_BL_MARC_CREG" calcext:value-type="string">
            <text:p>I_BL_MARC_CREG</text:p>
          </table:table-cell>
          <table:table-cell office:value-type="string" calcext:value-type="string">
            <text:p>input</text:p>
          </table:table-cell>
          <table:table-cell table:number-columns-repeated="2"/>
          <table:table-cell office:value-type="string" calcext:value-type="string">
            <text:p>index of control status register</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7">
          <table:table-cell table:style-name="ce49" office:value-type="string" calcext:value-type="string">
            <text:p>imm operand</text:p>
          </table:table-cell>
          <table:table-cell table:style-name="ce49"/>
          <table:table-cell table:style-name="ce49" office:value-type="string" calcext:value-type="string">
            <text:p>m_opr_imm</text:p>
          </table:table-cell>
          <table:table-cell table:style-name="ce49" table:number-columns-repeated="1019"/>
          <table:table-cell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office:value-type="string" calcext:value-type="string">
            <text:p>imm</text:p>
          </table:table-cell>
          <table:table-cell office:value-type="string" calcext:value-type="string">
            <text:p>direct</text:p>
          </table:table-cell>
          <table:table-cell table:formula="of:=[$core_variable.B14]" office:value-type="string" office:string-value="I_BL_EX_UNIT" calcext:value-type="string">
            <text:p>I_BL_EX_UNIT</text:p>
          </table:table-cell>
          <table:table-cell office:value-type="string" calcext:value-type="string">
            <text:p>input</text:p>
          </table:table-cell>
          <table:table-cell table:number-columns-repeated="2"/>
          <table:table-cell office:value-type="string" calcext:value-type="string">
            <text:p>immediate value of operand</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table-cell table:style-name="ce57"/>
          <table:table-cell table:style-name="ce50" table:number-columns-repeated="1018"/>
          <table:table-cell table:style-name="ce132" table:number-columns-repeated="2"/>
        </table:table-row>
        <table:table-row table:style-name="ro9">
          <table:table-cell table:style-name="ce49" office:value-type="string" calcext:value-type="string">
            <text:p>load store operand</text:p>
          </table:table-cell>
          <table:table-cell table:style-name="ce49"/>
          <table:table-cell table:style-name="ce49" office:value-type="string" calcext:value-type="string">
            <text:p>m_opr_ldr</text:p>
          </table:table-cell>
          <table:table-cell table:style-name="ce58"/>
          <table:table-cell table:style-name="ce49" table:number-columns-repeated="4"/>
          <table:table-cell table:style-name="ce49" office:value-type="string" calcext:value-type="string">
            <text:p>operand of load store transaction but that will occur in only rob</text:p>
          </table:table-cell>
          <table:table-cell table:style-name="ce49" table:number-columns-repeated="1013"/>
          <table:table-cell table:style-name="ce63" table:number-columns-repeated="2"/>
        </table:table-row>
        <table:table-row table:style-name="ro7">
          <table:table-cell/>
          <table:table-cell office:value-type="string" calcext:value-type="string">
            <text:p>component</text:p>
          </table:table-cell>
          <table:table-cell/>
          <table:table-cell table:style-name="ce54"/>
          <table:table-cell table:number-columns-repeated="1020"/>
        </table:table-row>
        <table:table-row table:style-name="ro8">
          <table:table-cell table:number-columns-repeated="2"/>
          <table:table-cell office:value-type="string" calcext:value-type="string">
            <text:p>eff_addr</text:p>
          </table:table-cell>
          <table:table-cell table:style-name="ce54" office:value-type="string" calcext:value-type="string">
            <text:p>direct</text:p>
          </table:table-cell>
          <table:table-cell table:formula="of:=[$core_variable.B17]" office:value-type="string" office:string-value="I_BL_MEM_ADDR" calcext:value-type="string">
            <text:p>I_BL_MEM_ADDR</text:p>
          </table:table-cell>
          <table:table-cell office:value-type="string" calcext:value-type="string">
            <text:p>input</text:p>
          </table:table-cell>
          <table:table-cell table:number-columns-repeated="2"/>
          <table:table-cell office:value-type="string" calcext:value-type="string">
            <text:p>effective address. Address memory that will be affected</text:p>
          </table:table-cell>
          <table:table-cell table:number-columns-repeated="1015"/>
        </table:table-row>
        <table:table-row table:style-name="ro7">
          <table:table-cell table:number-columns-repeated="2"/>
          <table:table-cell office:value-type="string" calcext:value-type="string">
            <text:p>eff_size</text:p>
          </table:table-cell>
          <table:table-cell table:style-name="ce54" office:value-type="string" calcext:value-type="string">
            <text:p>direct</text:p>
          </table:table-cell>
          <table:table-cell table:formula="of:=[$core_variable.B18]" office:value-type="string" office:string-value="I_BL_MEM_EFF_SIZE" calcext:value-type="string">
            <text:p>I_BL_MEM_EFF_SIZE</text:p>
          </table:table-cell>
          <table:table-cell office:value-type="string" calcext:value-type="string">
            <text:p>input</text:p>
          </table:table-cell>
          <table:table-cell table:number-columns-repeated="2"/>
          <table:table-cell office:value-type="string" calcext:value-type="string">
            <text:p>effective size</text:p>
          </table:table-cell>
          <table:table-cell table:number-columns-repeated="1015"/>
        </table:table-row>
        <table:table-row table:style-name="ro7">
          <table:table-cell table:number-columns-repeated="2"/>
          <table:table-cell office:value-type="string" calcext:value-type="string">
            <text:p>priv</text:p>
          </table:table-cell>
          <table:table-cell table:style-name="ce54" office:value-type="string" calcext:value-type="string">
            <text:p>direct</text:p>
          </table:table-cell>
          <table:table-cell table:formula="of:=[$core_variable.B27]" office:value-type="string" office:string-value="D_BL_MARC_PRIV" calcext:value-type="string">
            <text:p>D_BL_MARC_PRIV</text:p>
          </table:table-cell>
          <table:table-cell office:value-type="string" calcext:value-type="string">
            <text:p>input</text:p>
          </table:table-cell>
          <table:table-cell table:number-columns-repeated="2"/>
          <table:table-cell office:value-type="string" calcext:value-type="string">
            <text:p>privilege of this transaction</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7">
          <table:table-cell table:style-name="ce51" office:value-type="string" calcext:value-type="string">
            <text:p>-broadcast-</text:p>
          </table:table-cell>
          <table:table-cell table:style-name="ce51" table:number-columns-repeated="1021"/>
          <table:table-cell table:style-name="ce61" table:number-columns-repeated="2"/>
        </table:table-row>
        <table:table-row table:style-name="ro7">
          <table:table-cell table:style-name="ce49" office:value-type="string" calcext:value-type="string">
            <text:p>Rob register broadcast</text:p>
          </table:table-cell>
          <table:table-cell table:style-name="ce49"/>
          <table:table-cell table:style-name="ce49" office:value-type="string" calcext:value-type="string">
            <text:p>m_bc_rob_reg</text:p>
          </table:table-cell>
          <table:table-cell table:style-name="ce58"/>
          <table:table-cell table:style-name="ce49" table:number-columns-repeated="2"/>
          <table:table-cell table:style-name="ce49" office:value-type="string" calcext:value-type="string">
            <text:p>listener of this brode cast</text:p>
          </table:table-cell>
          <table:table-cell table:style-name="ce49" table:number-columns-repeated="1015"/>
          <table:table-cell table:number-columns-repeated="2"/>
        </table:table-row>
        <table:table-row table:style-name="ro7">
          <table:table-cell/>
          <table:table-cell office:value-type="string" calcext:value-type="string">
            <text:p>component</text:p>
          </table:table-cell>
          <table:table-cell/>
          <table:table-cell table:style-name="ce54"/>
          <table:table-cell table:number-columns-repeated="1020"/>
        </table:table-row>
        <table:table-row table:style-name="ro10">
          <table:table-cell table:number-columns-repeated="2"/>
          <table:table-cell office:value-type="string" calcext:value-type="string">
            <text:p>bc_preg</text:p>
          </table:table-cell>
          <table:table-cell table:style-name="ce54" office:value-type="string" calcext:value-type="string">
            <text:p>hirac</text:p>
          </table:table-cell>
          <table:table-cell table:formula="of:=[.C37]" office:value-type="string" office:string-value="m_opr_reg" calcext:value-type="string">
            <text:p>m_opr_reg</text:p>
          </table:table-cell>
          <table:table-cell office:value-type="string" calcext:value-type="string">
            <text:p>same</text:p>
          </table:table-cell>
          <table:table-cell table:number-columns-repeated="2"/>
          <table:table-cell office:value-type="string" calcext:value-type="string">
            <text:p>data tha t describe the needed broad cast value</text:p>
          </table:table-cell>
          <table:table-cell office:value-type="string" calcext:value-type="string">
            <text:p>for now we use status operand to say that re broadcasting</text:p>
          </table:table-cell>
          <table:table-cell table:number-columns-repeated="1014"/>
        </table:table-row>
        <table:table-row table:style-name="ro8">
          <table:table-cell table:number-columns-repeated="2"/>
          <table:table-cell office:value-type="string" calcext:value-type="string">
            <text:p>bc_areg_idx</text:p>
          </table:table-cell>
          <table:table-cell table:style-name="ce54" office:value-type="string" calcext:value-type="string">
            <text:p>direct</text:p>
          </table:table-cell>
          <table:table-cell table:formula="of:=[$core_variable.B7]" office:value-type="string" office:string-value="I_BL_ARC_REG" calcext:value-type="string">
            <text:p>I_BL_ARC_REG</text:p>
          </table:table-cell>
          <table:table-cell office:value-type="string" calcext:value-type="string">
            <text:p>input</text:p>
          </table:table-cell>
          <table:table-cell table:number-columns-repeated="2"/>
          <table:table-cell office:value-type="string" calcext:value-type="string">
            <text:p>index of architecture register index that match to preg which have been broadcasting</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8">
          <table:table-cell table:style-name="ce51" office:value-type="string" calcext:value-type="string">
            <text:p>-micro op and execution data and meta data-</text:p>
          </table:table-cell>
          <table:table-cell table:style-name="ce51" table:number-columns-repeated="1021"/>
          <table:table-cell table:style-name="ce61" table:number-columns-repeated="2"/>
        </table:table-row>
        <table:table-row table:style-name="ro7">
          <table:table-cell table:style-name="ce49" office:value-type="string" calcext:value-type="string">
            <text:p>marc instr resource</text:p>
          </table:table-cell>
          <table:table-cell table:style-name="ce49"/>
          <table:table-cell table:style-name="ce49" office:value-type="string" calcext:value-type="string">
            <text:p>m_op_src</text:p>
          </table:table-cell>
          <table:table-cell table:style-name="ce49" table:number-columns-repeated="3"/>
          <table:table-cell table:style-name="ce49" office:value-type="string" calcext:value-type="string">
            <text:p>reservation station</text:p>
          </table:table-cell>
          <table:table-cell table:style-name="ce49" table:number-columns-repeated="1015"/>
          <table:table-cell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office:value-type="string" calcext:value-type="string">
            <text:p>ex_pip</text:p>
          </table:table-cell>
          <table:table-cell table:style-name="ce54" office:value-type="string" calcext:value-type="string">
            <text:p>direct</text:p>
          </table:table-cell>
          <table:table-cell table:formula="of:=[$core_variable.B27]" office:value-type="string" office:string-value="D_BL_MARC_PRIV" calcext:value-type="string">
            <text:p>D_BL_MARC_PRIV</text:p>
          </table:table-cell>
          <table:table-cell office:value-type="string" calcext:value-type="string">
            <text:p>input</text:p>
          </table:table-cell>
          <table:table-cell table:number-columns-repeated="2"/>
          <table:table-cell office:value-type="string" calcext:value-type="string">
            <text:p>execution pip in each reservation station</text:p>
          </table:table-cell>
          <table:table-cell table:number-columns-repeated="1015"/>
        </table:table-row>
        <table:table-row table:style-name="ro7">
          <table:table-cell table:number-columns-repeated="2"/>
          <table:table-cell office:value-type="string" calcext:value-type="string">
            <text:p>rsv_pip</text:p>
          </table:table-cell>
          <table:table-cell table:style-name="ce54" office:value-type="string" calcext:value-type="string">
            <text:p>direct</text:p>
          </table:table-cell>
          <table:table-cell table:formula="of:=[$core_variable.B11]" office:value-type="string" office:string-value="I_BL_ARC_RPIP" calcext:value-type="string">
            <text:p>I_BL_ARC_RPIP</text:p>
          </table:table-cell>
          <table:table-cell office:value-type="string" calcext:value-type="string">
            <text:p>input</text:p>
          </table:table-cell>
          <table:table-cell table:number-columns-repeated="2"/>
          <table:table-cell office:value-type="string" calcext:value-type="string">
            <text:p>Index of reservation station</text:p>
          </table:table-cell>
          <table:table-cell table:number-columns-repeated="1015"/>
        </table:table-row>
        <table:table-row table:style-name="ro7">
          <table:table-cell table:number-columns-repeated="2"/>
          <table:table-cell office:value-type="string" calcext:value-type="string">
            <text:p>comp_idx</text:p>
          </table:table-cell>
          <table:table-cell table:style-name="ce54" office:value-type="string" calcext:value-type="string">
            <text:p>direct</text:p>
          </table:table-cell>
          <table:table-cell table:formula="of:=[$core_variable.B14]" office:value-type="string" office:string-value="I_BL_EX_UNIT" calcext:value-type="string">
            <text:p>I_BL_EX_UNIT</text:p>
          </table:table-cell>
          <table:table-cell office:value-type="string" calcext:value-type="string">
            <text:p>input</text:p>
          </table:table-cell>
          <table:table-cell table:number-columns-repeated="2"/>
          <table:table-cell office:value-type="string" calcext:value-type="string">
            <text:p>index of alu in each reservation station </text:p>
          </table:table-cell>
          <table:table-cell table:number-columns-repeated="1015"/>
        </table:table-row>
        <table:table-row table:style-name="ro7">
          <table:table-cell table:number-columns-repeated="2"/>
          <table:table-cell office:value-type="string" calcext:value-type="string">
            <text:p>op_num</text:p>
          </table:table-cell>
          <table:table-cell table:style-name="ce54" office:value-type="string" calcext:value-type="string">
            <text:p>direct</text:p>
          </table:table-cell>
          <table:table-cell table:formula="of:=[$core_variable.B26]" office:value-type="string" office:string-value="D_BL_MARC_OP" calcext:value-type="string">
            <text:p>D_BL_MARC_OP</text:p>
          </table:table-cell>
          <table:table-cell office:value-type="string" calcext:value-type="string">
            <text:p>input</text:p>
          </table:table-cell>
          <table:table-cell table:number-columns-repeated="2"/>
          <table:table-cell office:value-type="string" calcext:value-type="string">
            <text:p>operation number</text:p>
          </table:table-cell>
          <table:table-cell table:number-columns-repeated="1015"/>
        </table:table-row>
        <table:table-row table:style-name="ro7">
          <table:table-cell table:number-columns-repeated="2"/>
          <table:table-cell office:value-type="string" calcext:value-type="string">
            <text:p>reg_opr_result</text:p>
          </table:table-cell>
          <table:table-cell table:style-name="ce54" office:value-type="string" calcext:value-type="string">
            <text:p>hirac</text:p>
          </table:table-cell>
          <table:table-cell table:formula="of:=[.C37]" office:value-type="string" office:string-value="m_opr_reg" calcext:value-type="string">
            <text:p>m_opr_reg</text:p>
          </table:table-cell>
          <table:table-cell office:value-type="string" calcext:value-type="string">
            <text:p>same</text:p>
          </table:table-cell>
          <table:table-cell table:number-columns-repeated="2"/>
          <table:table-cell office:value-type="string" calcext:value-type="string">
            <text:p>result of register operand</text:p>
          </table:table-cell>
          <table:table-cell table:number-columns-repeated="1015"/>
        </table:table-row>
        <table:table-row table:style-name="ro7">
          <table:table-cell table:number-columns-repeated="2"/>
          <table:table-cell office:value-type="string" calcext:value-type="string">
            <text:p>reg_opr1</text:p>
          </table:table-cell>
          <table:table-cell office:value-type="string" calcext:value-type="string">
            <text:p>hirac</text:p>
          </table:table-cell>
          <table:table-cell table:formula="of:=[.C37]" office:value-type="string" office:string-value="m_opr_reg" calcext:value-type="string">
            <text:p>m_opr_reg</text:p>
          </table:table-cell>
          <table:table-cell office:value-type="string" calcext:value-type="string">
            <text:p>same</text:p>
          </table:table-cell>
          <table:table-cell table:number-columns-repeated="2"/>
          <table:table-cell office:value-type="string" calcext:value-type="string">
            <text:p>Source of register operand</text:p>
          </table:table-cell>
          <table:table-cell table:number-columns-repeated="1015"/>
        </table:table-row>
        <table:table-row table:style-name="ro7">
          <table:table-cell table:number-columns-repeated="2"/>
          <table:table-cell office:value-type="string" calcext:value-type="string">
            <text:p>reg_opr2</text:p>
          </table:table-cell>
          <table:table-cell office:value-type="string" calcext:value-type="string">
            <text:p>hirac</text:p>
          </table:table-cell>
          <table:table-cell table:formula="of:=[.C37]" office:value-type="string" office:string-value="m_opr_reg" calcext:value-type="string">
            <text:p>m_opr_reg</text:p>
          </table:table-cell>
          <table:table-cell office:value-type="string" calcext:value-type="string">
            <text:p>same</text:p>
          </table:table-cell>
          <table:table-cell table:number-columns-repeated="2"/>
          <table:table-cell office:value-type="string" calcext:value-type="string">
            <text:p>Source of register operand</text:p>
          </table:table-cell>
          <table:table-cell table:number-columns-repeated="1015"/>
        </table:table-row>
        <table:table-row table:style-name="ro11">
          <table:table-cell table:number-columns-repeated="2"/>
          <table:table-cell office:value-type="string" calcext:value-type="string">
            <text:p>creg_opr1</text:p>
          </table:table-cell>
          <table:table-cell office:value-type="string" calcext:value-type="string">
            <text:p>hirac</text:p>
          </table:table-cell>
          <table:table-cell table:formula="of:=[.C43]" office:value-type="string" office:string-value="m_opr_creg" calcext:value-type="string">
            <text:p>m_opr_creg</text:p>
          </table:table-cell>
          <table:table-cell office:value-type="string" calcext:value-type="string">
            <text:p>same</text:p>
          </table:table-cell>
          <table:table-cell table:number-columns-repeated="2"/>
          <table:table-cell office:value-type="string" calcext:value-type="string">
            <text:p>control status register operand </text:p>
          </table:table-cell>
          <table:table-cell office:value-type="string" calcext:value-type="string">
            <text:p>for now we did not focus at c operand</text:p>
          </table:table-cell>
          <table:table-cell table:number-columns-repeated="1014"/>
        </table:table-row>
        <table:table-row table:style-name="ro7">
          <table:table-cell table:number-columns-repeated="2"/>
          <table:table-cell office:value-type="string" calcext:value-type="string">
            <text:p>imm_opr</text:p>
          </table:table-cell>
          <table:table-cell office:value-type="string" calcext:value-type="string">
            <text:p>hirac</text:p>
          </table:table-cell>
          <table:table-cell table:style-name="ce59" table:formula="of:=[.C49]" office:value-type="string" office:string-value="m_opr_imm" calcext:value-type="string">
            <text:p>m_opr_imm</text:p>
          </table:table-cell>
          <table:table-cell office:value-type="string" calcext:value-type="string">
            <text:p>same</text:p>
          </table:table-cell>
          <table:table-cell table:number-columns-repeated="2"/>
          <table:table-cell office:value-type="string" calcext:value-type="string">
            <text:p>imm operand</text:p>
          </table:table-cell>
          <table:table-cell table:number-columns-repeated="1015"/>
        </table:table-row>
        <table:table-row table:style-name="ro7">
          <table:table-cell table:number-columns-repeated="2"/>
          <table:table-cell table:formula="of:=[.C26]" office:value-type="string" office:string-value="a_pc" calcext:value-type="string">
            <text:p>a_pc</text:p>
          </table:table-cell>
          <table:table-cell office:value-type="string" calcext:value-type="string">
            <text:p>hirac</text:p>
          </table:table-cell>
          <table:table-cell table:formula="of:=[.C26]" office:value-type="string" office:string-value="a_pc" calcext:value-type="string">
            <text:p>a_pc</text:p>
          </table:table-cell>
          <table:table-cell office:value-type="string" calcext:value-type="string">
            <text:p>same</text:p>
          </table:table-cell>
          <table:table-cell table:number-columns-repeated="2"/>
          <table:table-cell office:value-type="string" calcext:value-type="string">
            <text:p>current program counter</text:p>
          </table:table-cell>
          <table:table-cell table:number-columns-repeated="1015"/>
        </table:table-row>
        <table:table-row table:style-name="ro7">
          <table:table-cell table:number-columns-repeated="2"/>
          <table:table-cell office:value-type="string" calcext:value-type="string">
            <text:p>a_pc_next</text:p>
          </table:table-cell>
          <table:table-cell office:value-type="string" calcext:value-type="string">
            <text:p>hirac</text:p>
          </table:table-cell>
          <table:table-cell table:formula="of:=[.C26]" office:value-type="string" office:string-value="a_pc" calcext:value-type="string">
            <text:p>a_pc</text:p>
          </table:table-cell>
          <table:table-cell office:value-type="string" calcext:value-type="string">
            <text:p>same</text:p>
          </table:table-cell>
          <table:table-cell table:number-columns-repeated="2"/>
          <table:table-cell office:value-type="string" calcext:value-type="string">
            <text:p>next program counter</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7">
          <table:table-cell table:style-name="ce49" office:value-type="string" calcext:value-type="string">
            <text:p>marc instr result</text:p>
          </table:table-cell>
          <table:table-cell table:style-name="ce49"/>
          <table:table-cell table:style-name="ce49" office:value-type="string" calcext:value-type="string">
            <text:p>m_op_rst</text:p>
          </table:table-cell>
          <table:table-cell table:style-name="ce49" table:number-columns-repeated="3"/>
          <table:table-cell table:style-name="ce49" office:value-type="string" calcext:value-type="string">
            <text:p>rob result injection side</text:p>
          </table:table-cell>
          <table:table-cell table:style-name="ce49" table:number-columns-repeated="1015"/>
          <table:table-cell table:style-name="ce63" table:number-columns-repeated="2"/>
        </table:table-row>
        <table:table-row table:style-name="ro7">
          <table:table-cell/>
          <table:table-cell office:value-type="string" calcext:value-type="string">
            <text:p>component</text:p>
          </table:table-cell>
          <table:table-cell table:number-columns-repeated="1020"/>
          <table:table-cell table:style-name="ce64" table:number-columns-repeated="2"/>
        </table:table-row>
        <table:table-row table:style-name="ro7">
          <table:table-cell table:number-columns-repeated="2"/>
          <table:table-cell office:value-type="string" calcext:value-type="string">
            <text:p>trapC</text:p>
          </table:table-cell>
          <table:table-cell office:value-type="string" calcext:value-type="string">
            <text:p>direct</text:p>
          </table:table-cell>
          <table:table-cell table:formula="of:=[$core_variable.B15]" office:value-type="string" office:string-value="I_BL_TRAPC" calcext:value-type="string">
            <text:p>I_BL_TRAPC</text:p>
          </table:table-cell>
          <table:table-cell office:value-type="string" calcext:value-type="string">
            <text:p>input</text:p>
          </table:table-cell>
          <table:table-cell table:number-columns-repeated="2"/>
          <table:table-cell office:value-type="string" calcext:value-type="string">
            <text:p>trap cource of the instruction</text:p>
          </table:table-cell>
          <table:table-cell table:number-columns-repeated="1013"/>
          <table:table-cell table:style-name="ce64" table:number-columns-repeated="2"/>
        </table:table-row>
        <table:table-row table:style-name="ro7">
          <table:table-cell table:number-columns-repeated="2"/>
          <table:table-cell office:value-type="string" calcext:value-type="string">
            <text:p>reg_opr_result</text:p>
          </table:table-cell>
          <table:table-cell office:value-type="string" calcext:value-type="string">
            <text:p>hirac</text:p>
          </table:table-cell>
          <table:table-cell table:formula="of:=[.C37]" office:value-type="string" office:string-value="m_opr_reg" calcext:value-type="string">
            <text:p>m_opr_reg</text:p>
          </table:table-cell>
          <table:table-cell office:value-type="string" calcext:value-type="string">
            <text:p>same</text:p>
          </table:table-cell>
          <table:table-cell table:number-columns-repeated="2"/>
          <table:table-cell office:value-type="string" calcext:value-type="string">
            <text:p>Reg result operand </text:p>
          </table:table-cell>
          <table:table-cell table:number-columns-repeated="1013"/>
          <table:table-cell table:style-name="ce64" table:number-columns-repeated="2"/>
        </table:table-row>
        <table:table-row table:style-name="ro12">
          <table:table-cell table:number-columns-repeated="2"/>
          <table:table-cell office:value-type="string" calcext:value-type="string">
            <text:p>creg_opr_result</text:p>
          </table:table-cell>
          <table:table-cell office:value-type="string" calcext:value-type="string">
            <text:p>hirac</text:p>
          </table:table-cell>
          <table:table-cell table:formula="of:=[.C43]" office:value-type="string" office:string-value="m_opr_creg" calcext:value-type="string">
            <text:p>m_opr_creg</text:p>
          </table:table-cell>
          <table:table-cell office:value-type="string" calcext:value-type="string">
            <text:p>same</text:p>
          </table:table-cell>
          <table:table-cell table:number-columns-repeated="2"/>
          <table:table-cell office:value-type="string" calcext:value-type="string">
            <text:p>creg result operand</text:p>
          </table:table-cell>
          <table:table-cell table:number-columns-repeated="1013"/>
          <table:table-cell table:style-name="ce64" table:number-columns-repeated="2"/>
        </table:table-row>
        <table:table-row table:style-name="ro7">
          <table:table-cell table:number-columns-repeated="2"/>
          <table:table-cell office:value-type="string" calcext:value-type="string">
            <text:p>ld_opr_result</text:p>
          </table:table-cell>
          <table:table-cell office:value-type="string" calcext:value-type="string">
            <text:p>hirac</text:p>
          </table:table-cell>
          <table:table-cell table:formula="of:=[.C53]" office:value-type="string" office:string-value="m_opr_ldr" calcext:value-type="string">
            <text:p>m_opr_ldr</text:p>
          </table:table-cell>
          <table:table-cell office:value-type="string" calcext:value-type="string">
            <text:p>same</text:p>
          </table:table-cell>
          <table:table-cell table:number-columns-repeated="2"/>
          <table:table-cell office:value-type="string" calcext:value-type="string">
            <text:p>load store result operand</text:p>
          </table:table-cell>
          <table:table-cell table:number-columns-repeated="1013"/>
          <table:table-cell table:style-name="ce64" table:number-columns-repeated="2"/>
        </table:table-row>
        <table:table-row table:style-name="ro7">
          <table:table-cell table:number-columns-repeated="2"/>
          <table:table-cell office:value-type="string" calcext:value-type="string">
            <text:p>a_pc_next</text:p>
          </table:table-cell>
          <table:table-cell office:value-type="string" calcext:value-type="string">
            <text:p>hirac</text:p>
          </table:table-cell>
          <table:table-cell table:formula="of:=[.C26]" office:value-type="string" office:string-value="a_pc" calcext:value-type="string">
            <text:p>a_pc</text:p>
          </table:table-cell>
          <table:table-cell office:value-type="string" calcext:value-type="string">
            <text:p>same</text:p>
          </table:table-cell>
          <table:table-cell table:number-columns-repeated="2"/>
          <table:table-cell office:value-type="string" calcext:value-type="string">
            <text:p>next program counter</text:p>
          </table:table-cell>
          <table:table-cell table:number-columns-repeated="1013"/>
          <table:table-cell table:style-name="ce64" table:number-columns-repeated="2"/>
        </table:table-row>
        <table:table-row table:style-name="ro7">
          <table:table-cell table:style-name="ce50" table:number-columns-repeated="1022"/>
          <table:table-cell table:number-columns-repeated="2"/>
        </table:table-row>
        <table:table-row table:style-name="ro7">
          <table:table-cell table:style-name="ce51" office:value-type="string" calcext:value-type="string">
            <text:p>-resource call and com-</text:p>
          </table:table-cell>
          <table:table-cell table:style-name="ce51" table:number-columns-repeated="1021"/>
          <table:table-cell table:style-name="ce61" table:number-columns-repeated="2"/>
        </table:table-row>
        <table:table-row table:style-name="ro8">
          <table:table-cell table:style-name="ce49" office:value-type="string" calcext:value-type="string">
            <text:p>a2p register call</text:p>
          </table:table-cell>
          <table:table-cell table:style-name="ce49"/>
          <table:table-cell table:style-name="ce49" office:value-type="string" calcext:value-type="string">
            <text:p>c_reg_a2p</text:p>
          </table:table-cell>
          <table:table-cell table:style-name="ce49" table:number-columns-repeated="3"/>
          <table:table-cell table:style-name="ce49" office:value-type="string" calcext:value-type="string">
            <text:p>register manager resource call side</text:p>
          </table:table-cell>
          <table:table-cell table:style-name="ce49" table:number-columns-repeated="1015"/>
          <table:table-cell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office:value-type="string" calcext:value-type="string">
            <text:p>ret</text:p>
          </table:table-cell>
          <table:table-cell office:value-type="string" calcext:value-type="string">
            <text:p>hirac</text:p>
          </table:table-cell>
          <table:table-cell table:formula="of:=[.C37]" office:value-type="string" office:string-value="m_opr_reg" calcext:value-type="string">
            <text:p>m_opr_reg</text:p>
          </table:table-cell>
          <table:table-cell office:value-type="string" calcext:value-type="string">
            <text:p>inv</text:p>
          </table:table-cell>
          <table:table-cell table:number-columns-repeated="2"/>
          <table:table-cell office:value-type="string" calcext:value-type="string">
            <text:p>return physical register data and metadata</text:p>
          </table:table-cell>
          <table:table-cell table:number-columns-repeated="1015"/>
        </table:table-row>
        <table:table-row table:style-name="ro7">
          <table:table-cell table:number-columns-repeated="2"/>
          <table:table-cell office:value-type="string" calcext:value-type="string">
            <text:p>call</text:p>
          </table:table-cell>
          <table:table-cell office:value-type="string" calcext:value-type="string">
            <text:p>direct</text:p>
          </table:table-cell>
          <table:table-cell table:formula="of:=[$core_variable.B7]" office:value-type="string" office:string-value="I_BL_ARC_REG" calcext:value-type="string">
            <text:p>I_BL_ARC_REG</text:p>
          </table:table-cell>
          <table:table-cell office:value-type="string" calcext:value-type="string">
            <text:p>input</text:p>
          </table:table-cell>
          <table:table-cell table:number-columns-repeated="2"/>
          <table:table-cell office:value-type="string" calcext:value-type="string">
            <text:p>request by using arch register idx element</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8">
          <table:table-cell table:style-name="ce49" office:value-type="string" calcext:value-type="string">
            <text:p>a2p control status register call</text:p>
          </table:table-cell>
          <table:table-cell table:style-name="ce49"/>
          <table:table-cell table:style-name="ce49" office:value-type="string" calcext:value-type="string">
            <text:p>c_creg_a2p</text:p>
          </table:table-cell>
          <table:table-cell table:style-name="ce49" table:number-columns-repeated="3"/>
          <table:table-cell table:style-name="ce49" office:value-type="string" calcext:value-type="string">
            <text:p>register mng resouce call size side</text:p>
          </table:table-cell>
          <table:table-cell table:style-name="ce49" table:number-columns-repeated="1015"/>
          <table:table-cell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office:value-type="string" calcext:value-type="string">
            <text:p>ret</text:p>
          </table:table-cell>
          <table:table-cell office:value-type="string" calcext:value-type="string">
            <text:p>hirac</text:p>
          </table:table-cell>
          <table:table-cell table:formula="of:=[.C43]" office:value-type="string" office:string-value="m_opr_creg" calcext:value-type="string">
            <text:p>m_opr_creg</text:p>
          </table:table-cell>
          <table:table-cell office:value-type="string" calcext:value-type="string">
            <text:p>inv</text:p>
          </table:table-cell>
          <table:table-cell table:number-columns-repeated="2"/>
          <table:table-cell office:value-type="string" calcext:value-type="string">
            <text:p>return physical register data and metadata</text:p>
          </table:table-cell>
          <table:table-cell table:number-columns-repeated="1015"/>
        </table:table-row>
        <table:table-row table:style-name="ro7">
          <table:table-cell table:number-columns-repeated="2"/>
          <table:table-cell office:value-type="string" calcext:value-type="string">
            <text:p>call</text:p>
          </table:table-cell>
          <table:table-cell office:value-type="string" calcext:value-type="string">
            <text:p>direct</text:p>
          </table:table-cell>
          <table:table-cell table:formula="of:=[$core_variable.B9]" office:value-type="string" office:string-value="I_BL_MARC_CREG" calcext:value-type="string">
            <text:p>I_BL_MARC_CREG</text:p>
          </table:table-cell>
          <table:table-cell office:value-type="string" calcext:value-type="string">
            <text:p>input</text:p>
          </table:table-cell>
          <table:table-cell table:number-columns-repeated="2"/>
          <table:table-cell office:value-type="string" calcext:value-type="string">
            <text:p>request by using arch register idx element</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7">
          <table:table-cell table:style-name="ce49" office:value-type="string" calcext:value-type="string">
            <text:p>rob resource call</text:p>
          </table:table-cell>
          <table:table-cell table:style-name="ce49"/>
          <table:table-cell table:style-name="ce49" office:value-type="string" calcext:value-type="string">
            <text:p>c_rob_init</text:p>
          </table:table-cell>
          <table:table-cell table:style-name="ce49" table:number-columns-repeated="3"/>
          <table:table-cell table:style-name="ce49" office:value-type="string" calcext:value-type="string">
            <text:p>rob initialize side</text:p>
          </table:table-cell>
          <table:table-cell table:style-name="ce49" table:number-columns-repeated="1015"/>
          <table:table-cell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office:value-type="string" calcext:value-type="string">
            <text:p>rob_idx</text:p>
          </table:table-cell>
          <table:table-cell office:value-type="string" calcext:value-type="string">
            <text:p>direct</text:p>
          </table:table-cell>
          <table:table-cell table:formula="of:=[$core_variable.B8]" office:value-type="string" office:string-value="I_BL_MARC_REG" calcext:value-type="string">
            <text:p>I_BL_MARC_REG</text:p>
          </table:table-cell>
          <table:table-cell office:value-type="string" calcext:value-type="string">
            <text:p>output</text:p>
          </table:table-cell>
          <table:table-cell table:number-columns-repeated="2"/>
          <table:table-cell office:value-type="string" calcext:value-type="string">
            <text:p>return index of physical register that request to rob</text:p>
          </table:table-cell>
          <table:table-cell table:number-columns-repeated="1015"/>
        </table:table-row>
        <table:table-row table:style-name="ro8">
          <table:table-cell table:number-columns-repeated="2"/>
          <table:table-cell office:value-type="string" calcext:value-type="string">
            <text:p>mop</text:p>
          </table:table-cell>
          <table:table-cell office:value-type="string" calcext:value-type="string">
            <text:p>hirac</text:p>
          </table:table-cell>
          <table:table-cell table:formula="of:=[.C66]" office:value-type="string" office:string-value="m_op_src" calcext:value-type="string">
            <text:p>m_op_src</text:p>
          </table:table-cell>
          <table:table-cell office:value-type="string" calcext:value-type="string">
            <text:p>same</text:p>
          </table:table-cell>
          <table:table-cell table:number-columns-repeated="2"/>
          <table:table-cell office:value-type="string" calcext:value-type="string">
            <text:p>microp for rob call may be used to guid rob to initialize rob resource</text:p>
          </table:table-cell>
          <table:table-cell table:number-columns-repeated="1015"/>
        </table:table-row>
        <table:table-row table:style-name="ro7">
          <table:table-cell table:number-columns-repeated="2"/>
          <table:table-cell office:value-type="string" calcext:value-type="string">
            <text:p>req</text:p>
          </table:table-cell>
          <table:table-cell office:value-type="string" calcext:value-type="string">
            <text:p>hirac</text:p>
          </table:table-cell>
          <table:table-cell table:formula="of:=[.C7]" office:value-type="string" office:string-value="c_block" calcext:value-type="string">
            <text:p>c_block</text:p>
          </table:table-cell>
          <table:table-cell office:value-type="string" calcext:value-type="string">
            <text:p>same</text:p>
          </table:table-cell>
          <table:table-cell table:number-columns-repeated="2"/>
          <table:table-cell office:value-type="string" calcext:value-type="string">
            <text:p>request signal</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7">
          <table:table-cell table:style-name="ce49" office:value-type="string" calcext:value-type="string">
            <text:p>lsq resource call</text:p>
          </table:table-cell>
          <table:table-cell table:style-name="ce49"/>
          <table:table-cell table:style-name="ce49" office:value-type="string" calcext:value-type="string">
            <text:p>c_lsq_init</text:p>
          </table:table-cell>
          <table:table-cell table:style-name="ce49" table:number-columns-repeated="3"/>
          <table:table-cell table:style-name="ce49" office:value-type="string" calcext:value-type="string">
            <text:p>load store queue receive size</text:p>
          </table:table-cell>
          <table:table-cell table:style-name="ce49" table:number-columns-repeated="1015"/>
          <table:table-cell table:style-name="ce63" table:number-columns-repeated="2"/>
        </table:table-row>
        <table:table-row table:style-name="ro7">
          <table:table-cell/>
          <table:table-cell office:value-type="string" calcext:value-type="string">
            <text:p>component</text:p>
          </table:table-cell>
          <table:table-cell table:number-columns-repeated="1020"/>
          <table:table-cell table:style-name="ce64" table:number-columns-repeated="2"/>
        </table:table-row>
        <table:table-row table:style-name="ro7">
          <table:table-cell table:number-columns-repeated="2"/>
          <table:table-cell office:value-type="string" calcext:value-type="string">
            <text:p>isLoad</text:p>
          </table:table-cell>
          <table:table-cell office:value-type="string" calcext:value-type="string">
            <text:p>direct</text:p>
          </table:table-cell>
          <table:table-cell office:value-type="float" office:value="1" calcext:value-type="float">
            <text:p>1</text:p>
          </table:table-cell>
          <table:table-cell office:value-type="string" calcext:value-type="string">
            <text:p>input</text:p>
          </table:table-cell>
          <table:table-cell table:number-columns-repeated="2"/>
          <table:table-cell office:value-type="string" calcext:value-type="string">
            <text:p>identify that it is load or store transaction</text:p>
          </table:table-cell>
          <table:table-cell table:number-columns-repeated="1013"/>
          <table:table-cell table:style-name="ce64" table:number-columns-repeated="2"/>
        </table:table-row>
        <table:table-row table:style-name="ro7">
          <table:table-cell table:number-columns-repeated="2"/>
          <table:table-cell office:value-type="string" calcext:value-type="string">
            <text:p>req</text:p>
          </table:table-cell>
          <table:table-cell office:value-type="string" calcext:value-type="string">
            <text:p>hirac</text:p>
          </table:table-cell>
          <table:table-cell table:formula="of:=[.C7]" office:value-type="string" office:string-value="c_block" calcext:value-type="string">
            <text:p>c_block</text:p>
          </table:table-cell>
          <table:table-cell office:value-type="string" calcext:value-type="string">
            <text:p>same</text:p>
          </table:table-cell>
          <table:table-cell table:number-columns-repeated="2"/>
          <table:table-cell office:value-type="string" calcext:value-type="string">
            <text:p>request signal to fill load store queue</text:p>
          </table:table-cell>
          <table:table-cell table:number-columns-repeated="1013"/>
          <table:table-cell table:style-name="ce64" table:number-columns-repeated="2"/>
        </table:table-row>
        <table:table-row table:style-name="ro11">
          <table:table-cell table:number-columns-repeated="2"/>
          <table:table-cell office:value-type="string" calcext:value-type="string">
            <text:p>reg_opr</text:p>
          </table:table-cell>
          <table:table-cell office:value-type="string" calcext:value-type="string">
            <text:p>hirac</text:p>
          </table:table-cell>
          <table:table-cell table:formula="of:=[.C37]" office:value-type="string" office:string-value="m_opr_reg" calcext:value-type="string">
            <text:p>m_opr_reg</text:p>
          </table:table-cell>
          <table:table-cell office:value-type="string" calcext:value-type="string">
            <text:p>same</text:p>
          </table:table-cell>
          <table:table-cell table:number-columns-repeated="2"/>
          <table:table-cell office:value-type="string" calcext:value-type="string">
            <text:p>case load this operand is used to identify where loaded data must be store to. While store case is used to be source data of the address</text:p>
          </table:table-cell>
          <table:table-cell table:number-columns-repeated="1013"/>
          <table:table-cell table:style-name="ce64" table:number-columns-repeated="2"/>
        </table:table-row>
        <table:table-row table:style-name="ro7">
          <table:table-cell table:number-columns-repeated="2"/>
          <table:table-cell office:value-type="string" calcext:value-type="string">
            <text:p>mem_opr</text:p>
          </table:table-cell>
          <table:table-cell office:value-type="string" calcext:value-type="string">
            <text:p>hirac</text:p>
          </table:table-cell>
          <table:table-cell table:formula="of:=[.C53]" office:value-type="string" office:string-value="m_opr_ldr" calcext:value-type="string">
            <text:p>m_opr_ldr</text:p>
          </table:table-cell>
          <table:table-cell office:value-type="string" calcext:value-type="string">
            <text:p>same</text:p>
          </table:table-cell>
          <table:table-cell table:number-columns-repeated="2"/>
          <table:table-cell office:value-type="string" calcext:value-type="string">
            <text:p>address of <text:s/>memory for load store transaction</text:p>
          </table:table-cell>
          <table:table-cell table:number-columns-repeated="1013"/>
          <table:table-cell table:style-name="ce64" table:number-columns-repeated="2"/>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8">
          <table:table-cell table:style-name="ce49" office:value-type="string" calcext:value-type="string">
            <text:p>new instr resource call</text:p>
          </table:table-cell>
          <table:table-cell table:style-name="ce49"/>
          <table:table-cell table:style-name="ce49" office:value-type="string" calcext:value-type="string">
            <text:p>c_instr_req</text:p>
          </table:table-cell>
          <table:table-cell table:style-name="ce49" table:number-columns-repeated="3"/>
          <table:table-cell table:style-name="ce49" office:value-type="string" calcext:value-type="string">
            <text:p>rob initialize and register mng size</text:p>
          </table:table-cell>
          <table:table-cell table:style-name="ce49" table:number-columns-repeated="1015"/>
          <table:table-cell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office:value-type="string" calcext:value-type="string">
            <text:p>r1_call</text:p>
          </table:table-cell>
          <table:table-cell office:value-type="string" calcext:value-type="string">
            <text:p>hirac</text:p>
          </table:table-cell>
          <table:table-cell table:formula="of:=[.C89]" office:value-type="string" office:string-value="c_reg_a2p" calcext:value-type="string">
            <text:p>c_reg_a2p</text:p>
          </table:table-cell>
          <table:table-cell office:value-type="string" calcext:value-type="string">
            <text:p>same</text:p>
          </table:table-cell>
          <table:table-cell table:number-columns-repeated="2"/>
          <table:table-cell office:value-type="string" calcext:value-type="string">
            <text:p>call resource for r1 register</text:p>
          </table:table-cell>
          <table:table-cell table:number-columns-repeated="1015"/>
        </table:table-row>
        <table:table-row table:style-name="ro7">
          <table:table-cell table:number-columns-repeated="2"/>
          <table:table-cell office:value-type="string" calcext:value-type="string">
            <text:p>r2_call</text:p>
          </table:table-cell>
          <table:table-cell office:value-type="string" calcext:value-type="string">
            <text:p>hirac</text:p>
          </table:table-cell>
          <table:table-cell table:formula="of:=[.C89]" office:value-type="string" office:string-value="c_reg_a2p" calcext:value-type="string">
            <text:p>c_reg_a2p</text:p>
          </table:table-cell>
          <table:table-cell office:value-type="string" calcext:value-type="string">
            <text:p>same</text:p>
          </table:table-cell>
          <table:table-cell table:number-columns-repeated="2"/>
          <table:table-cell office:value-type="string" calcext:value-type="string">
            <text:p>call resource for r2 register</text:p>
          </table:table-cell>
          <table:table-cell table:number-columns-repeated="1015"/>
        </table:table-row>
        <table:table-row table:style-name="ro7">
          <table:table-cell table:number-columns-repeated="2"/>
          <table:table-cell office:value-type="string" calcext:value-type="string">
            <text:p>cr_call</text:p>
          </table:table-cell>
          <table:table-cell office:value-type="string" calcext:value-type="string">
            <text:p>hirac</text:p>
          </table:table-cell>
          <table:table-cell table:formula="of:=[.C94]" office:value-type="string" office:string-value="c_creg_a2p" calcext:value-type="string">
            <text:p>c_creg_a2p</text:p>
          </table:table-cell>
          <table:table-cell office:value-type="string" calcext:value-type="string">
            <text:p>same</text:p>
          </table:table-cell>
          <table:table-cell table:number-columns-repeated="2"/>
          <table:table-cell office:value-type="string" calcext:value-type="string">
            <text:p>call resource for control status register</text:p>
          </table:table-cell>
          <table:table-cell table:number-columns-repeated="1015"/>
        </table:table-row>
        <table:table-row table:style-name="ro7">
          <table:table-cell table:number-columns-repeated="2"/>
          <table:table-cell office:value-type="string" calcext:value-type="string">
            <text:p>rob_res_call</text:p>
          </table:table-cell>
          <table:table-cell office:value-type="string" calcext:value-type="string">
            <text:p>hirac</text:p>
          </table:table-cell>
          <table:table-cell table:formula="of:=[.C99]" office:value-type="string" office:string-value="c_rob_init" calcext:value-type="string">
            <text:p>c_rob_init</text:p>
          </table:table-cell>
          <table:table-cell office:value-type="string" calcext:value-type="string">
            <text:p>same</text:p>
          </table:table-cell>
          <table:table-cell table:number-columns-repeated="2"/>
          <table:table-cell office:value-type="string" calcext:value-type="string">
            <text:p>call resource for reorder buffer</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8">
          <table:table-cell table:style-name="ce7" office:value-type="string" calcext:value-type="string">
            <text:p>rob fill call</text:p>
          </table:table-cell>
          <table:table-cell table:style-name="ce7"/>
          <table:table-cell table:style-name="ce7" office:value-type="string" calcext:value-type="string">
            <text:p>c_rob_fill_req</text:p>
          </table:table-cell>
          <table:table-cell table:style-name="ce7" table:number-columns-repeated="3"/>
          <table:table-cell table:style-name="ce7" office:value-type="string" calcext:value-type="string">
            <text:p>rob</text:p>
          </table:table-cell>
          <table:table-cell table:style-name="ce7"/>
          <table:table-cell table:style-name="ce7" office:value-type="string" calcext:value-type="string">
            <text:p>specify that rob where execute unit is needed to fill</text:p>
          </table:table-cell>
          <table:table-cell table:style-name="ce7" table:number-columns-repeated="1013"/>
          <table:table-cell table:style-name="ce24" table:number-columns-repeated="2"/>
        </table:table-row>
        <table:table-row table:style-name="ro7">
          <table:table-cell/>
          <table:table-cell office:value-type="string" calcext:value-type="string">
            <text:p>component</text:p>
          </table:table-cell>
          <table:table-cell table:number-columns-repeated="1020"/>
          <table:table-cell table:style-name="ce64" table:number-columns-repeated="2"/>
        </table:table-row>
        <table:table-row table:style-name="ro7">
          <table:table-cell table:number-columns-repeated="2"/>
          <table:table-cell office:value-type="string" calcext:value-type="string">
            <text:p>req</text:p>
          </table:table-cell>
          <table:table-cell office:value-type="string" calcext:value-type="string">
            <text:p>hirac</text:p>
          </table:table-cell>
          <table:table-cell table:formula="of:=[.C7]" office:value-type="string" office:string-value="c_block" calcext:value-type="string">
            <text:p>c_block</text:p>
          </table:table-cell>
          <table:table-cell office:value-type="string" calcext:value-type="string">
            <text:p>same</text:p>
          </table:table-cell>
          <table:table-cell table:number-columns-repeated="1016"/>
          <table:table-cell table:style-name="ce64" table:number-columns-repeated="2"/>
        </table:table-row>
        <table:table-row table:style-name="ro7">
          <table:table-cell table:number-columns-repeated="2"/>
          <table:table-cell office:value-type="string" calcext:value-type="string">
            <text:p>ex_idx</text:p>
          </table:table-cell>
          <table:table-cell office:value-type="string" calcext:value-type="string">
            <text:p>direct</text:p>
          </table:table-cell>
          <table:table-cell table:formula="of:=[$core_variable.$B$12]" office:value-type="string" office:string-value="I_BL_EX_PIP" calcext:value-type="string">
            <text:p>I_BL_EX_PIP</text:p>
          </table:table-cell>
          <table:table-cell office:value-type="string" calcext:value-type="string">
            <text:p>input</text:p>
          </table:table-cell>
          <table:table-cell table:number-columns-repeated="2"/>
          <table:table-cell office:value-type="string" calcext:value-type="string">
            <text:p>index of execution pipe in reservation station</text:p>
          </table:table-cell>
          <table:table-cell table:number-columns-repeated="1013"/>
          <table:table-cell table:style-name="ce64" table:number-columns-repeated="2"/>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8">
          <table:table-cell table:style-name="ce49" office:value-type="string" calcext:value-type="string">
            <text:p>computed instr fill rob</text:p>
          </table:table-cell>
          <table:table-cell table:style-name="ce49"/>
          <table:table-cell table:style-name="ce49" office:value-type="string" calcext:value-type="string">
            <text:p>c_rob_ex_fill</text:p>
          </table:table-cell>
          <table:table-cell table:style-name="ce49" table:number-columns-repeated="3"/>
          <table:table-cell table:style-name="ce49" office:value-type="string" calcext:value-type="string">
            <text:p>rob</text:p>
          </table:table-cell>
          <table:table-cell table:style-name="ce49"/>
          <table:table-cell table:style-name="ce49" office:value-type="string" calcext:value-type="string">
            <text:p>this is used for last execution unit, before inject to rob</text:p>
          </table:table-cell>
          <table:table-cell table:style-name="ce49" table:number-columns-repeated="1013"/>
          <table:table-cell table:style-name="ce63" table:number-columns-repeated="2"/>
        </table:table-row>
        <table:table-row table:style-name="ro7">
          <table:table-cell/>
          <table:table-cell office:value-type="string" calcext:value-type="string">
            <text:p>component</text:p>
          </table:table-cell>
          <table:table-cell table:number-columns-repeated="1022"/>
        </table:table-row>
        <table:table-row table:style-name="ro6">
          <table:table-cell table:number-columns-repeated="2"/>
          <table:table-cell office:value-type="string" calcext:value-type="string">
            <text:p>result</text:p>
          </table:table-cell>
          <table:table-cell office:value-type="string" calcext:value-type="string">
            <text:p>hirac</text:p>
          </table:table-cell>
          <table:table-cell table:formula="of:=[.C80]" office:value-type="string" office:string-value="m_op_rst" calcext:value-type="string">
            <text:p>m_op_rst</text:p>
          </table:table-cell>
          <table:table-cell office:value-type="string" calcext:value-type="string">
            <text:p>same</text:p>
          </table:table-cell>
          <table:table-cell table:number-columns-repeated="2"/>
          <table:table-cell office:value-type="string" calcext:value-type="string">
            <text:p>central interface for rob injecting</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8">
          <table:table-cell table:style-name="ce49" office:value-type="string" calcext:value-type="string">
            <text:p>fill execution unit</text:p>
          </table:table-cell>
          <table:table-cell table:style-name="ce49"/>
          <table:table-cell table:style-name="ce49" office:value-type="string" calcext:value-type="string">
            <text:p>c_ex_fill</text:p>
          </table:table-cell>
          <table:table-cell table:style-name="ce49" table:number-columns-repeated="3"/>
          <table:table-cell table:style-name="ce49" office:value-type="string" calcext:value-type="string">
            <text:p>execution unit</text:p>
          </table:table-cell>
          <table:table-cell table:style-name="ce49"/>
          <table:table-cell table:style-name="ce49" office:value-type="string" calcext:value-type="string">
            <text:p>this is used for execution unit which is not connected to rob</text:p>
          </table:table-cell>
          <table:table-cell table:style-name="ce49" table:number-columns-repeated="1013"/>
          <table:table-cell table:style-name="ce63"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office:value-type="string" calcext:value-type="string">
            <text:p>req</text:p>
          </table:table-cell>
          <table:table-cell office:value-type="string" calcext:value-type="string">
            <text:p>hirac</text:p>
          </table:table-cell>
          <table:table-cell table:formula="of:=[.C7]" office:value-type="string" office:string-value="c_block" calcext:value-type="string">
            <text:p>c_block</text:p>
          </table:table-cell>
          <table:table-cell office:value-type="string" calcext:value-type="string">
            <text:p>same</text:p>
          </table:table-cell>
          <table:table-cell table:number-columns-repeated="2"/>
          <table:table-cell office:value-type="string" calcext:value-type="string">
            <text:p>request signal to fill data to rob</text:p>
          </table:table-cell>
          <table:table-cell table:number-columns-repeated="1015"/>
        </table:table-row>
        <table:table-row table:style-name="ro8">
          <table:table-cell table:number-columns-repeated="2"/>
          <table:table-cell office:value-type="string" calcext:value-type="string">
            <text:p>mop</text:p>
          </table:table-cell>
          <table:table-cell office:value-type="string" calcext:value-type="string">
            <text:p>hirac</text:p>
          </table:table-cell>
          <table:table-cell table:formula="of:=[.C66]" office:value-type="string" office:string-value="m_op_src" calcext:value-type="string">
            <text:p>m_op_src</text:p>
          </table:table-cell>
          <table:table-cell office:value-type="string" calcext:value-type="string">
            <text:p>same</text:p>
          </table:table-cell>
          <table:table-cell table:number-columns-repeated="2"/>
          <table:table-cell office:value-type="string" calcext:value-type="string">
            <text:p>microp to order execution unit(eu) to execute correct option and provide data for eu</text:p>
          </table:table-cell>
          <table:table-cell table:number-columns-repeated="1015"/>
        </table:table-row>
        <table:table-row table:style-name="ro13">
          <table:table-cell table:number-columns-repeated="2"/>
          <table:table-cell office:value-type="string" calcext:value-type="string">
            <text:p>result</text:p>
          </table:table-cell>
          <table:table-cell office:value-type="string" calcext:value-type="string">
            <text:p>hirac</text:p>
          </table:table-cell>
          <table:table-cell table:formula="of:=[.C85]" office:value-type="string" office:string-value="ld_opr_result" calcext:value-type="string">
            <text:p>ld_opr_result</text:p>
          </table:table-cell>
          <table:table-cell office:value-type="string" calcext:value-type="string">
            <text:p>inv</text:p>
          </table:table-cell>
          <table:table-cell table:number-columns-repeated="2"/>
          <table:table-cell office:value-type="string" calcext:value-type="string">
            <text:p>central interface for receive result value from prior execution unit</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7">
          <table:table-cell table:style-name="ce49" office:value-type="string" calcext:value-type="string">
            <text:p>loaded lsq fill rob</text:p>
          </table:table-cell>
          <table:table-cell table:style-name="ce49"/>
          <table:table-cell table:style-name="ce49" office:value-type="string" calcext:value-type="string">
            <text:p>c_lsq_rob_fill</text:p>
          </table:table-cell>
          <table:table-cell table:style-name="ce49" table:number-columns-repeated="3"/>
          <table:table-cell table:style-name="ce49" office:value-type="string" calcext:value-type="string">
            <text:p>rob receive side</text:p>
          </table:table-cell>
          <table:table-cell table:style-name="ce49" table:number-columns-repeated="1015"/>
          <table:table-cell table:style-name="ce63" table:number-columns-repeated="2"/>
        </table:table-row>
        <table:table-row table:style-name="ro7">
          <table:table-cell/>
          <table:table-cell office:value-type="string" calcext:value-type="string">
            <text:p>component</text:p>
          </table:table-cell>
          <table:table-cell table:number-columns-repeated="1022"/>
        </table:table-row>
        <table:table-row table:style-name="ro7">
          <table:table-cell table:number-columns-repeated="2"/>
          <table:table-cell office:value-type="string" calcext:value-type="string">
            <text:p>req</text:p>
          </table:table-cell>
          <table:table-cell office:value-type="string" calcext:value-type="string">
            <text:p>hirac</text:p>
          </table:table-cell>
          <table:table-cell table:formula="of:=[.C7]" office:value-type="string" office:string-value="c_block" calcext:value-type="string">
            <text:p>c_block</text:p>
          </table:table-cell>
          <table:table-cell office:value-type="string" calcext:value-type="string">
            <text:p>same</text:p>
          </table:table-cell>
          <table:table-cell table:number-columns-repeated="2"/>
          <table:table-cell table:style-name="ce55" office:value-type="string" calcext:value-type="string">
            <text:p>request signal to fill data to rob</text:p>
          </table:table-cell>
          <table:table-cell table:number-columns-repeated="1015"/>
        </table:table-row>
        <table:table-row table:style-name="ro7">
          <table:table-cell table:number-columns-repeated="2"/>
          <table:table-cell office:value-type="string" calcext:value-type="string">
            <text:p>reg_opr</text:p>
          </table:table-cell>
          <table:table-cell office:value-type="string" calcext:value-type="string">
            <text:p>hirac</text:p>
          </table:table-cell>
          <table:table-cell table:formula="of:=[.C37]" office:value-type="string" office:string-value="m_opr_reg" calcext:value-type="string">
            <text:p>m_opr_reg</text:p>
          </table:table-cell>
          <table:table-cell office:value-type="string" calcext:value-type="string">
            <text:p>same</text:p>
          </table:table-cell>
          <table:table-cell table:number-columns-repeated="2"/>
          <table:table-cell table:style-name="ce55" office:value-type="string" calcext:value-type="string">
            <text:p>operand that load intend to fill to rob</text:p>
          </table:table-cell>
          <table:table-cell table:number-columns-repeated="1015"/>
        </table:table-row>
        <table:table-row table:style-name="ro7">
          <table:table-cell table:style-name="ce50"/>
          <table:table-cell table:style-name="ce50" office:value-type="string" calcext:value-type="string">
            <text:p>end</text:p>
          </table:table-cell>
          <table:table-cell table:style-name="ce50" table:number-columns-repeated="1020"/>
          <table:table-cell table:number-columns-repeated="2"/>
        </table:table-row>
        <table:table-row table:style-name="ro7" table:number-rows-repeated="7">
          <table:table-cell table:number-columns-repeated="8"/>
          <table:table-cell table:style-name="ce55"/>
          <table:table-cell table:number-columns-repeated="1015"/>
        </table:table-row>
        <table:table-row table:style-name="ro7" table:number-rows-repeated="4">
          <table:table-cell/>
          <table:table-cell table:style-name="ce55" table:number-columns-repeated="8"/>
          <table:table-cell table:number-columns-repeated="1015"/>
        </table:table-row>
        <table:table-row table:style-name="ro7" table:number-rows-repeated="1048426">
          <table:table-cell table:number-columns-repeated="1024"/>
        </table:table-row>
        <table:table-row table:style-name="ro7">
          <table:table-cell table:number-columns-repeated="1024"/>
        </table:table-row>
      </table:table>
      <table:table table:name="core_link" table:style-name="ta1">
        <office:forms form:automatic-focus="false" form:apply-design-mode="false"/>
        <table:table-column table:style-name="co10" table:default-cell-style-name="ce42"/>
        <table:table-column table:style-name="co11" table:default-cell-style-name="ce42"/>
        <table:table-column table:style-name="co12" table:default-cell-style-name="ce42"/>
        <table:table-column table:style-name="co13" table:default-cell-style-name="ce42"/>
        <table:table-column table:style-name="co14" table:default-cell-style-name="ce42"/>
        <table:table-column table:style-name="co15" table:default-cell-style-name="ce42"/>
        <table:table-column table:style-name="co16" table:default-cell-style-name="ce42"/>
        <table:table-column table:style-name="co9" table:number-columns-repeated="1015" table:default-cell-style-name="ce42"/>
        <table:table-column table:style-name="co9" table:number-columns-repeated="2" table:default-cell-style-name="ce64"/>
        <table:table-row table:style-name="ro14">
          <table:table-cell table:style-name="ce25" office:value-type="string" calcext:value-type="string">
            <text:p>link</text:p>
          </table:table-cell>
          <table:table-cell table:number-columns-repeated="3"/>
          <table:table-cell office:value-type="string" calcext:value-type="string">
            <text:p>for now we don’t focus on this</text:p>
          </table:table-cell>
          <table:table-cell table:number-columns-repeated="1019"/>
        </table:table-row>
        <table:table-row table:style-name="ro15">
          <table:table-cell table:style-name="ce26" office:value-type="string" calcext:value-type="string">
            <text:p>block_name</text:p>
          </table:table-cell>
          <table:table-cell table:style-name="ce43" office:value-type="string" calcext:value-type="string">
            <text:p>required_comp</text:p>
          </table:table-cell>
          <table:table-cell table:style-name="ce43" office:value-type="string" calcext:value-type="string">
            <text:p>relative_name</text:p>
          </table:table-cell>
          <table:table-cell table:style-name="ce15" office:value-type="string" calcext:value-type="string">
            <text:p>other_side_blk_name</text:p>
          </table:table-cell>
          <table:table-cell table:style-name="ce15" office:value-type="string" calcext:value-type="string">
            <text:p>other_side_name</text:p>
          </table:table-cell>
          <table:table-cell table:style-name="ce15" office:value-type="string" calcext:value-type="string">
            <text:p>original_direction</text:p>
          </table:table-cell>
          <table:table-cell table:style-name="ce15" office:value-type="string" calcext:value-type="string">
            <text:p>description</text:p>
          </table:table-cell>
          <table:table-cell table:style-name="ce69" table:number-columns-repeated="1015"/>
          <table:table-cell table:style-name="ce18" table:number-columns-repeated="2"/>
        </table:table-row>
        <table:table-row table:style-name="ro15">
          <table:table-cell table:style-name="ce124" office:value-type="string" calcext:value-type="string">
            <text:p>INSTR_PAGE_WALKER</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table:table-cell table:style-name="ce70" table:number-columns-repeated="1015"/>
          <table:table-cell table:style-name="ce77" table:number-columns-repeated="2"/>
        </table:table-row>
        <table:table-row table:style-name="ro15">
          <table:table-cell table:style-name="ce118"/>
          <table:table-cell table:style-name="ce118" table:formula="of:=[$core_components.$C$7]" office:value-type="string" office:string-value="c_block" calcext:value-type="string">
            <text:p>c_block</text:p>
          </table:table-cell>
          <table:table-cell table:style-name="ce118" office:value-type="string" calcext:value-type="string">
            <text:p>req_pc_new</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request signal from core control flow</text:p>
          </table:table-cell>
          <table:table-cell table:style-name="ce70" table:number-columns-repeated="1015"/>
          <table:table-cell table:style-name="ce77" table:number-columns-repeated="2"/>
        </table:table-row>
        <table:table-row table:style-name="ro16">
          <table:table-cell table:style-name="ce29"/>
          <table:table-cell table:style-name="ce44" table:formula="of:=[$core_components.$C$26]" office:value-type="string" office:string-value="a_pc" calcext:value-type="string">
            <text:p>a_pc</text:p>
          </table:table-cell>
          <table:table-cell table:style-name="ce118" office:value-type="string" calcext:value-type="string">
            <text:p>pc_new</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ordered pc from core control flow</text:p>
          </table:table-cell>
          <table:table-cell table:style-name="ce70" table:number-columns-repeated="1015"/>
          <table:table-cell table:style-name="ce77" table:number-columns-repeated="2"/>
        </table:table-row>
        <table:table-row table:style-name="ro15">
          <table:table-cell table:style-name="ce92"/>
          <table:table-cell table:style-name="ce92" table:formula="of:=[$core_components.$C$7]" office:value-type="string" office:string-value="c_block" calcext:value-type="string">
            <text:p>c_block</text:p>
          </table:table-cell>
          <table:table-cell table:style-name="ce92" office:value-type="string" calcext:value-type="string">
            <text:p>req_pc_walked</text:p>
          </table:table-cell>
          <table:table-cell table:style-name="ce92" table:formula="of:=[.$A$10]" office:value-type="string" office:string-value="INSTR_LOADER" calcext:value-type="string">
            <text:p>INSTR_LOADER</text:p>
          </table:table-cell>
          <table:table-cell table:style-name="ce92"/>
          <table:table-cell table:style-name="ce92" office:value-type="string" calcext:value-type="string">
            <text:p>no</text:p>
          </table:table-cell>
          <table:table-cell table:style-name="ce92" office:value-type="string" calcext:value-type="string">
            <text:p>request signal to instruction loader</text:p>
          </table:table-cell>
          <table:table-cell table:style-name="ce71" table:number-columns-repeated="1015"/>
          <table:table-cell table:style-name="ce122" table:number-columns-repeated="2"/>
        </table:table-row>
        <table:table-row table:style-name="ro17">
          <table:table-cell table:style-name="ce123"/>
          <table:table-cell table:style-name="ce92" table:formula="of:=[$core_components.$C$26]" office:value-type="string" office:string-value="a_pc" calcext:value-type="string">
            <text:p>a_pc</text:p>
          </table:table-cell>
          <table:table-cell table:style-name="ce92" office:value-type="string" calcext:value-type="string">
            <text:p>pc_walked</text:p>
          </table:table-cell>
          <table:table-cell table:style-name="ce92" table:formula="of:=[.$A$10]" office:value-type="string" office:string-value="INSTR_LOADER" calcext:value-type="string">
            <text:p>INSTR_LOADER</text:p>
          </table:table-cell>
          <table:table-cell table:style-name="ce92"/>
          <table:table-cell table:style-name="ce92" office:value-type="string" calcext:value-type="string">
            <text:p>no</text:p>
          </table:table-cell>
          <table:table-cell table:style-name="ce92" office:value-type="string" calcext:value-type="string">
            <text:p>converted from architecture pc to micro-arch pc</text:p>
          </table:table-cell>
          <table:table-cell table:style-name="ce71" table:number-columns-repeated="1015"/>
          <table:table-cell table:style-name="ce122"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INSTR_LOADER</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table:formula="of:=[$core_components.$C$7]" office:value-type="string" office:string-value="c_block" calcext:value-type="string">
            <text:p>c_block</text:p>
          </table:table-cell>
          <table:table-cell table:style-name="ce118" office:value-type="string" calcext:value-type="string">
            <text:p>req_pc_walked</text:p>
          </table:table-cell>
          <table:table-cell table:style-name="ce118" table:formula="of:=[.$A$3]" office:value-type="string" office:string-value="INSTR_PAGE_WALKER" calcext:value-type="string">
            <text:p>INSTR_PAGE_WALKER</text:p>
          </table:table-cell>
          <table:table-cell table:style-name="ce118"/>
          <table:table-cell table:style-name="ce118" office:value-type="string" calcext:value-type="string">
            <text:p>yes</text:p>
          </table:table-cell>
          <table:table-cell table:style-name="ce118" office:value-type="string" calcext:value-type="string">
            <text:p>request signal from instr page walker</text:p>
          </table:table-cell>
          <table:table-cell table:style-name="ce70" table:number-columns-repeated="1015"/>
          <table:table-cell table:style-name="ce77" table:number-columns-repeated="2"/>
        </table:table-row>
        <table:table-row table:style-name="ro16">
          <table:table-cell table:style-name="ce29"/>
          <table:table-cell table:style-name="ce44" table:formula="of:=[$core_components.$C$26]" office:value-type="string" office:string-value="a_pc" calcext:value-type="string">
            <text:p>a_pc</text:p>
          </table:table-cell>
          <table:table-cell table:style-name="ce118" office:value-type="string" calcext:value-type="string">
            <text:p>pc_walked</text:p>
          </table:table-cell>
          <table:table-cell table:style-name="ce118" table:formula="of:=[.$A$3]" office:value-type="string" office:string-value="INSTR_PAGE_WALKER" calcext:value-type="string">
            <text:p>INSTR_PAGE_WALKER</text:p>
          </table:table-cell>
          <table:table-cell table:style-name="ce118"/>
          <table:table-cell table:style-name="ce118" office:value-type="string" calcext:value-type="string">
            <text:p>yes</text:p>
          </table:table-cell>
          <table:table-cell table:style-name="ce118" office:value-type="string" calcext:value-type="string">
            <text:p>walked pc from isntr page walker</text:p>
          </table:table-cell>
          <table:table-cell table:style-name="ce70" table:number-columns-repeated="1015"/>
          <table:table-cell table:style-name="ce77" table:number-columns-repeated="2"/>
        </table:table-row>
        <table:table-row table:style-name="ro7">
          <table:table-cell table:style-name="ce34"/>
          <table:table-cell table:style-name="ce34" table:formula="of:=[$core_components.$C$7]" office:value-type="string" office:string-value="c_block" calcext:value-type="string">
            <text:p>c_block</text:p>
          </table:table-cell>
          <table:table-cell table:style-name="ce34" office:value-type="string" calcext:value-type="string">
            <text:p>req_ainstr</text:p>
          </table:table-cell>
          <table:table-cell table:style-name="ce34" table:formula="of:=[.$A$17]" office:value-type="string" office:string-value="DECODER" calcext:value-type="string">
            <text:p>DECODER</text:p>
          </table:table-cell>
          <table:table-cell table:style-name="ce34"/>
          <table:table-cell table:style-name="ce34" office:value-type="string" calcext:value-type="string">
            <text:p>no</text:p>
          </table:table-cell>
          <table:table-cell table:style-name="ce34" office:value-type="string" calcext:value-type="string">
            <text:p>request signal to instruction loader</text:p>
          </table:table-cell>
          <table:table-cell table:style-name="ce72" table:number-columns-repeated="1015"/>
          <table:table-cell table:style-name="ce79" table:number-columns-repeated="2"/>
        </table:table-row>
        <table:table-row table:style-name="ro8">
          <table:table-cell table:style-name="ce35"/>
          <table:table-cell table:style-name="ce34" table:formula="of:=[$core_components.$C$31]" office:value-type="string" office:string-value="a_instr" calcext:value-type="string">
            <text:p>a_instr</text:p>
          </table:table-cell>
          <table:table-cell table:style-name="ce34" office:value-type="string" calcext:value-type="string">
            <text:p>ainstr</text:p>
          </table:table-cell>
          <table:table-cell table:style-name="ce34" table:formula="of:=[.$A$17]" office:value-type="string" office:string-value="DECODER" calcext:value-type="string">
            <text:p>DECODER</text:p>
          </table:table-cell>
          <table:table-cell table:style-name="ce34"/>
          <table:table-cell table:style-name="ce34" office:value-type="string" calcext:value-type="string">
            <text:p>no</text:p>
          </table:table-cell>
          <table:table-cell table:style-name="ce34" office:value-type="string" calcext:value-type="string">
            <text:p>converted from architecture pc to micro-arch pc</text:p>
          </table:table-cell>
          <table:table-cell table:style-name="ce72" table:number-columns-repeated="1015"/>
          <table:table-cell table:style-name="ce79"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DECODER</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table:formula="of:=[$core_components.$C$7]" office:value-type="string" office:string-value="c_block" calcext:value-type="string">
            <text:p>c_block</text:p>
          </table:table-cell>
          <table:table-cell table:style-name="ce118" office:value-type="string" calcext:value-type="string">
            <text:p>req_ainstr</text:p>
          </table:table-cell>
          <table:table-cell table:style-name="ce118" table:formula="of:=[.$A$10]" office:value-type="string" office:string-value="INSTR_LOADER" calcext:value-type="string">
            <text:p>INSTR_LOADER</text:p>
          </table:table-cell>
          <table:table-cell table:style-name="ce118"/>
          <table:table-cell table:style-name="ce118" office:value-type="string" calcext:value-type="string">
            <text:p>yes</text:p>
          </table:table-cell>
          <table:table-cell table:style-name="ce118" office:value-type="string" calcext:value-type="string">
            <text:p>request signal to instruction loader</text:p>
          </table:table-cell>
          <table:table-cell table:style-name="ce70" table:number-columns-repeated="1015"/>
          <table:table-cell table:style-name="ce77" table:number-columns-repeated="2"/>
        </table:table-row>
        <table:table-row table:style-name="ro8">
          <table:table-cell table:style-name="ce29"/>
          <table:table-cell table:style-name="ce118" table:formula="of:=[$core_components.$C$31]" office:value-type="string" office:string-value="a_instr" calcext:value-type="string">
            <text:p>a_instr</text:p>
          </table:table-cell>
          <table:table-cell table:style-name="ce118" office:value-type="string" calcext:value-type="string">
            <text:p>ainstr</text:p>
          </table:table-cell>
          <table:table-cell table:style-name="ce118" table:formula="of:=[.$A$10]" office:value-type="string" office:string-value="INSTR_LOADER" calcext:value-type="string">
            <text:p>INSTR_LOADER</text:p>
          </table:table-cell>
          <table:table-cell table:style-name="ce118"/>
          <table:table-cell table:style-name="ce118" office:value-type="string" calcext:value-type="string">
            <text:p>yes</text:p>
          </table:table-cell>
          <table:table-cell table:style-name="ce118" office:value-type="string" calcext:value-type="string">
            <text:p>converted from architecture pc to micro-arch pc</text:p>
          </table:table-cell>
          <table:table-cell table:style-name="ce70" table:number-columns-repeated="1015"/>
          <table:table-cell table:style-name="ce77" table:number-columns-repeated="2"/>
        </table:table-row>
        <table:table-row table:style-name="ro11">
          <table:table-cell table:style-name="ce36"/>
          <table:table-cell table:style-name="ce99" table:formula="of:=[$core_components.$C$112]" office:value-type="string" office:string-value="c_instr_req" calcext:value-type="string">
            <text:p>c_instr_req</text:p>
          </table:table-cell>
          <table:table-cell table:style-name="ce99" office:value-type="string" calcext:value-type="string">
            <text:p>instr_res_com</text:p>
          </table:table-cell>
          <table:table-cell table:style-name="ce99" table:formula="of:=[.$A$115]" office:value-type="string" office:string-value="REG_MNG" calcext:value-type="string">
            <text:p>REG_MNG</text:p>
          </table:table-cell>
          <table:table-cell table:style-name="ce99"/>
          <table:table-cell table:style-name="ce99" office:value-type="string" calcext:value-type="string">
            <text:p>no</text:p>
          </table:table-cell>
          <table:table-cell table:style-name="ce99" office:value-type="string" calcext:value-type="string">
            <text:p>communication b2w decoder and register manager to get register resource and rob instruction initialization</text:p>
          </table:table-cell>
          <table:table-cell table:style-name="ce73" table:number-columns-repeated="1015"/>
          <table:table-cell table:style-name="ce80" table:number-columns-repeated="2"/>
        </table:table-row>
        <table:table-row table:style-name="ro7">
          <table:table-cell table:style-name="ce35"/>
          <table:table-cell table:style-name="ce34" table:formula="of:=[$core_components.$C$7]" office:value-type="string" office:string-value="c_block" calcext:value-type="string">
            <text:p>c_block</text:p>
          </table:table-cell>
          <table:table-cell table:style-name="ce34" office:value-type="string" calcext:value-type="string">
            <text:p>req_rsv_fill</text:p>
          </table:table-cell>
          <table:table-cell table:style-name="ce34" table:formula="of:=CONCATENATE([.$A$25];&quot;,&quot;;[.$A$33];&quot;,&quot;;[.$A$41];&quot;,&quot;;[.$A$49])" office:value-type="string" office:string-value="RSV_1,RSV_2,RSV_3,RSV_4" calcext:value-type="string">
            <text:p>RSV_1,RSV_2,RSV_3,RSV_4</text:p>
          </table:table-cell>
          <table:table-cell table:style-name="ce34"/>
          <table:table-cell table:style-name="ce34" office:value-type="string" calcext:value-type="string">
            <text:p>no</text:p>
          </table:table-cell>
          <table:table-cell table:style-name="ce34" office:value-type="string" calcext:value-type="string">
            <text:p>send request signal to reservation station </text:p>
          </table:table-cell>
          <table:table-cell table:style-name="ce72" table:number-columns-repeated="1015"/>
          <table:table-cell table:style-name="ce79" table:number-columns-repeated="2"/>
        </table:table-row>
        <table:table-row table:style-name="ro8">
          <table:table-cell table:style-name="ce35"/>
          <table:table-cell table:style-name="ce34" table:formula="of:=[$core_components.$C$66]" office:value-type="string" office:string-value="m_op_src" calcext:value-type="string">
            <text:p>m_op_src</text:p>
          </table:table-cell>
          <table:table-cell table:style-name="ce34" office:value-type="string" calcext:value-type="string">
            <text:p>rsv_fill</text:p>
          </table:table-cell>
          <table:table-cell table:style-name="ce34" table:formula="of:=CONCATENATE([.$A$25];&quot;,&quot;;[.$A$33];&quot;,&quot;;[.$A$41];&quot;,&quot;;[.$A$49])" office:value-type="string" office:string-value="RSV_1,RSV_2,RSV_3,RSV_4" calcext:value-type="string">
            <text:p>RSV_1,RSV_2,RSV_3,RSV_4</text:p>
          </table:table-cell>
          <table:table-cell table:style-name="ce34"/>
          <table:table-cell table:style-name="ce34" office:value-type="string" calcext:value-type="string">
            <text:p>no</text:p>
          </table:table-cell>
          <table:table-cell table:style-name="ce34" office:value-type="string" calcext:value-type="string">
            <text:p>output micro instruction to fill reservation station</text:p>
          </table:table-cell>
          <table:table-cell table:style-name="ce72" table:number-columns-repeated="1015"/>
          <table:table-cell table:style-name="ce79"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RSV_1</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5"/>
          <table:table-cell table:style-name="ce34" table:formula="of:=[$core_components.$C$7]" office:value-type="string" office:string-value="c_block" calcext:value-type="string">
            <text:p>c_block</text:p>
          </table:table-cell>
          <table:table-cell table:style-name="ce34" office:value-type="string" calcext:value-type="string">
            <text:p>req_instr_decoded</text:p>
          </table:table-cell>
          <table:table-cell table:style-name="ce34" table:formula="of:=[.$A$17]" office:value-type="string" office:string-value="DECODER" calcext:value-type="string">
            <text:p>DECODER</text:p>
          </table:table-cell>
          <table:table-cell table:style-name="ce34"/>
          <table:table-cell table:style-name="ce34" office:value-type="string" calcext:value-type="string">
            <text:p>yes</text:p>
          </table:table-cell>
          <table:table-cell table:style-name="ce34" office:value-type="string" calcext:value-type="string">
            <text:p>request signal from decoder</text:p>
          </table:table-cell>
          <table:table-cell table:style-name="ce72" table:number-columns-repeated="1015"/>
          <table:table-cell table:style-name="ce79" table:number-columns-repeated="2"/>
        </table:table-row>
        <table:table-row table:style-name="ro8">
          <table:table-cell table:style-name="ce35"/>
          <table:table-cell table:style-name="ce34" table:formula="of:=[$core_components.$C$66]" office:value-type="string" office:string-value="m_op_src" calcext:value-type="string">
            <text:p>m_op_src</text:p>
          </table:table-cell>
          <table:table-cell table:style-name="ce34" office:value-type="string" calcext:value-type="string">
            <text:p>instr_decoded</text:p>
          </table:table-cell>
          <table:table-cell table:style-name="ce34" table:formula="of:=[.$A$17]" office:value-type="string" office:string-value="DECODER" calcext:value-type="string">
            <text:p>DECODER</text:p>
          </table:table-cell>
          <table:table-cell table:style-name="ce34"/>
          <table:table-cell table:style-name="ce34" office:value-type="string" calcext:value-type="string">
            <text:p>yes</text:p>
          </table:table-cell>
          <table:table-cell table:style-name="ce34" office:value-type="string" calcext:value-type="string">
            <text:p>micro instruction which is filled to this reservation station</text:p>
          </table:table-cell>
          <table:table-cell table:style-name="ce72" table:number-columns-repeated="1015"/>
          <table:table-cell table:style-name="ce79"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CONCATENATE( [.$A$57];&quot;,&quot;; [.$A$63])" office:value-type="string" office:string-value="X,MUL_0" calcext:value-type="string">
            <text:p>X,MUL_0</text:p>
          </table:table-cell>
          <table:table-cell table:style-name="ce47"/>
          <table:table-cell table:style-name="ce47" office:value-type="string" calcext:value-type="string">
            <text:p>no</text:p>
          </table:table-cell>
          <table:table-cell table:style-name="ce47" office:value-type="string" calcext:value-type="string">
            <text:p>signal to execution uint to execute mop</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CONCATENATE( [.$A$57];&quot;,&quot;; [.$A$63])" office:value-type="string" office:string-value="X,MUL_0" calcext:value-type="string">
            <text:p>X,MUL_0</text:p>
          </table:table-cell>
          <table:table-cell table:style-name="ce47"/>
          <table:table-cell table:style-name="ce47" office:value-type="string" calcext:value-type="string">
            <text:p>no</text:p>
          </table:table-cell>
          <table:table-cell table:style-name="ce47" office:value-type="string" calcext:value-type="string">
            <text:p>execute data for execution unit</text:p>
          </table:table-cell>
          <table:table-cell table:style-name="ce58" table:number-columns-repeated="1015"/>
          <table:table-cell table:style-name="ce63" table:number-columns-repeated="2"/>
        </table:table-row>
        <table:table-row table:style-name="ro8">
          <table:table-cell table:style-name="ce117"/>
          <table:table-cell table:style-name="ce65" table:formula="of:=[$core_components.$C$119]" office:value-type="string" office:string-value="c_rob_fill_req" calcext:value-type="string">
            <text:p>c_rob_fill_req</text:p>
          </table:table-cell>
          <table:table-cell table:style-name="ce65" office:value-type="string" calcext:value-type="string">
            <text:p>req_result</text:p>
          </table:table-cell>
          <table:table-cell table:style-name="ce65" table:formula="of:=[.$A$121]" office:value-type="string" office:string-value="ROB" calcext:value-type="string">
            <text:p>ROB</text:p>
          </table:table-cell>
          <table:table-cell table:style-name="ce65"/>
          <table:table-cell table:style-name="ce65" office:value-type="string" calcext:value-type="string">
            <text:p>no</text:p>
          </table:table-cell>
          <table:table-cell table:style-name="ce65" office:value-type="string" calcext:value-type="string">
            <text:p>signal to rob to receive data from execution unit</text:p>
          </table:table-cell>
          <table:table-cell table:style-name="ce74" table:number-columns-repeated="1015"/>
          <table:table-cell table:style-name="ce81"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RSV_2</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5"/>
          <table:table-cell table:style-name="ce34" table:formula="of:=[$core_components.$C$7]" office:value-type="string" office:string-value="c_block" calcext:value-type="string">
            <text:p>c_block</text:p>
          </table:table-cell>
          <table:table-cell table:style-name="ce34" office:value-type="string" calcext:value-type="string">
            <text:p>req_instr_decoded</text:p>
          </table:table-cell>
          <table:table-cell table:style-name="ce34" table:formula="of:=[.$A$17]" office:value-type="string" office:string-value="DECODER" calcext:value-type="string">
            <text:p>DECODER</text:p>
          </table:table-cell>
          <table:table-cell table:style-name="ce34"/>
          <table:table-cell table:style-name="ce34" office:value-type="string" calcext:value-type="string">
            <text:p>yes</text:p>
          </table:table-cell>
          <table:table-cell table:style-name="ce34" office:value-type="string" calcext:value-type="string">
            <text:p>request signal from decoder</text:p>
          </table:table-cell>
          <table:table-cell table:style-name="ce72" table:number-columns-repeated="1015"/>
          <table:table-cell table:style-name="ce79" table:number-columns-repeated="2"/>
        </table:table-row>
        <table:table-row table:style-name="ro18">
          <table:table-cell table:style-name="ce35"/>
          <table:table-cell table:style-name="ce34" table:formula="of:=[$core_components.$C$66]" office:value-type="string" office:string-value="m_op_src" calcext:value-type="string">
            <text:p>m_op_src</text:p>
          </table:table-cell>
          <table:table-cell table:style-name="ce34" office:value-type="string" calcext:value-type="string">
            <text:p>instr_decoded</text:p>
          </table:table-cell>
          <table:table-cell table:style-name="ce34" table:formula="of:=[.$A$17]" office:value-type="string" office:string-value="DECODER" calcext:value-type="string">
            <text:p>DECODER</text:p>
          </table:table-cell>
          <table:table-cell table:style-name="ce34"/>
          <table:table-cell table:style-name="ce34" office:value-type="string" calcext:value-type="string">
            <text:p>yes</text:p>
          </table:table-cell>
          <table:table-cell table:style-name="ce34" office:value-type="string" calcext:value-type="string">
            <text:p>micro instruction which is filled to this reservation station</text:p>
          </table:table-cell>
          <table:table-cell table:style-name="ce72" table:number-columns-repeated="1015"/>
          <table:table-cell table:style-name="ce79"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CONCATENATE( [.$A$57];&quot;,&quot;; [.$A$63])" office:value-type="string" office:string-value="X,MUL_0" calcext:value-type="string">
            <text:p>X,MUL_0</text:p>
          </table:table-cell>
          <table:table-cell table:style-name="ce47"/>
          <table:table-cell table:style-name="ce47" office:value-type="string" calcext:value-type="string">
            <text:p>no</text:p>
          </table:table-cell>
          <table:table-cell table:style-name="ce47" office:value-type="string" calcext:value-type="string">
            <text:p>signal to execution uint to execute mop</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CONCATENATE( [.$A$57];&quot;,&quot;; [.$A$63])" office:value-type="string" office:string-value="X,MUL_0" calcext:value-type="string">
            <text:p>X,MUL_0</text:p>
          </table:table-cell>
          <table:table-cell table:style-name="ce47"/>
          <table:table-cell table:style-name="ce47" office:value-type="string" calcext:value-type="string">
            <text:p>no</text:p>
          </table:table-cell>
          <table:table-cell table:style-name="ce47" office:value-type="string" calcext:value-type="string">
            <text:p>execute data for execution unit</text:p>
          </table:table-cell>
          <table:table-cell table:style-name="ce58" table:number-columns-repeated="1015"/>
          <table:table-cell table:style-name="ce63" table:number-columns-repeated="2"/>
        </table:table-row>
        <table:table-row table:style-name="ro7">
          <table:table-cell table:style-name="ce117"/>
          <table:table-cell table:style-name="ce65" table:formula="of:=[$core_components.$C$119]" office:value-type="string" office:string-value="c_rob_fill_req" calcext:value-type="string">
            <text:p>c_rob_fill_req</text:p>
          </table:table-cell>
          <table:table-cell table:style-name="ce65" office:value-type="string" calcext:value-type="string">
            <text:p>req_result</text:p>
          </table:table-cell>
          <table:table-cell table:style-name="ce65" table:formula="of:=[.$A$121]" office:value-type="string" office:string-value="ROB" calcext:value-type="string">
            <text:p>ROB</text:p>
          </table:table-cell>
          <table:table-cell table:style-name="ce65"/>
          <table:table-cell table:style-name="ce65" office:value-type="string" calcext:value-type="string">
            <text:p>no</text:p>
          </table:table-cell>
          <table:table-cell table:style-name="ce65" office:value-type="string" calcext:value-type="string">
            <text:p>signal to rob to receive data from execution unit</text:p>
          </table:table-cell>
          <table:table-cell table:style-name="ce74" table:number-columns-repeated="1015"/>
          <table:table-cell table:style-name="ce81"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RSV_3</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5"/>
          <table:table-cell table:style-name="ce34" table:formula="of:=[$core_components.$C$7]" office:value-type="string" office:string-value="c_block" calcext:value-type="string">
            <text:p>c_block</text:p>
          </table:table-cell>
          <table:table-cell table:style-name="ce34" office:value-type="string" calcext:value-type="string">
            <text:p>req_instr_decoded</text:p>
          </table:table-cell>
          <table:table-cell table:style-name="ce34" table:formula="of:=[.$A$17]" office:value-type="string" office:string-value="DECODER" calcext:value-type="string">
            <text:p>DECODER</text:p>
          </table:table-cell>
          <table:table-cell table:style-name="ce34"/>
          <table:table-cell table:style-name="ce34" office:value-type="string" calcext:value-type="string">
            <text:p>yes</text:p>
          </table:table-cell>
          <table:table-cell table:style-name="ce34" office:value-type="string" calcext:value-type="string">
            <text:p>request signal from decoder</text:p>
          </table:table-cell>
          <table:table-cell table:style-name="ce72" table:number-columns-repeated="1015"/>
          <table:table-cell table:style-name="ce79" table:number-columns-repeated="2"/>
        </table:table-row>
        <table:table-row table:style-name="ro18">
          <table:table-cell table:style-name="ce35"/>
          <table:table-cell table:style-name="ce34" table:formula="of:=[$core_components.$C$66]" office:value-type="string" office:string-value="m_op_src" calcext:value-type="string">
            <text:p>m_op_src</text:p>
          </table:table-cell>
          <table:table-cell table:style-name="ce34" office:value-type="string" calcext:value-type="string">
            <text:p>instr_decoded</text:p>
          </table:table-cell>
          <table:table-cell table:style-name="ce34" table:formula="of:=[.$A$17]" office:value-type="string" office:string-value="DECODER" calcext:value-type="string">
            <text:p>DECODER</text:p>
          </table:table-cell>
          <table:table-cell table:style-name="ce34"/>
          <table:table-cell table:style-name="ce34" office:value-type="string" calcext:value-type="string">
            <text:p>yes</text:p>
          </table:table-cell>
          <table:table-cell table:style-name="ce34" office:value-type="string" calcext:value-type="string">
            <text:p>micro instruction which is filled to this reservation station</text:p>
          </table:table-cell>
          <table:table-cell table:style-name="ce72" table:number-columns-repeated="1015"/>
          <table:table-cell table:style-name="ce79"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CONCATENATE( [.$A$90])" office:value-type="string" office:string-value="DIV" calcext:value-type="string">
            <text:p>DIV</text:p>
          </table:table-cell>
          <table:table-cell table:style-name="ce47"/>
          <table:table-cell table:style-name="ce47" office:value-type="string" calcext:value-type="string">
            <text:p>no</text:p>
          </table:table-cell>
          <table:table-cell table:style-name="ce47" office:value-type="string" calcext:value-type="string">
            <text:p>signal to execution uint to execute mop</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CONCATENATE( [.$A$90])" office:value-type="string" office:string-value="DIV" calcext:value-type="string">
            <text:p>DIV</text:p>
          </table:table-cell>
          <table:table-cell table:style-name="ce47"/>
          <table:table-cell table:style-name="ce47" office:value-type="string" calcext:value-type="string">
            <text:p>no</text:p>
          </table:table-cell>
          <table:table-cell table:style-name="ce47" office:value-type="string" calcext:value-type="string">
            <text:p>execute data for execution unit</text:p>
          </table:table-cell>
          <table:table-cell table:style-name="ce58" table:number-columns-repeated="1015"/>
          <table:table-cell table:style-name="ce63" table:number-columns-repeated="2"/>
        </table:table-row>
        <table:table-row table:style-name="ro7">
          <table:table-cell table:style-name="ce117"/>
          <table:table-cell table:style-name="ce65" table:formula="of:=[$core_components.$C$119]" office:value-type="string" office:string-value="c_rob_fill_req" calcext:value-type="string">
            <text:p>c_rob_fill_req</text:p>
          </table:table-cell>
          <table:table-cell table:style-name="ce65" office:value-type="string" calcext:value-type="string">
            <text:p>req_result</text:p>
          </table:table-cell>
          <table:table-cell table:style-name="ce65" table:formula="of:=[.$A$121]" office:value-type="string" office:string-value="ROB" calcext:value-type="string">
            <text:p>ROB</text:p>
          </table:table-cell>
          <table:table-cell table:style-name="ce65"/>
          <table:table-cell table:style-name="ce65" office:value-type="string" calcext:value-type="string">
            <text:p>no</text:p>
          </table:table-cell>
          <table:table-cell table:style-name="ce65" office:value-type="string" calcext:value-type="string">
            <text:p>signal to rob to receive data from execution unit</text:p>
          </table:table-cell>
          <table:table-cell table:style-name="ce74" table:number-columns-repeated="1015"/>
          <table:table-cell table:style-name="ce81"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RSV_4</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5"/>
          <table:table-cell table:style-name="ce34" table:formula="of:=[$core_components.$C$7]" office:value-type="string" office:string-value="c_block" calcext:value-type="string">
            <text:p>c_block</text:p>
          </table:table-cell>
          <table:table-cell table:style-name="ce34" office:value-type="string" calcext:value-type="string">
            <text:p>req_instr_decoded</text:p>
          </table:table-cell>
          <table:table-cell table:style-name="ce34" table:formula="of:=[.$A$17]" office:value-type="string" office:string-value="DECODER" calcext:value-type="string">
            <text:p>DECODER</text:p>
          </table:table-cell>
          <table:table-cell table:style-name="ce34"/>
          <table:table-cell table:style-name="ce34" office:value-type="string" calcext:value-type="string">
            <text:p>yes</text:p>
          </table:table-cell>
          <table:table-cell table:style-name="ce34" office:value-type="string" calcext:value-type="string">
            <text:p>request signal from decoder</text:p>
          </table:table-cell>
          <table:table-cell table:style-name="ce72" table:number-columns-repeated="1015"/>
          <table:table-cell table:style-name="ce79" table:number-columns-repeated="2"/>
        </table:table-row>
        <table:table-row table:style-name="ro18">
          <table:table-cell table:style-name="ce35"/>
          <table:table-cell table:style-name="ce34" table:formula="of:=[$core_components.$C$66]" office:value-type="string" office:string-value="m_op_src" calcext:value-type="string">
            <text:p>m_op_src</text:p>
          </table:table-cell>
          <table:table-cell table:style-name="ce34" office:value-type="string" calcext:value-type="string">
            <text:p>instr_decoded</text:p>
          </table:table-cell>
          <table:table-cell table:style-name="ce34" table:formula="of:=[.$A$17]" office:value-type="string" office:string-value="DECODER" calcext:value-type="string">
            <text:p>DECODER</text:p>
          </table:table-cell>
          <table:table-cell table:style-name="ce34"/>
          <table:table-cell table:style-name="ce34" office:value-type="string" calcext:value-type="string">
            <text:p>yes</text:p>
          </table:table-cell>
          <table:table-cell table:style-name="ce34" office:value-type="string" calcext:value-type="string">
            <text:p>micro instruction which is filled to this reservation station</text:p>
          </table:table-cell>
          <table:table-cell table:style-name="ce72" table:number-columns-repeated="1015"/>
          <table:table-cell table:style-name="ce79"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A$97]" office:value-type="string" office:string-value="CS" calcext:value-type="string">
            <text:p>CS</text:p>
          </table:table-cell>
          <table:table-cell table:style-name="ce47"/>
          <table:table-cell table:style-name="ce47" office:value-type="string" calcext:value-type="string">
            <text:p>no</text:p>
          </table:table-cell>
          <table:table-cell table:style-name="ce47" office:value-type="string" calcext:value-type="string">
            <text:p>signal to execution uint to execute mop</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A$97]" office:value-type="string" office:string-value="CS" calcext:value-type="string">
            <text:p>CS</text:p>
          </table:table-cell>
          <table:table-cell table:style-name="ce47"/>
          <table:table-cell table:style-name="ce47" office:value-type="string" calcext:value-type="string">
            <text:p>no</text:p>
          </table:table-cell>
          <table:table-cell table:style-name="ce47" office:value-type="string" calcext:value-type="string">
            <text:p>execute data for execution unit</text:p>
          </table:table-cell>
          <table:table-cell table:style-name="ce58" table:number-columns-repeated="1015"/>
          <table:table-cell table:style-name="ce63" table:number-columns-repeated="2"/>
        </table:table-row>
        <table:table-row table:style-name="ro7">
          <table:table-cell table:style-name="ce117"/>
          <table:table-cell table:style-name="ce65" table:formula="of:=[$core_components.$C$119]" office:value-type="string" office:string-value="c_rob_fill_req" calcext:value-type="string">
            <text:p>c_rob_fill_req</text:p>
          </table:table-cell>
          <table:table-cell table:style-name="ce65" office:value-type="string" calcext:value-type="string">
            <text:p>req_result</text:p>
          </table:table-cell>
          <table:table-cell table:style-name="ce65" table:formula="of:=[.$A$121]" office:value-type="string" office:string-value="ROB" calcext:value-type="string">
            <text:p>ROB</text:p>
          </table:table-cell>
          <table:table-cell table:style-name="ce65"/>
          <table:table-cell table:style-name="ce65" office:value-type="string" calcext:value-type="string">
            <text:p>no</text:p>
          </table:table-cell>
          <table:table-cell table:style-name="ce65" office:value-type="string" calcext:value-type="string">
            <text:p>signal to rob to receive data from execution unit</text:p>
          </table:table-cell>
          <table:table-cell table:style-name="ce74" table:number-columns-repeated="1015"/>
          <table:table-cell table:style-name="ce81"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X</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A$25]" office:value-type="string" office:string-value="RSV_1" calcext:value-type="string">
            <text:p>RSV_1</text:p>
          </table:table-cell>
          <table:table-cell table:style-name="ce47"/>
          <table:table-cell table:style-name="ce47" office:value-type="string" calcext:value-type="string">
            <text:p>yes</text:p>
          </table:table-cell>
          <table:table-cell table:style-name="ce47" office:value-type="string" calcext:value-type="string">
            <text:p>Signal from reservation station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A$25]" office:value-type="string" office:string-value="RSV_1" calcext:value-type="string">
            <text:p>RSV_1</text:p>
          </table:table-cell>
          <table:table-cell table:style-name="ce47"/>
          <table:table-cell table:style-name="ce47" office:value-type="string" calcext:value-type="string">
            <text:p>yes</text:p>
          </table:table-cell>
          <table:table-cell table:style-name="ce47" office:value-type="string" calcext:value-type="string">
            <text:p>execute data for execution unit</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4]" office:value-type="string" office:string-value="c_rob_ex_fill" calcext:value-type="string">
            <text:p>c_rob_ex_fill</text:p>
          </table:table-cell>
          <table:table-cell table:style-name="ce47" office:value-type="string" calcext:value-type="string">
            <text:p>result</text:p>
          </table:table-cell>
          <table:table-cell table:style-name="ce47" table:formula="of:=[.$A$121]" office:value-type="string" office:string-value="ROB" calcext:value-type="string">
            <text:p>ROB</text:p>
          </table:table-cell>
          <table:table-cell table:style-name="ce47"/>
          <table:table-cell table:style-name="ce47" office:value-type="string" calcext:value-type="string">
            <text:p>no</text:p>
          </table:table-cell>
          <table:table-cell table:style-name="ce47" office:value-type="string" calcext:value-type="string">
            <text:p>executed data for inject to rob</text:p>
          </table:table-cell>
          <table:table-cell table:style-name="ce58" table:number-columns-repeated="1015"/>
          <table:table-cell table:style-name="ce63"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MUL_0</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A$25]" office:value-type="string" office:string-value="RSV_1" calcext:value-type="string">
            <text:p>RSV_1</text:p>
          </table:table-cell>
          <table:table-cell table:style-name="ce47"/>
          <table:table-cell table:style-name="ce47" office:value-type="string" calcext:value-type="string">
            <text:p>yes</text:p>
          </table:table-cell>
          <table:table-cell table:style-name="ce47" office:value-type="string" calcext:value-type="string">
            <text:p>Signal from reservation station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A$25]" office:value-type="string" office:string-value="RSV_1" calcext:value-type="string">
            <text:p>RSV_1</text:p>
          </table:table-cell>
          <table:table-cell table:style-name="ce47"/>
          <table:table-cell table:style-name="ce47" office:value-type="string" calcext:value-type="string">
            <text:p>yes</text:p>
          </table:table-cell>
          <table:table-cell table:style-name="ce47" office:value-type="string" calcext:value-type="string">
            <text:p>execute data for execution unit</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_next</text:p>
          </table:table-cell>
          <table:table-cell table:style-name="ce47" table:formula="of:=[.$A$70]" office:value-type="string" office:string-value="MUL_1" calcext:value-type="string">
            <text:p>MUL_1</text:p>
          </table:table-cell>
          <table:table-cell table:style-name="ce47"/>
          <table:table-cell table:style-name="ce47" office:value-type="string" calcext:value-type="string">
            <text:p>no</text:p>
          </table:table-cell>
          <table:table-cell table:style-name="ce47" office:value-type="string" calcext:value-type="string">
            <text:p>signal to next execute unit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_next</text:p>
          </table:table-cell>
          <table:table-cell table:style-name="ce47" table:formula="of:=[.$A$70]" office:value-type="string" office:string-value="MUL_1" calcext:value-type="string">
            <text:p>MUL_1</text:p>
          </table:table-cell>
          <table:table-cell table:style-name="ce47"/>
          <table:table-cell table:style-name="ce47" office:value-type="string" calcext:value-type="string">
            <text:p>no</text:p>
          </table:table-cell>
          <table:table-cell table:style-name="ce47" office:value-type="string" calcext:value-type="string">
            <text:p>data for next execution unit</text:p>
          </table:table-cell>
          <table:table-cell table:style-name="ce58" table:number-columns-repeated="1015"/>
          <table:table-cell table:style-name="ce63"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MUL_1</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A$63]" office:value-type="string" office:string-value="MUL_0" calcext:value-type="string">
            <text:p>MUL_0</text:p>
          </table:table-cell>
          <table:table-cell table:style-name="ce47"/>
          <table:table-cell table:style-name="ce47" office:value-type="string" calcext:value-type="string">
            <text:p>yes</text:p>
          </table:table-cell>
          <table:table-cell table:style-name="ce47" office:value-type="string" calcext:value-type="string">
            <text:p>Signal from reservation station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A$63]" office:value-type="string" office:string-value="MUL_0" calcext:value-type="string">
            <text:p>MUL_0</text:p>
          </table:table-cell>
          <table:table-cell table:style-name="ce47"/>
          <table:table-cell table:style-name="ce47" office:value-type="string" calcext:value-type="string">
            <text:p>yes</text:p>
          </table:table-cell>
          <table:table-cell table:style-name="ce47" office:value-type="string" calcext:value-type="string">
            <text:p>execute data for execution unit</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_next</text:p>
          </table:table-cell>
          <table:table-cell table:style-name="ce47" table:formula="of:=[.$A$77]" office:value-type="string" office:string-value="MUL_2" calcext:value-type="string">
            <text:p>MUL_2</text:p>
          </table:table-cell>
          <table:table-cell table:style-name="ce47"/>
          <table:table-cell table:style-name="ce47" office:value-type="string" calcext:value-type="string">
            <text:p>no</text:p>
          </table:table-cell>
          <table:table-cell table:style-name="ce47" office:value-type="string" calcext:value-type="string">
            <text:p>signal to next execute unit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_next</text:p>
          </table:table-cell>
          <table:table-cell table:style-name="ce47" table:formula="of:=[.$A$77]" office:value-type="string" office:string-value="MUL_2" calcext:value-type="string">
            <text:p>MUL_2</text:p>
          </table:table-cell>
          <table:table-cell table:style-name="ce47"/>
          <table:table-cell table:style-name="ce47" office:value-type="string" calcext:value-type="string">
            <text:p>no</text:p>
          </table:table-cell>
          <table:table-cell table:style-name="ce47" office:value-type="string" calcext:value-type="string">
            <text:p>data for next execution unit</text:p>
          </table:table-cell>
          <table:table-cell table:style-name="ce58" table:number-columns-repeated="1015"/>
          <table:table-cell table:style-name="ce63"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MUL_2</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A$63]" office:value-type="string" office:string-value="MUL_0" calcext:value-type="string">
            <text:p>MUL_0</text:p>
          </table:table-cell>
          <table:table-cell table:style-name="ce47"/>
          <table:table-cell table:style-name="ce47" office:value-type="string" calcext:value-type="string">
            <text:p>yes</text:p>
          </table:table-cell>
          <table:table-cell table:style-name="ce47" office:value-type="string" calcext:value-type="string">
            <text:p>Signal from reservation station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A$63]" office:value-type="string" office:string-value="MUL_0" calcext:value-type="string">
            <text:p>MUL_0</text:p>
          </table:table-cell>
          <table:table-cell table:style-name="ce47"/>
          <table:table-cell table:style-name="ce47" office:value-type="string" calcext:value-type="string">
            <text:p>yes</text:p>
          </table:table-cell>
          <table:table-cell table:style-name="ce47" office:value-type="string" calcext:value-type="string">
            <text:p>execute data for execution unit</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_next</text:p>
          </table:table-cell>
          <table:table-cell table:style-name="ce47" table:formula="of:=[.$A$77]" office:value-type="string" office:string-value="MUL_2" calcext:value-type="string">
            <text:p>MUL_2</text:p>
          </table:table-cell>
          <table:table-cell table:style-name="ce47"/>
          <table:table-cell table:style-name="ce47" office:value-type="string" calcext:value-type="string">
            <text:p>no</text:p>
          </table:table-cell>
          <table:table-cell table:style-name="ce47" office:value-type="string" calcext:value-type="string">
            <text:p>signal to next execute unit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_next</text:p>
          </table:table-cell>
          <table:table-cell table:style-name="ce47" table:formula="of:=[.$A$77]" office:value-type="string" office:string-value="MUL_2" calcext:value-type="string">
            <text:p>MUL_2</text:p>
          </table:table-cell>
          <table:table-cell table:style-name="ce47"/>
          <table:table-cell table:style-name="ce47" office:value-type="string" calcext:value-type="string">
            <text:p>no</text:p>
          </table:table-cell>
          <table:table-cell table:style-name="ce47" office:value-type="string" calcext:value-type="string">
            <text:p>data for next execution unit</text:p>
          </table:table-cell>
          <table:table-cell table:style-name="ce58" table:number-columns-repeated="1015"/>
          <table:table-cell table:style-name="ce63"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MUL_3</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A$77]" office:value-type="string" office:string-value="MUL_2" calcext:value-type="string">
            <text:p>MUL_2</text:p>
          </table:table-cell>
          <table:table-cell table:style-name="ce47"/>
          <table:table-cell table:style-name="ce47" office:value-type="string" calcext:value-type="string">
            <text:p>yes</text:p>
          </table:table-cell>
          <table:table-cell table:style-name="ce47" office:value-type="string" calcext:value-type="string">
            <text:p>Signal from reservation station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A$77]" office:value-type="string" office:string-value="MUL_2" calcext:value-type="string">
            <text:p>MUL_2</text:p>
          </table:table-cell>
          <table:table-cell table:style-name="ce47"/>
          <table:table-cell table:style-name="ce47" office:value-type="string" calcext:value-type="string">
            <text:p>yes</text:p>
          </table:table-cell>
          <table:table-cell table:style-name="ce47" office:value-type="string" calcext:value-type="string">
            <text:p>execute data for execution unit</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4]" office:value-type="string" office:string-value="c_rob_ex_fill" calcext:value-type="string">
            <text:p>c_rob_ex_fill</text:p>
          </table:table-cell>
          <table:table-cell table:style-name="ce47" office:value-type="string" calcext:value-type="string">
            <text:p>result</text:p>
          </table:table-cell>
          <table:table-cell table:style-name="ce47" table:formula="of:=[.$A$121]" office:value-type="string" office:string-value="ROB" calcext:value-type="string">
            <text:p>ROB</text:p>
          </table:table-cell>
          <table:table-cell table:style-name="ce47"/>
          <table:table-cell table:style-name="ce47" office:value-type="string" calcext:value-type="string">
            <text:p>no</text:p>
          </table:table-cell>
          <table:table-cell table:style-name="ce47" office:value-type="string" calcext:value-type="string">
            <text:p>executed data for inject to rob</text:p>
          </table:table-cell>
          <table:table-cell table:style-name="ce58" table:number-columns-repeated="1015"/>
          <table:table-cell table:style-name="ce63"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DIV</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A$41]" office:value-type="string" office:string-value="RSV_3" calcext:value-type="string">
            <text:p>RSV_3</text:p>
          </table:table-cell>
          <table:table-cell table:style-name="ce47"/>
          <table:table-cell table:style-name="ce47" office:value-type="string" calcext:value-type="string">
            <text:p>yes</text:p>
          </table:table-cell>
          <table:table-cell table:style-name="ce47" office:value-type="string" calcext:value-type="string">
            <text:p>Signal from reservation station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A$41]" office:value-type="string" office:string-value="RSV_3" calcext:value-type="string">
            <text:p>RSV_3</text:p>
          </table:table-cell>
          <table:table-cell table:style-name="ce47"/>
          <table:table-cell table:style-name="ce47" office:value-type="string" calcext:value-type="string">
            <text:p>yes</text:p>
          </table:table-cell>
          <table:table-cell table:style-name="ce47" office:value-type="string" calcext:value-type="string">
            <text:p>execute data for execution unit</text:p>
          </table:table-cell>
          <table:table-cell table:style-name="ce58" table:number-columns-repeated="1015"/>
          <table:table-cell table:style-name="ce63" table:number-columns-repeated="2"/>
        </table:table-row>
        <table:table-row table:style-name="ro18">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A$41]" office:value-type="string" office:string-value="RSV_3" calcext:value-type="string">
            <text:p>RSV_3</text:p>
          </table:table-cell>
          <table:table-cell table:style-name="ce47"/>
          <table:table-cell table:style-name="ce47" office:value-type="string" calcext:value-type="string">
            <text:p>no</text:p>
          </table:table-cell>
          <table:table-cell table:style-name="ce47" office:value-type="string" calcext:value-type="string">
            <text:p>Signal to reservation station that it execute finished</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4]" office:value-type="string" office:string-value="c_rob_ex_fill" calcext:value-type="string">
            <text:p>c_rob_ex_fill</text:p>
          </table:table-cell>
          <table:table-cell table:style-name="ce47" office:value-type="string" calcext:value-type="string">
            <text:p>result</text:p>
          </table:table-cell>
          <table:table-cell table:style-name="ce47" table:formula="of:=[.$A$121]" office:value-type="string" office:string-value="ROB" calcext:value-type="string">
            <text:p>ROB</text:p>
          </table:table-cell>
          <table:table-cell table:style-name="ce47"/>
          <table:table-cell table:style-name="ce47" office:value-type="string" calcext:value-type="string">
            <text:p>no</text:p>
          </table:table-cell>
          <table:table-cell table:style-name="ce47" office:value-type="string" calcext:value-type="string">
            <text:p>executed data for inject to rob</text:p>
          </table:table-cell>
          <table:table-cell table:style-name="ce58" table:number-columns-repeated="1015"/>
          <table:table-cell table:style-name="ce63"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CS</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A$41]" office:value-type="string" office:string-value="RSV_3" calcext:value-type="string">
            <text:p>RSV_3</text:p>
          </table:table-cell>
          <table:table-cell table:style-name="ce47"/>
          <table:table-cell table:style-name="ce47" office:value-type="string" calcext:value-type="string">
            <text:p>yes</text:p>
          </table:table-cell>
          <table:table-cell table:style-name="ce47" office:value-type="string" calcext:value-type="string">
            <text:p>Signal from reservation station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A$41]" office:value-type="string" office:string-value="RSV_3" calcext:value-type="string">
            <text:p>RSV_3</text:p>
          </table:table-cell>
          <table:table-cell table:style-name="ce47"/>
          <table:table-cell table:style-name="ce47" office:value-type="string" calcext:value-type="string">
            <text:p>yes</text:p>
          </table:table-cell>
          <table:table-cell table:style-name="ce47" office:value-type="string" calcext:value-type="string">
            <text:p>execute data for execution unit</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4]" office:value-type="string" office:string-value="c_rob_ex_fill" calcext:value-type="string">
            <text:p>c_rob_ex_fill</text:p>
          </table:table-cell>
          <table:table-cell table:style-name="ce47" office:value-type="string" calcext:value-type="string">
            <text:p>result</text:p>
          </table:table-cell>
          <table:table-cell table:style-name="ce47" table:formula="of:=[.$A$121]" office:value-type="string" office:string-value="ROB" calcext:value-type="string">
            <text:p>ROB</text:p>
          </table:table-cell>
          <table:table-cell table:style-name="ce47"/>
          <table:table-cell table:style-name="ce47" office:value-type="string" calcext:value-type="string">
            <text:p>no</text:p>
          </table:table-cell>
          <table:table-cell table:style-name="ce47" office:value-type="string" calcext:value-type="string">
            <text:p>execute result to send to rob</text:p>
          </table:table-cell>
          <table:table-cell table:style-name="ce58" table:number-columns-repeated="1015"/>
          <table:table-cell table:style-name="ce63"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LOADER</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A$49]" office:value-type="string" office:string-value="RSV_4" calcext:value-type="string">
            <text:p>RSV_4</text:p>
          </table:table-cell>
          <table:table-cell table:style-name="ce47"/>
          <table:table-cell table:style-name="ce47" office:value-type="string" calcext:value-type="string">
            <text:p>yes</text:p>
          </table:table-cell>
          <table:table-cell table:style-name="ce47" office:value-type="string" calcext:value-type="string">
            <text:p>Signal from reservation station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A$49]" office:value-type="string" office:string-value="RSV_4" calcext:value-type="string">
            <text:p>RSV_4</text:p>
          </table:table-cell>
          <table:table-cell table:style-name="ce47"/>
          <table:table-cell table:style-name="ce47" office:value-type="string" calcext:value-type="string">
            <text:p>yes</text:p>
          </table:table-cell>
          <table:table-cell table:style-name="ce47" office:value-type="string" calcext:value-type="string">
            <text:p>execute data for execution unit</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4]" office:value-type="string" office:string-value="c_rob_ex_fill" calcext:value-type="string">
            <text:p>c_rob_ex_fill</text:p>
          </table:table-cell>
          <table:table-cell table:style-name="ce47" office:value-type="string" calcext:value-type="string">
            <text:p>result</text:p>
          </table:table-cell>
          <table:table-cell table:style-name="ce47" table:formula="of:=[.$A$121]" office:value-type="string" office:string-value="ROB" calcext:value-type="string">
            <text:p>ROB</text:p>
          </table:table-cell>
          <table:table-cell table:style-name="ce47"/>
          <table:table-cell table:style-name="ce47" office:value-type="string" calcext:value-type="string">
            <text:p>no</text:p>
          </table:table-cell>
          <table:table-cell table:style-name="ce47" office:value-type="string" calcext:value-type="string">
            <text:p>execute result to send to rob</text:p>
          </table:table-cell>
          <table:table-cell table:style-name="ce58" table:number-columns-repeated="1015"/>
          <table:table-cell table:style-name="ce63"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STORE</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37"/>
          <table:table-cell table:style-name="ce47" table:formula="of:=[$core_components.$C$7]" office:value-type="string" office:string-value="c_block" calcext:value-type="string">
            <text:p>c_block</text:p>
          </table:table-cell>
          <table:table-cell table:style-name="ce47" office:value-type="string" calcext:value-type="string">
            <text:p>req_ex_data</text:p>
          </table:table-cell>
          <table:table-cell table:style-name="ce47" table:formula="of:=[.$A$49]" office:value-type="string" office:string-value="RSV_4" calcext:value-type="string">
            <text:p>RSV_4</text:p>
          </table:table-cell>
          <table:table-cell table:style-name="ce47"/>
          <table:table-cell table:style-name="ce47" office:value-type="string" calcext:value-type="string">
            <text:p>yes</text:p>
          </table:table-cell>
          <table:table-cell table:style-name="ce47" office:value-type="string" calcext:value-type="string">
            <text:p>Signal from reservation station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8]" office:value-type="string" office:string-value="c_ex_fill" calcext:value-type="string">
            <text:p>c_ex_fill</text:p>
          </table:table-cell>
          <table:table-cell table:style-name="ce47" office:value-type="string" calcext:value-type="string">
            <text:p>ex_data</text:p>
          </table:table-cell>
          <table:table-cell table:style-name="ce47" table:formula="of:=[.$A$49]" office:value-type="string" office:string-value="RSV_4" calcext:value-type="string">
            <text:p>RSV_4</text:p>
          </table:table-cell>
          <table:table-cell table:style-name="ce47"/>
          <table:table-cell table:style-name="ce47" office:value-type="string" calcext:value-type="string">
            <text:p>yes</text:p>
          </table:table-cell>
          <table:table-cell table:style-name="ce47" office:value-type="string" calcext:value-type="string">
            <text:p>Signal from reservation station to execute data</text:p>
          </table:table-cell>
          <table:table-cell table:style-name="ce58" table:number-columns-repeated="1015"/>
          <table:table-cell table:style-name="ce63" table:number-columns-repeated="2"/>
        </table:table-row>
        <table:table-row table:style-name="ro7">
          <table:table-cell table:style-name="ce37"/>
          <table:table-cell table:style-name="ce47" table:formula="of:=[$core_components.$C$124]" office:value-type="string" office:string-value="c_rob_ex_fill" calcext:value-type="string">
            <text:p>c_rob_ex_fill</text:p>
          </table:table-cell>
          <table:table-cell table:style-name="ce47" office:value-type="string" calcext:value-type="string">
            <text:p>result</text:p>
          </table:table-cell>
          <table:table-cell table:style-name="ce47" table:formula="of:=[.$A$121]" office:value-type="string" office:string-value="ROB" calcext:value-type="string">
            <text:p>ROB</text:p>
          </table:table-cell>
          <table:table-cell table:style-name="ce47"/>
          <table:table-cell table:style-name="ce47" office:value-type="string" calcext:value-type="string">
            <text:p>no</text:p>
          </table:table-cell>
          <table:table-cell table:style-name="ce47" office:value-type="string" calcext:value-type="string">
            <text:p>execute result to send to rob</text:p>
          </table:table-cell>
          <table:table-cell table:style-name="ce58" table:number-columns-repeated="1015"/>
          <table:table-cell table:style-name="ce63"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REG_MNG</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11">
          <table:table-cell table:style-name="ce36"/>
          <table:table-cell table:style-name="ce99" table:formula="of:=[$core_components.$C$112]" office:value-type="string" office:string-value="c_instr_req" calcext:value-type="string">
            <text:p>c_instr_req</text:p>
          </table:table-cell>
          <table:table-cell table:style-name="ce99" office:value-type="string" calcext:value-type="string">
            <text:p>instr_res_com</text:p>
          </table:table-cell>
          <table:table-cell table:style-name="ce99" table:formula="of:=[.$A$115]" office:value-type="string" office:string-value="REG_MNG" calcext:value-type="string">
            <text:p>REG_MNG</text:p>
          </table:table-cell>
          <table:table-cell table:style-name="ce99"/>
          <table:table-cell table:style-name="ce99" office:value-type="string" calcext:value-type="string">
            <text:p>yes</text:p>
          </table:table-cell>
          <table:table-cell table:style-name="ce99" office:value-type="string" calcext:value-type="string">
            <text:p>communication b2w decoder and register manager to get register resource and rob instruction initialization</text:p>
          </table:table-cell>
          <table:table-cell table:style-name="ce73" table:number-columns-repeated="1015"/>
          <table:table-cell table:style-name="ce80" table:number-columns-repeated="2"/>
        </table:table-row>
        <table:table-row table:style-name="ro8">
          <table:table-cell table:style-name="ce29"/>
          <table:table-cell table:style-name="ce118" table:formula="of:=[$core_components.$C$99]" office:value-type="string" office:string-value="c_rob_init" calcext:value-type="string">
            <text:p>c_rob_init</text:p>
          </table:table-cell>
          <table:table-cell table:style-name="ce118" office:value-type="string" calcext:value-type="string">
            <text:p>rob_res_com</text:p>
          </table:table-cell>
          <table:table-cell table:style-name="ce118" table:formula="of:=[.$A$121]" office:value-type="string" office:string-value="ROB" calcext:value-type="string">
            <text:p>ROB</text:p>
          </table:table-cell>
          <table:table-cell table:style-name="ce118"/>
          <table:table-cell table:style-name="ce118" office:value-type="string" calcext:value-type="string">
            <text:p>no</text:p>
          </table:table-cell>
          <table:table-cell table:style-name="ce118" office:value-type="string" calcext:value-type="string">
            <text:p>communication b2w reg_mng to rob to get rob init the entry for instruction</text:p>
          </table:table-cell>
          <table:table-cell table:style-name="ce70" table:number-columns-repeated="1015"/>
          <table:table-cell table:style-name="ce77" table:number-columns-repeated="2"/>
        </table:table-row>
        <table:table-row table:style-name="ro7">
          <table:table-cell table:style-name="ce29"/>
          <table:table-cell table:style-name="ce118" table:formula="of:=[$core_components.$C$60]" office:value-type="string" office:string-value="m_bc_rob_reg" calcext:value-type="string">
            <text:p>m_bc_rob_reg</text:p>
          </table:table-cell>
          <table:table-cell table:style-name="ce118" office:value-type="string" calcext:value-type="string">
            <text:p>reg_update</text:p>
          </table:table-cell>
          <table:table-cell table:style-name="ce118" table:formula="of:=[.$A$121]" office:value-type="string" office:string-value="ROB" calcext:value-type="string">
            <text:p>ROB</text:p>
          </table:table-cell>
          <table:table-cell table:style-name="ce118"/>
          <table:table-cell table:style-name="ce118" office:value-type="string" calcext:value-type="string">
            <text:p>yes</text:p>
          </table:table-cell>
          <table:table-cell table:style-name="ce118" office:value-type="string" calcext:value-type="string">
            <text:p>regmanager listen to rob to update register</text:p>
          </table:table-cell>
          <table:table-cell table:style-name="ce70" table:number-columns-repeated="1015"/>
          <table:table-cell table:style-name="ce77"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ROB</text:p>
          </table:table-cell>
          <table:table-cell table:style-name="ce94" table:number-columns-repeated="6"/>
          <table:table-cell table:number-columns-repeated="1017"/>
        </table:table-row>
        <table:table-row table:style-name="ro7">
          <table:table-cell table:style-name="ce118"/>
          <table:table-cell table:style-name="ce118" table:formula="of:=[$core_components.$C$3]" office:value-type="string" office:string-value="c_mainOdr" calcext:value-type="string">
            <text:p>c_mainOdr</text:p>
          </table:table-cell>
          <table:table-cell table:style-name="ce118" office:value-type="string" calcext:value-type="string">
            <text:p>mainctrl</text:p>
          </table:table-cell>
          <table:table-cell table:style-name="ce118" table:formula="of:=[.$A$143]" office:value-type="string" office:string-value="CORE_CONTROL_FLOW" calcext:value-type="string">
            <text:p>CORE_CONTROL_FLOW</text:p>
          </table:table-cell>
          <table:table-cell table:style-name="ce118"/>
          <table:table-cell table:style-name="ce118" office:value-type="string" calcext:value-type="string">
            <text:p>yes</text:p>
          </table:table-cell>
          <table:table-cell table:style-name="ce118" office:value-type="string" calcext:value-type="string">
            <text:p>main command signal from core control flow</text:p>
          </table:table-cell>
          <table:table-cell table:style-name="ce70" table:number-columns-repeated="1015"/>
          <table:table-cell table:style-name="ce77" table:number-columns-repeated="2"/>
        </table:table-row>
        <table:table-row table:style-name="ro7">
          <table:table-cell table:style-name="ce29"/>
          <table:table-cell table:style-name="ce118" table:formula="of:=[$core_components.$C$60]" office:value-type="string" office:string-value="m_bc_rob_reg" calcext:value-type="string">
            <text:p>m_bc_rob_reg</text:p>
          </table:table-cell>
          <table:table-cell table:style-name="ce118" office:value-type="string" calcext:value-type="string">
            <text:p>reg_update</text:p>
          </table:table-cell>
          <table:table-cell table:style-name="ce118" office:value-type="string" calcext:value-type="string">
            <text:p>N-a</text:p>
          </table:table-cell>
          <table:table-cell table:style-name="ce118"/>
          <table:table-cell table:style-name="ce118" office:value-type="string" calcext:value-type="string">
            <text:p>no</text:p>
          </table:table-cell>
          <table:table-cell table:style-name="ce118" office:value-type="string" calcext:value-type="string">
            <text:p>broad cast the register that in commiting</text:p>
          </table:table-cell>
          <table:table-cell table:style-name="ce70" table:number-columns-repeated="1015"/>
          <table:table-cell table:style-name="ce77" table:number-columns-repeated="2"/>
        </table:table-row>
        <table:table-row table:style-name="ro8">
          <table:table-cell table:style-name="ce29"/>
          <table:table-cell table:style-name="ce118" table:formula="of:=[$core_components.$C$99]" office:value-type="string" office:string-value="c_rob_init" calcext:value-type="string">
            <text:p>c_rob_init</text:p>
          </table:table-cell>
          <table:table-cell table:style-name="ce118" office:value-type="string" calcext:value-type="string">
            <text:p>rob_init</text:p>
          </table:table-cell>
          <table:table-cell table:style-name="ce118" table:formula="of:=[.$A$115]" office:value-type="string" office:string-value="REG_MNG" calcext:value-type="string">
            <text:p>REG_MNG</text:p>
          </table:table-cell>
          <table:table-cell table:style-name="ce118"/>
          <table:table-cell table:style-name="ce118" office:value-type="string" calcext:value-type="string">
            <text:p>yes</text:p>
          </table:table-cell>
          <table:table-cell table:style-name="ce118" office:value-type="string" calcext:value-type="string">
            <text:p>communication b2w reg_mng to rob to get rob init the entry for instruction</text:p>
          </table:table-cell>
          <table:table-cell table:style-name="ce70" table:number-columns-repeated="1015"/>
          <table:table-cell table:style-name="ce77" table:number-columns-repeated="2"/>
        </table:table-row>
        <table:table-row table:style-name="ro8">
          <table:table-cell table:style-name="ce117"/>
          <table:table-cell table:style-name="ce65" table:formula="of:=[$core_components.$C$119]" office:value-type="string" office:string-value="c_rob_fill_req" calcext:value-type="string">
            <text:p>c_rob_fill_req</text:p>
          </table:table-cell>
          <table:table-cell table:style-name="ce65" office:value-type="string" calcext:value-type="string">
            <text:p>rsv1_req</text:p>
          </table:table-cell>
          <table:table-cell table:style-name="ce65" table:formula="of:=[.$A$25]" office:value-type="string" office:string-value="RSV_1" calcext:value-type="string">
            <text:p>RSV_1</text:p>
          </table:table-cell>
          <table:table-cell table:style-name="ce65"/>
          <table:table-cell table:style-name="ce65" office:value-type="string" calcext:value-type="string">
            <text:p>no</text:p>
          </table:table-cell>
          <table:table-cell table:style-name="ce65" office:value-type="string" calcext:value-type="string">
            <text:p>signal to rob to receive data from execution unit</text:p>
          </table:table-cell>
          <table:table-cell table:style-name="ce74" table:number-columns-repeated="1015"/>
          <table:table-cell table:style-name="ce81" table:number-columns-repeated="2"/>
        </table:table-row>
        <table:table-row table:style-name="ro8">
          <table:table-cell table:style-name="ce117"/>
          <table:table-cell table:style-name="ce65" table:formula="of:=[$core_components.$C$119]" office:value-type="string" office:string-value="c_rob_fill_req" calcext:value-type="string">
            <text:p>c_rob_fill_req</text:p>
          </table:table-cell>
          <table:table-cell table:style-name="ce65" office:value-type="string" calcext:value-type="string">
            <text:p>rsv2_req</text:p>
          </table:table-cell>
          <table:table-cell table:style-name="ce65" table:formula="of:=[.$A$33]" office:value-type="string" office:string-value="RSV_2" calcext:value-type="string">
            <text:p>RSV_2</text:p>
          </table:table-cell>
          <table:table-cell table:style-name="ce65"/>
          <table:table-cell table:style-name="ce65" office:value-type="string" calcext:value-type="string">
            <text:p>no</text:p>
          </table:table-cell>
          <table:table-cell table:style-name="ce65" office:value-type="string" calcext:value-type="string">
            <text:p>signal to rob to receive data from execution unit</text:p>
          </table:table-cell>
          <table:table-cell table:style-name="ce74" table:number-columns-repeated="1015"/>
          <table:table-cell table:style-name="ce81" table:number-columns-repeated="2"/>
        </table:table-row>
        <table:table-row table:style-name="ro8">
          <table:table-cell table:style-name="ce117"/>
          <table:table-cell table:style-name="ce65" table:formula="of:=[$core_components.$C$119]" office:value-type="string" office:string-value="c_rob_fill_req" calcext:value-type="string">
            <text:p>c_rob_fill_req</text:p>
          </table:table-cell>
          <table:table-cell table:style-name="ce65" office:value-type="string" calcext:value-type="string">
            <text:p>rsv3_req</text:p>
          </table:table-cell>
          <table:table-cell table:style-name="ce65" table:formula="of:=[.$A$41]" office:value-type="string" office:string-value="RSV_3" calcext:value-type="string">
            <text:p>RSV_3</text:p>
          </table:table-cell>
          <table:table-cell table:style-name="ce65"/>
          <table:table-cell table:style-name="ce65" office:value-type="string" calcext:value-type="string">
            <text:p>no</text:p>
          </table:table-cell>
          <table:table-cell table:style-name="ce65" office:value-type="string" calcext:value-type="string">
            <text:p>signal to rob to receive data from execution unit</text:p>
          </table:table-cell>
          <table:table-cell table:style-name="ce74" table:number-columns-repeated="1015"/>
          <table:table-cell table:style-name="ce81" table:number-columns-repeated="2"/>
        </table:table-row>
        <table:table-row table:style-name="ro8">
          <table:table-cell table:style-name="ce117"/>
          <table:table-cell table:style-name="ce65" table:formula="of:=[$core_components.$C$119]" office:value-type="string" office:string-value="c_rob_fill_req" calcext:value-type="string">
            <text:p>c_rob_fill_req</text:p>
          </table:table-cell>
          <table:table-cell table:style-name="ce65" office:value-type="string" calcext:value-type="string">
            <text:p>rsv4_req</text:p>
          </table:table-cell>
          <table:table-cell table:style-name="ce65" table:formula="of:=[.$A$49]" office:value-type="string" office:string-value="RSV_4" calcext:value-type="string">
            <text:p>RSV_4</text:p>
          </table:table-cell>
          <table:table-cell table:style-name="ce65"/>
          <table:table-cell table:style-name="ce65" office:value-type="string" calcext:value-type="string">
            <text:p>no</text:p>
          </table:table-cell>
          <table:table-cell table:style-name="ce65" office:value-type="string" calcext:value-type="string">
            <text:p>signal to rob to receive data from execution unit</text:p>
          </table:table-cell>
          <table:table-cell table:style-name="ce74" table:number-columns-repeated="1015"/>
          <table:table-cell table:style-name="ce81" table:number-columns-repeated="2"/>
        </table:table-row>
        <table:table-row table:style-name="ro7">
          <table:table-cell table:style-name="ce39"/>
          <table:table-cell table:style-name="ce66" table:formula="of:=[$core_components.$C$124]" office:value-type="string" office:string-value="c_rob_ex_fill" calcext:value-type="string">
            <text:p>c_rob_ex_fill</text:p>
          </table:table-cell>
          <table:table-cell table:style-name="ce66" office:value-type="string" calcext:value-type="string">
            <text:p>rsv1_fill</text:p>
          </table:table-cell>
          <table:table-cell table:style-name="ce66" table:formula="of:=[.$A$57]" office:value-type="string" office:string-value="X" calcext:value-type="string">
            <text:p>X</text:p>
          </table:table-cell>
          <table:table-cell table:style-name="ce66"/>
          <table:table-cell table:style-name="ce66" office:value-type="string" calcext:value-type="string">
            <text:p>yes</text:p>
          </table:table-cell>
          <table:table-cell table:style-name="ce66" office:value-type="string" calcext:value-type="string">
            <text:p>executed data from execution unit</text:p>
          </table:table-cell>
          <table:table-cell table:style-name="ce75" table:number-columns-repeated="1015"/>
          <table:table-cell table:style-name="ce82" table:number-columns-repeated="2"/>
        </table:table-row>
        <table:table-row table:style-name="ro7">
          <table:table-cell table:style-name="ce39"/>
          <table:table-cell table:style-name="ce66" table:formula="of:=[$core_components.$C$124]" office:value-type="string" office:string-value="c_rob_ex_fill" calcext:value-type="string">
            <text:p>c_rob_ex_fill</text:p>
          </table:table-cell>
          <table:table-cell table:style-name="ce66" office:value-type="string" calcext:value-type="string">
            <text:p>rsv1_fill</text:p>
          </table:table-cell>
          <table:table-cell table:style-name="ce66" table:formula="of:=[.$A$84]" office:value-type="string" office:string-value="MUL_3" calcext:value-type="string">
            <text:p>MUL_3</text:p>
          </table:table-cell>
          <table:table-cell table:style-name="ce66"/>
          <table:table-cell table:style-name="ce66" office:value-type="string" calcext:value-type="string">
            <text:p>yes</text:p>
          </table:table-cell>
          <table:table-cell table:style-name="ce66" office:value-type="string" calcext:value-type="string">
            <text:p>executed data from execution unit</text:p>
          </table:table-cell>
          <table:table-cell table:style-name="ce75" table:number-columns-repeated="1015"/>
          <table:table-cell table:style-name="ce82" table:number-columns-repeated="2"/>
        </table:table-row>
        <table:table-row table:style-name="ro7">
          <table:table-cell table:style-name="ce39"/>
          <table:table-cell table:style-name="ce66" table:formula="of:=[$core_components.$C$124]" office:value-type="string" office:string-value="c_rob_ex_fill" calcext:value-type="string">
            <text:p>c_rob_ex_fill</text:p>
          </table:table-cell>
          <table:table-cell table:style-name="ce66" office:value-type="string" calcext:value-type="string">
            <text:p>rsv2_fill</text:p>
          </table:table-cell>
          <table:table-cell table:style-name="ce66" table:formula="of:=[.$A$90]" office:value-type="string" office:string-value="DIV" calcext:value-type="string">
            <text:p>DIV</text:p>
          </table:table-cell>
          <table:table-cell table:style-name="ce66"/>
          <table:table-cell table:style-name="ce66" office:value-type="string" calcext:value-type="string">
            <text:p>yes</text:p>
          </table:table-cell>
          <table:table-cell table:style-name="ce66" office:value-type="string" calcext:value-type="string">
            <text:p>executed data from execution unit</text:p>
          </table:table-cell>
          <table:table-cell table:style-name="ce75" table:number-columns-repeated="1015"/>
          <table:table-cell table:style-name="ce82" table:number-columns-repeated="2"/>
        </table:table-row>
        <table:table-row table:style-name="ro7">
          <table:table-cell table:style-name="ce39"/>
          <table:table-cell table:style-name="ce66" table:formula="of:=[$core_components.$C$124]" office:value-type="string" office:string-value="c_rob_ex_fill" calcext:value-type="string">
            <text:p>c_rob_ex_fill</text:p>
          </table:table-cell>
          <table:table-cell table:style-name="ce66" office:value-type="string" calcext:value-type="string">
            <text:p>rsv3_fill</text:p>
          </table:table-cell>
          <table:table-cell table:style-name="ce66" table:formula="of:=[.$A$97]" office:value-type="string" office:string-value="CS" calcext:value-type="string">
            <text:p>CS</text:p>
          </table:table-cell>
          <table:table-cell table:style-name="ce66"/>
          <table:table-cell table:style-name="ce66" office:value-type="string" calcext:value-type="string">
            <text:p>yes</text:p>
          </table:table-cell>
          <table:table-cell table:style-name="ce66" office:value-type="string" calcext:value-type="string">
            <text:p>executed data from execution unit</text:p>
          </table:table-cell>
          <table:table-cell table:style-name="ce75" table:number-columns-repeated="1015"/>
          <table:table-cell table:style-name="ce82" table:number-columns-repeated="2"/>
        </table:table-row>
        <table:table-row table:style-name="ro7">
          <table:table-cell table:style-name="ce39"/>
          <table:table-cell table:style-name="ce66" table:formula="of:=[$core_components.$C$124]" office:value-type="string" office:string-value="c_rob_ex_fill" calcext:value-type="string">
            <text:p>c_rob_ex_fill</text:p>
          </table:table-cell>
          <table:table-cell table:style-name="ce66" office:value-type="string" calcext:value-type="string">
            <text:p>rsv4_fill</text:p>
          </table:table-cell>
          <table:table-cell table:style-name="ce66" table:formula="of:=[.$A$103]" office:value-type="string" office:string-value="LOADER" calcext:value-type="string">
            <text:p>LOADER</text:p>
          </table:table-cell>
          <table:table-cell table:style-name="ce66"/>
          <table:table-cell table:style-name="ce66" office:value-type="string" calcext:value-type="string">
            <text:p>yes</text:p>
          </table:table-cell>
          <table:table-cell table:style-name="ce66" office:value-type="string" calcext:value-type="string">
            <text:p>executed data from execution unit</text:p>
          </table:table-cell>
          <table:table-cell table:style-name="ce75" table:number-columns-repeated="1015"/>
          <table:table-cell table:style-name="ce82" table:number-columns-repeated="2"/>
        </table:table-row>
        <table:table-row table:style-name="ro7">
          <table:table-cell table:style-name="ce39"/>
          <table:table-cell table:style-name="ce66" table:formula="of:=[$core_components.$C$124]" office:value-type="string" office:string-value="c_rob_ex_fill" calcext:value-type="string">
            <text:p>c_rob_ex_fill</text:p>
          </table:table-cell>
          <table:table-cell table:style-name="ce66" office:value-type="string" calcext:value-type="string">
            <text:p>rsv4_fill</text:p>
          </table:table-cell>
          <table:table-cell table:style-name="ce66" table:formula="of:=[.$A$109]" office:value-type="string" office:string-value="STORE" calcext:value-type="string">
            <text:p>STORE</text:p>
          </table:table-cell>
          <table:table-cell table:style-name="ce66"/>
          <table:table-cell table:style-name="ce66" office:value-type="string" calcext:value-type="string">
            <text:p>yes</text:p>
          </table:table-cell>
          <table:table-cell table:style-name="ce66" office:value-type="string" calcext:value-type="string">
            <text:p>executed data from execution unit</text:p>
          </table:table-cell>
          <table:table-cell table:style-name="ce75" table:number-columns-repeated="1015"/>
          <table:table-cell table:style-name="ce82" table:number-columns-repeated="2"/>
        </table:table-row>
        <table:table-row table:style-name="ro7">
          <table:table-cell table:style-name="ce40"/>
          <table:table-cell table:style-name="ce67" table:formula="of:=[$core_components.$C$134]" office:value-type="string" office:string-value="c_lsq_rob_fill" calcext:value-type="string">
            <text:p>c_lsq_rob_fill</text:p>
          </table:table-cell>
          <table:table-cell table:style-name="ce67" office:value-type="string" calcext:value-type="string">
            <text:p>lsq_fill</text:p>
          </table:table-cell>
          <table:table-cell table:style-name="ce68" table:formula="of:=[.$A$139]" office:value-type="string" office:string-value="LS_QUEUE" calcext:value-type="string">
            <text:p>LS_QUEUE</text:p>
          </table:table-cell>
          <table:table-cell table:style-name="ce67"/>
          <table:table-cell table:style-name="ce67" office:value-type="string" calcext:value-type="string">
            <text:p>yes</text:p>
          </table:table-cell>
          <table:table-cell table:style-name="ce67" office:value-type="string" calcext:value-type="string">
            <text:p>loaded data from load store queue fill to rob</text:p>
          </table:table-cell>
          <table:table-cell table:style-name="ce76" table:number-columns-repeated="1015"/>
          <table:table-cell table:style-name="ce83" table:number-columns-repeated="2"/>
        </table:table-row>
        <table:table-row table:style-name="ro7">
          <table:table-cell table:style-name="ce40"/>
          <table:table-cell table:style-name="ce67" table:formula="of:=[$core_components.$C$105]" office:value-type="string" office:string-value="c_lsq_init" calcext:value-type="string">
            <text:p>c_lsq_init</text:p>
          </table:table-cell>
          <table:table-cell table:style-name="ce67" office:value-type="string" calcext:value-type="string">
            <text:p>req_lsq</text:p>
          </table:table-cell>
          <table:table-cell table:style-name="ce67" table:formula="of:=[.$A$139]" office:value-type="string" office:string-value="LS_QUEUE" calcext:value-type="string">
            <text:p>LS_QUEUE</text:p>
          </table:table-cell>
          <table:table-cell table:style-name="ce67"/>
          <table:table-cell table:style-name="ce67" office:value-type="string" calcext:value-type="string">
            <text:p>no</text:p>
          </table:table-cell>
          <table:table-cell table:style-name="ce67" office:value-type="string" calcext:value-type="string">
            <text:p>call lsq to send load store request</text:p>
          </table:table-cell>
          <table:table-cell table:style-name="ce76" table:number-columns-repeated="1015"/>
          <table:table-cell table:style-name="ce83" table:number-columns-repeated="2"/>
        </table:table-row>
        <table:table-row table:style-name="ro11">
          <table:table-cell table:style-name="ce40"/>
          <table:table-cell table:style-name="ce67" table:formula="of:=[$core_components.$C$80]" office:value-type="string" office:string-value="m_op_rst" calcext:value-type="string">
            <text:p>m_op_rst</text:p>
          </table:table-cell>
          <table:table-cell table:style-name="ce67" office:value-type="string" calcext:value-type="string">
            <text:p>cmt_rst</text:p>
          </table:table-cell>
          <table:table-cell table:style-name="ce67" table:formula="of:=[.$A$143]" office:value-type="string" office:string-value="CORE_CONTROL_FLOW" calcext:value-type="string">
            <text:p>CORE_CONTROL_FLOW</text:p>
          </table:table-cell>
          <table:table-cell table:style-name="ce67"/>
          <table:table-cell table:style-name="ce67" office:value-type="string" calcext:value-type="string">
            <text:p>no</text:p>
          </table:table-cell>
          <table:table-cell table:style-name="ce67" office:value-type="string" calcext:value-type="string">
            <text:p>commit result that rob commit will send to core control flow or other that need rob commit result</text:p>
          </table:table-cell>
          <table:table-cell table:style-name="ce76" table:number-columns-repeated="1015"/>
          <table:table-cell table:style-name="ce83"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LS_QUEUE</text:p>
          </table:table-cell>
          <table:table-cell table:style-name="ce94" table:number-columns-repeated="6"/>
          <table:table-cell table:number-columns-repeated="1017"/>
        </table:table-row>
        <table:table-row table:style-name="ro19">
          <table:table-cell table:style-name="ce40"/>
          <table:table-cell table:style-name="ce67" table:formula="of:=[$core_components.$C$134]" office:value-type="string" office:string-value="c_lsq_rob_fill" calcext:value-type="string">
            <text:p>c_lsq_rob_fill</text:p>
          </table:table-cell>
          <table:table-cell table:style-name="ce67" office:value-type="string" calcext:value-type="string">
            <text:p>lsq_fill</text:p>
          </table:table-cell>
          <table:table-cell table:style-name="ce68" table:formula="of:=[.$A$139]" office:value-type="string" office:string-value="LS_QUEUE" calcext:value-type="string">
            <text:p>LS_QUEUE</text:p>
          </table:table-cell>
          <table:table-cell table:style-name="ce67" table:number-columns-repeated="2"/>
          <table:table-cell table:style-name="ce67" office:value-type="string" calcext:value-type="string">
            <text:p>loaded data from load store queue fill to rob</text:p>
          </table:table-cell>
          <table:table-cell table:style-name="ce76" table:number-columns-repeated="1015"/>
          <table:table-cell table:style-name="ce83" table:number-columns-repeated="2"/>
        </table:table-row>
        <table:table-row table:style-name="ro19">
          <table:table-cell table:style-name="ce40"/>
          <table:table-cell table:style-name="ce67" table:formula="of:=[$core_components.$C$105]" office:value-type="string" office:string-value="c_lsq_init" calcext:value-type="string">
            <text:p>c_lsq_init</text:p>
          </table:table-cell>
          <table:table-cell table:style-name="ce67" office:value-type="string" calcext:value-type="string">
            <text:p>req_lsq</text:p>
          </table:table-cell>
          <table:table-cell table:style-name="ce67" table:formula="of:=[.$A$139]" office:value-type="string" office:string-value="LS_QUEUE" calcext:value-type="string">
            <text:p>LS_QUEUE</text:p>
          </table:table-cell>
          <table:table-cell table:style-name="ce67" table:number-columns-repeated="2"/>
          <table:table-cell table:style-name="ce67" office:value-type="string" calcext:value-type="string">
            <text:p>call lsq to send load store request</text:p>
          </table:table-cell>
          <table:table-cell table:style-name="ce76" table:number-columns-repeated="1015"/>
          <table:table-cell table:style-name="ce83" table:number-columns-repeated="2"/>
        </table:table-row>
        <table:table-row table:style-name="ro7">
          <table:table-cell table:style-name="ce125"/>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CORE_CONTROL_FLOW</text:p>
          </table:table-cell>
          <table:table-cell table:style-name="ce94" table:number-columns-repeated="6"/>
          <table:table-cell table:number-columns-repeated="1017"/>
        </table:table-row>
        <table:table-row table:style-name="ro16">
          <table:table-cell table:style-name="ce29"/>
          <table:table-cell table:style-name="ce44" table:formula="of:=[$core_components.$C$26]" office:value-type="string" office:string-value="a_pc" calcext:value-type="string">
            <text:p>a_pc</text:p>
          </table:table-cell>
          <table:table-cell table:style-name="ce118" office:value-type="string" calcext:value-type="string">
            <text:p>pc_new</text:p>
          </table:table-cell>
          <table:table-cell table:style-name="ce118" table:formula="of:=[.$A$3]" office:value-type="string" office:string-value="INSTR_PAGE_WALKER" calcext:value-type="string">
            <text:p>INSTR_PAGE_WALKER</text:p>
          </table:table-cell>
          <table:table-cell table:style-name="ce118"/>
          <table:table-cell table:style-name="ce118" office:value-type="string" calcext:value-type="string">
            <text:p>no</text:p>
          </table:table-cell>
          <table:table-cell table:style-name="ce118" office:value-type="string" calcext:value-type="string">
            <text:p>ordered pc to instruction page walker</text:p>
          </table:table-cell>
          <table:table-cell table:style-name="ce70" table:number-columns-repeated="1015"/>
          <table:table-cell table:style-name="ce77" table:number-columns-repeated="2"/>
        </table:table-row>
        <table:table-row table:style-name="ro11">
          <table:table-cell table:style-name="ce40"/>
          <table:table-cell table:style-name="ce67" table:formula="of:=[$core_components.$C$80]" office:value-type="string" office:string-value="m_op_rst" calcext:value-type="string">
            <text:p>m_op_rst</text:p>
          </table:table-cell>
          <table:table-cell table:style-name="ce67" office:value-type="string" calcext:value-type="string">
            <text:p>cmt_rst</text:p>
          </table:table-cell>
          <table:table-cell table:style-name="ce67" table:formula="of:=[.$A$143]" office:value-type="string" office:string-value="CORE_CONTROL_FLOW" calcext:value-type="string">
            <text:p>CORE_CONTROL_FLOW</text:p>
          </table:table-cell>
          <table:table-cell table:style-name="ce67"/>
          <table:table-cell table:style-name="ce67" office:value-type="string" calcext:value-type="string">
            <text:p>yes</text:p>
          </table:table-cell>
          <table:table-cell table:style-name="ce67" office:value-type="string" calcext:value-type="string">
            <text:p>commit result that rob commit will send to core control flow or other that need rob commit result</text:p>
          </table:table-cell>
          <table:table-cell table:style-name="ce76" table:number-columns-repeated="1015"/>
          <table:table-cell table:style-name="ce83"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3]" office:value-type="string" office:string-value="INSTR_PAGE_WALKER" calcext:value-type="string">
            <text:p>INSTR_PAGE_WALKER</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10]" office:value-type="string" office:string-value="INSTR_LOADER" calcext:value-type="string">
            <text:p>INSTR_LOADER</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17]" office:value-type="string" office:string-value="DECODER" calcext:value-type="string">
            <text:p>DECODER</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25]" office:value-type="string" office:string-value="RSV_1" calcext:value-type="string">
            <text:p>RSV_1</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33]" office:value-type="string" office:string-value="RSV_2" calcext:value-type="string">
            <text:p>RSV_2</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41]" office:value-type="string" office:string-value="RSV_3" calcext:value-type="string">
            <text:p>RSV_3</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49]" office:value-type="string" office:string-value="RSV_4" calcext:value-type="string">
            <text:p>RSV_4</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57]" office:value-type="string" office:string-value="X" calcext:value-type="string">
            <text:p>X</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63]" office:value-type="string" office:string-value="MUL_0" calcext:value-type="string">
            <text:p>MUL_0</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70]" office:value-type="string" office:string-value="MUL_1" calcext:value-type="string">
            <text:p>MUL_1</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77]" office:value-type="string" office:string-value="MUL_2" calcext:value-type="string">
            <text:p>MUL_2</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84]" office:value-type="string" office:string-value="MUL_3" calcext:value-type="string">
            <text:p>MUL_3</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90]" office:value-type="string" office:string-value="DIV" calcext:value-type="string">
            <text:p>DIV</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97]" office:value-type="string" office:string-value="CS" calcext:value-type="string">
            <text:p>CS</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103]" office:value-type="string" office:string-value="LOADER" calcext:value-type="string">
            <text:p>LOADER</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109]" office:value-type="string" office:string-value="STORE" calcext:value-type="string">
            <text:p>STORE</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115]" office:value-type="string" office:string-value="REG_MNG" calcext:value-type="string">
            <text:p>REG_MNG</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121]" office:value-type="string" office:string-value="ROB" calcext:value-type="string">
            <text:p>ROB</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18"/>
          <table:table-cell table:style-name="ce118" office:value-type="string" calcext:value-type="string">
            <text:p>c_mainOdr</text:p>
          </table:table-cell>
          <table:table-cell table:style-name="ce118" office:value-type="string" calcext:value-type="string">
            <text:p>mainctrl</text:p>
          </table:table-cell>
          <table:table-cell table:style-name="ce118" table:formula="of:=[.$A$139]" office:value-type="string" office:string-value="LS_QUEUE" calcext:value-type="string">
            <text:p>LS_QUEUE</text:p>
          </table:table-cell>
          <table:table-cell table:style-name="ce118"/>
          <table:table-cell table:style-name="ce118" office:value-type="string" calcext:value-type="string">
            <text:p>no</text:p>
          </table:table-cell>
          <table:table-cell table:style-name="ce118"/>
          <table:table-cell table:style-name="ce70" table:number-columns-repeated="1015"/>
          <table:table-cell table:style-name="ce77" table:number-columns-repeated="2"/>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7">
          <table:table-cell table:style-name="ce126" office:value-type="string" calcext:value-type="string">
            <text:p>MASTER</text:p>
          </table:table-cell>
          <table:table-cell table:style-name="ce94" table:number-columns-repeated="6"/>
          <table:table-cell table:number-columns-repeated="1017"/>
        </table:table-row>
        <table:table-row table:style-name="ro7">
          <table:table-cell table:style-name="ce125" office:value-type="string" calcext:value-type="string">
            <text:p>-end-</text:p>
          </table:table-cell>
          <table:table-cell table:style-name="ce91" table:number-columns-repeated="6"/>
          <table:table-cell table:style-name="ce57" table:number-columns-repeated="1015"/>
          <table:table-cell table:style-name="ce132" table:number-columns-repeated="2"/>
        </table:table-row>
        <table:table-row table:style-name="ro15">
          <table:table-cell table:style-name="ce94" office:value-type="string" calcext:value-type="string">
            <text:p>-eof-</text:p>
          </table:table-cell>
          <table:table-cell table:style-name="ce94" table:number-columns-repeated="6"/>
          <table:table-cell table:number-columns-repeated="1017"/>
        </table:table-row>
        <table:table-row table:style-name="ro7" table:number-rows-repeated="1048407">
          <table:table-cell table:number-columns-repeated="1024"/>
        </table:table-row>
        <table:table-row table:style-name="ro7">
          <table:table-cell table:number-columns-repeated="1024"/>
        </table:table-row>
      </table:table>
      <table:table table:name="core_variable" table:style-name="ta1">
        <office:forms form:automatic-focus="false" form:apply-design-mode="false"/>
        <table:table-column table:style-name="co9" table:default-cell-style-name="ce93"/>
        <table:table-column table:style-name="co17" table:default-cell-style-name="ce93"/>
        <table:table-column table:style-name="co9" table:number-columns-repeated="2" table:default-cell-style-name="ce93"/>
        <table:table-column table:style-name="co18" table:default-cell-style-name="ce93"/>
        <table:table-column table:style-name="co19" table:default-cell-style-name="ce93"/>
        <table:table-column table:style-name="co9" table:number-columns-repeated="5" table:default-cell-style-name="ce93"/>
        <table:table-column table:style-name="co20" table:default-cell-style-name="ce93"/>
        <table:table-column table:style-name="co9" table:number-columns-repeated="1012" table:default-cell-style-name="ce93"/>
        <table:table-row table:style-name="ro8">
          <table:table-cell table:style-name="ce92" office:value-type="string" calcext:value-type="string">
            <text:p>global variable</text:p>
          </table:table-cell>
          <table:table-cell table:number-columns-repeated="1023"/>
        </table:table-row>
        <table:table-row table:style-name="ro7">
          <table:table-cell table:style-name="ce122"/>
          <table:table-cell table:style-name="ce92" office:value-type="string" calcext:value-type="string">
            <text:p>name</text:p>
          </table:table-cell>
          <table:table-cell table:style-name="ce92" office:value-type="string" calcext:value-type="string">
            <text:p>type</text:p>
          </table:table-cell>
          <table:table-cell table:style-name="ce92" office:value-type="string" calcext:value-type="string">
            <text:p>value</text:p>
          </table:table-cell>
          <table:table-cell table:style-name="ce92" office:value-type="string" calcext:value-type="string">
            <text:p>description</text:p>
          </table:table-cell>
          <table:table-cell office:value-type="string" calcext:value-type="string">
            <text:p>&lt;I&gt;_&lt;NUMBER TYPE&gt;_*</text:p>
          </table:table-cell>
          <table:table-cell table:number-columns-repeated="5"/>
          <table:table-cell office:value-type="string" calcext:value-type="string">
            <text:p>BL</text:p>
          </table:table-cell>
          <table:table-cell office:value-type="string" calcext:value-type="string">
            <text:p>bit length</text:p>
          </table:table-cell>
          <table:table-cell table:number-columns-repeated="1011"/>
        </table:table-row>
        <table:table-row table:style-name="ro7">
          <table:table-cell table:style-name="ce92" office:value-type="string" calcext:value-type="string">
            <text:p>Identifier</text:p>
          </table:table-cell>
          <table:table-cell table:style-name="ce94" table:number-columns-repeated="4"/>
          <table:table-cell table:number-columns-repeated="1019"/>
        </table:table-row>
        <table:table-row table:style-name="ro8">
          <table:table-cell table:style-name="Default"/>
          <table:table-cell table:style-name="ce94" office:value-type="string" calcext:value-type="string">
            <text:p>I_BL_ARC_PC</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1"/>
        </table:table-row>
        <table:table-row table:style-name="ro7">
          <table:table-cell/>
          <table:table-cell office:value-type="string" calcext:value-type="string">
            <text:p>I_N_ARC_PVL</text:p>
          </table:table-cell>
          <table:table-cell table:style-name="ce94" office:value-type="string" calcext:value-type="string">
            <text:p>int</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19"/>
        </table:table-row>
        <table:table-row table:style-name="ro7">
          <table:table-cell/>
          <table:table-cell office:value-type="string" calcext:value-type="string">
            <text:p>I_BL_ARC_PVL</text:p>
          </table:table-cell>
          <table:table-cell table:style-name="ce94" office:value-type="string" calcext:value-type="string">
            <text:p>int</text:p>
          </table:table-cell>
          <table:table-cell office:value-type="float" office:value="2" calcext:value-type="float">
            <text:p>2</text:p>
          </table:table-cell>
          <table:covered-table-cell/>
          <table:table-cell table:number-columns-repeated="1019"/>
        </table:table-row>
        <table:table-row table:style-name="ro8">
          <table:table-cell/>
          <table:table-cell office:value-type="string" calcext:value-type="string">
            <text:p>I_BL_ARC_REG</text:p>
          </table:table-cell>
          <table:table-cell table:style-name="ce94" office:value-type="string" calcext:value-type="string">
            <text:p>int</text:p>
          </table:table-cell>
          <table:table-cell office:value-type="float" office:value="5" calcext:value-type="float">
            <text:p>5</text:p>
          </table:table-cell>
          <table:table-cell table:style-name="ce94" office:value-type="string" calcext:value-type="string">
            <text:p>size of index/address to identify arch register </text:p>
          </table:table-cell>
          <table:table-cell table:number-columns-repeated="1019"/>
        </table:table-row>
        <table:table-row table:style-name="ro8">
          <table:table-cell/>
          <table:table-cell office:value-type="string" calcext:value-type="string">
            <text:p>I_BL_MARC_REG</text:p>
          </table:table-cell>
          <table:table-cell table:style-name="ce94" office:value-type="string" calcext:value-type="string">
            <text:p>int</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19"/>
        </table:table-row>
        <table:table-row table:style-name="ro8">
          <table:table-cell/>
          <table:table-cell office:value-type="string" calcext:value-type="string">
            <text:p>I_BL_MARC_CREG</text:p>
          </table:table-cell>
          <table:table-cell table:style-name="ce94" office:value-type="string" calcext:value-type="string">
            <text:p>int</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19"/>
        </table:table-row>
        <table:table-row table:style-name="ro7">
          <table:table-cell/>
          <table:table-cell office:value-type="string" calcext:value-type="string">
            <text:p>I_BL_MARC_PIP</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19"/>
        </table:table-row>
        <table:table-row table:style-name="ro7">
          <table:table-cell/>
          <table:table-cell office:value-type="string" calcext:value-type="string">
            <text:p>I_BL_ARC_RPIP</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reservation <text:s/>station</text:p>
          </table:table-cell>
          <table:table-cell table:number-columns-repeated="1019"/>
        </table:table-row>
        <table:table-row table:style-name="ro8">
          <table:table-cell/>
          <table:table-cell office:value-type="string" calcext:value-type="string">
            <text:p>I_BL_EX_PIP</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19"/>
        </table:table-row>
        <table:table-row table:style-name="ro8">
          <table:table-cell/>
          <table:table-cell office:value-type="string" calcext:value-type="string">
            <text:p>I_N_EX_PIP</text:p>
          </table:table-cell>
          <table:table-cell table:style-name="ce94" office:value-type="string" calcext:value-type="string">
            <text:p>int</text:p>
          </table:table-cell>
          <table:table-cell table:formula="of:=2^[.D12]" office:value-type="float" office:value="8" calcext:value-type="float">
            <text:p>8</text:p>
          </table:table-cell>
          <table:table-cell office:value-type="string" calcext:value-type="string">
            <text:p>Max number of execution pips in connected in each reservation station.</text:p>
          </table:table-cell>
          <table:table-cell table:number-columns-repeated="1019"/>
        </table:table-row>
        <table:table-row table:style-name="ro11">
          <table:table-cell/>
          <table:table-cell office:value-type="string" calcext:value-type="string">
            <text:p>I_BL_EX_UNIT</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identify index of unit in execution pips in connected in each reservation station.</text:p>
          </table:table-cell>
          <table:table-cell table:number-columns-repeated="1019"/>
        </table:table-row>
        <table:table-row table:style-name="ro7">
          <table:table-cell/>
          <table:table-cell office:value-type="string" calcext:value-type="string">
            <text:p>I_BL_TRAPC</text:p>
          </table:table-cell>
          <table:table-cell table:style-name="ce94" office:value-type="string" calcext:value-type="string">
            <text:p>int</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19"/>
        </table:table-row>
        <table:table-row table:style-name="ro7">
          <table:table-cell/>
          <table:table-cell office:value-type="string" calcext:value-type="string">
            <text:p>I_N_PIP</text:p>
          </table:table-cell>
          <table:table-cell table:style-name="ce94" office:value-type="string" calcext:value-type="string">
            <text:p>int</text:p>
          </table:table-cell>
          <table:table-cell office:value-type="float" office:value="4" calcext:value-type="float">
            <text:p>4</text:p>
          </table:table-cell>
          <table:table-cell office:value-type="string" calcext:value-type="string">
            <text:p>amount of reservation pipe</text:p>
          </table:table-cell>
          <table:table-cell table:number-columns-repeated="1019"/>
        </table:table-row>
        <table:table-row table:style-name="ro8">
          <table:table-cell/>
          <table:table-cell office:value-type="string" calcext:value-type="string">
            <text:p>I_BL_MEM_ADDR</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19"/>
        </table:table-row>
        <table:table-row table:style-name="ro8">
          <table:table-cell/>
          <table:table-cell office:value-type="string" calcext:value-type="string">
            <text:p>I_BL_MEM_EFF_SIZE</text:p>
          </table:table-cell>
          <table:table-cell table:style-name="ce94" office:value-type="string" calcext:value-type="string">
            <text:p>int </text:p>
          </table:table-cell>
          <table:table-cell office:value-type="float" office:value="6" calcext:value-type="float">
            <text:p>6</text:p>
          </table:table-cell>
          <table:table-cell office:value-type="string" calcext:value-type="string">
            <text:p>Size of bitline that specify size of memory transaction size</text:p>
          </table:table-cell>
          <table:table-cell table:number-columns-repeated="1019"/>
        </table:table-row>
        <table:table-row table:style-name="ro7">
          <table:table-cell/>
          <table:table-cell office:value-type="string" calcext:value-type="string">
            <text:p>I_BL_ROB_CMT_DIRECTOR</text:p>
          </table:table-cell>
          <table:table-cell table:style-name="ce94" office:value-type="string" calcext:value-type="string">
            <text:p>int</text:p>
          </table:table-cell>
          <table:table-cell office:value-type="float" office:value="2" calcext:value-type="float">
            <text:p>2</text:p>
          </table:table-cell>
          <table:table-cell office:value-type="string" calcext:value-type="string">
            <text:p>size of bitline that indicate commit direction</text:p>
          </table:table-cell>
          <table:table-cell table:number-columns-repeated="1019"/>
        </table:table-row>
        <table:table-row table:style-name="ro7">
          <table:table-cell table:style-name="ce91" office:value-type="string" calcext:value-type="string">
            <text:p>-end-</text:p>
          </table:table-cell>
          <table:table-cell table:style-name="ce91" table:number-columns-repeated="1023"/>
        </table:table-row>
        <table:table-row table:style-name="ro7">
          <table:table-cell table:style-name="ce92" office:value-type="string" calcext:value-type="string">
            <text:p>Data</text:p>
          </table:table-cell>
          <table:table-cell table:style-name="ce94" table:number-columns-repeated="1023"/>
        </table:table-row>
        <table:table-row table:style-name="ro7">
          <table:table-cell table:style-name="Default"/>
          <table:table-cell office:value-type="string" calcext:value-type="string">
            <text:p>D_BL_ARC_INSTR</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architecture instruction bit length</text:p>
          </table:table-cell>
          <table:table-cell office:value-type="string" calcext:value-type="string">
            <text:p>&lt;D&gt;_&lt;NUMBER TYPE&gt;_*</text:p>
          </table:table-cell>
          <table:table-cell table:number-columns-repeated="1018"/>
        </table:table-row>
        <table:table-row table:style-name="ro7">
          <table:table-cell/>
          <table:table-cell office:value-type="string" calcext:value-type="string">
            <text:p>D_BL_MARC_REG</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19"/>
        </table:table-row>
        <table:table-row table:style-name="ro7">
          <table:table-cell/>
          <table:table-cell office:value-type="string" calcext:value-type="string">
            <text:p>D_BL_MARC_CREG</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19"/>
        </table:table-row>
        <table:table-row table:style-name="ro7">
          <table:table-cell/>
          <table:table-cell office:value-type="string" calcext:value-type="string">
            <text:p>D_BL_MARC_IMM</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immediate value</text:p>
          </table:table-cell>
          <table:table-cell table:number-columns-repeated="1019"/>
        </table:table-row>
        <table:table-row table:style-name="ro7">
          <table:table-cell/>
          <table:table-cell office:value-type="string" calcext:value-type="string">
            <text:p>D_BL_MARC_OP</text:p>
          </table:table-cell>
          <table:table-cell table:style-name="ce94" office:value-type="string" calcext:value-type="string">
            <text:p>int</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19"/>
        </table:table-row>
        <table:table-row table:style-name="ro7">
          <table:table-cell/>
          <table:table-cell office:value-type="string" calcext:value-type="string">
            <text:p>D_BL_MARC_PRIV</text:p>
          </table:table-cell>
          <table:table-cell table:style-name="ce94" office:value-type="string" calcext:value-type="string">
            <text:p>int</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19"/>
        </table:table-row>
        <table:table-row table:style-name="ro7">
          <table:table-cell table:style-name="ce91" office:value-type="string" calcext:value-type="string">
            <text:p>-end-</text:p>
          </table:table-cell>
          <table:table-cell table:style-name="ce91" table:number-columns-repeated="1023"/>
        </table:table-row>
        <table:table-row table:style-name="ro7">
          <table:table-cell table:style-name="ce90" office:value-type="string" calcext:value-type="string">
            <text:p>-eof-</text:p>
          </table:table-cell>
          <table:table-cell table:style-name="ce90" table:number-columns-repeated="2"/>
          <table:table-cell table:style-name="ce115"/>
          <table:table-cell table:style-name="ce90" table:number-columns-repeated="1017"/>
          <table:table-cell table:style-name="ce121" table:number-columns-repeated="3"/>
        </table:table-row>
        <table:table-row table:style-name="ro7" table:number-rows-repeated="1048546">
          <table:table-cell table:number-columns-repeated="1024"/>
        </table:table-row>
        <table:table-row table:style-name="ro7">
          <table:table-cell table:number-columns-repeated="1024"/>
        </table:table-row>
      </table:table>
      <table:table table:name="object_info" table:style-name="ta1">
        <office:forms form:automatic-focus="false" form:apply-design-mode="false"/>
        <table:table-column table:style-name="co21" table:default-cell-style-name="ce95"/>
        <table:table-column table:style-name="co22" table:default-cell-style-name="ce95"/>
        <table:table-column table:style-name="co23" table:default-cell-style-name="ce95"/>
        <table:table-column table:style-name="co24" table:default-cell-style-name="ce95"/>
        <table:table-column table:style-name="co25" table:number-columns-repeated="2" table:default-cell-style-name="ce95"/>
        <table:table-column table:style-name="co26" table:default-cell-style-name="ce95"/>
        <table:table-column table:style-name="co9" table:number-columns-repeated="1017" table:default-cell-style-name="ce95"/>
        <table:table-row table:style-name="ro20">
          <table:table-cell table:style-name="ce123" office:value-type="string" calcext:value-type="string">
            <text:p>DATA_BLOCK</text:p>
          </table:table-cell>
          <table:table-cell table:style-name="ce123"/>
          <table:table-cell table:number-columns-repeated="1022"/>
        </table:table-row>
        <table:table-row table:style-name="ro7">
          <table:table-cell table:style-name="ce123" office:value-type="string" calcext:value-type="string">
            <text:p>object</text:p>
          </table:table-cell>
          <table:table-cell table:style-name="ce123" office:value-type="string" calcext:value-type="string">
            <text:p>type</text:p>
          </table:table-cell>
          <table:table-cell table:style-name="ce123" office:value-type="string" calcext:value-type="string">
            <text:p>path</text:p>
          </table:table-cell>
          <table:table-cell table:style-name="ce123" office:value-type="string" calcext:value-type="string">
            <text:p>fileName</text:p>
          </table:table-cell>
          <table:table-cell table:style-name="ce123" office:value-type="string" calcext:value-type="string">
            <text:p>packageName</text:p>
          </table:table-cell>
          <table:table-cell table:style-name="ce123" office:value-type="string" calcext:value-type="string">
            <text:p>include1</text:p>
          </table:table-cell>
          <table:table-cell table:style-name="ce123" office:value-type="string" calcext:value-type="string">
            <text:p>include2</text:p>
          </table:table-cell>
          <table:table-cell table:style-name="ce123" office:value-type="string" calcext:value-type="string">
            <text:p>include3</text:p>
          </table:table-cell>
          <table:table-cell table:style-name="ce123" office:value-type="string" calcext:value-type="string">
            <text:p>include4</text:p>
          </table:table-cell>
          <table:table-cell table:style-name="ce123" office:value-type="string" calcext:value-type="string">
            <text:p>include5</text:p>
          </table:table-cell>
          <table:table-cell table:number-columns-repeated="1014"/>
        </table:table-row>
        <table:table-row table:style-name="ro7">
          <table:table-cell table:style-name="ce124" table:formula="of:=[$core_block_link_old.A3]" office:value-type="string" office:string-value="INSTR_PAGE_WALKER" calcext:value-type="string">
            <text:p>INSTR_PAGE_WALKER</text:p>
          </table:table-cell>
          <table:table-cell table:style-name="ce124" office:value-type="string" calcext:value-type="string">
            <text:p>block</text:p>
          </table:table-cell>
          <table:table-cell table:formula="of:=CONCATENATE(&quot;main/core/&quot;;LOWER([.A3]); &quot;/&quot;)" office:value-type="string" office:string-value="main/core/instr_page_walker/" calcext:value-type="string">
            <text:p>main/core/instr_page_walker/</text:p>
          </table:table-cell>
          <table:table-cell table:formula="of:=CONCATENATE([.A3]; &quot;.scala&quot;)" office:value-type="string" office:string-value="INSTR_PAGE_WALKER.scala" calcext:value-type="string">
            <text:p>INSTR_PAGE_WALKER.scala</text:p>
          </table:table-cell>
          <table:table-cell table:formula="of:=CONCATENATE(&quot;CORE_&quot;;LOWER([.A3]) )" office:value-type="string" office:string-value="CORE_instr_page_walker" calcext:value-type="string">
            <text:p>CORE_instr_page_walk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8]" office:value-type="string" office:string-value="INSTR_LOADER" calcext:value-type="string">
            <text:p>INSTR_LOADER</text:p>
          </table:table-cell>
          <table:table-cell table:style-name="ce124" office:value-type="string" calcext:value-type="string">
            <text:p>block</text:p>
          </table:table-cell>
          <table:table-cell table:formula="of:=CONCATENATE(&quot;main/core/&quot;;LOWER([.A4]); &quot;/&quot;)" office:value-type="string" office:string-value="main/core/instr_loader/" calcext:value-type="string">
            <text:p>main/core/instr_loader/</text:p>
          </table:table-cell>
          <table:table-cell table:formula="of:=CONCATENATE([.A4]; &quot;.scala&quot;)" office:value-type="string" office:string-value="INSTR_LOADER.scala" calcext:value-type="string">
            <text:p>INSTR_LOADER.scala</text:p>
          </table:table-cell>
          <table:table-cell table:formula="of:=CONCATENATE(&quot;CORE_&quot;;LOWER([.A4]) )" office:value-type="string" office:string-value="CORE_instr_loader" calcext:value-type="string">
            <text:p>CORE_instr_load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15]" office:value-type="string" office:string-value="DECODER" calcext:value-type="string">
            <text:p>DECODER</text:p>
          </table:table-cell>
          <table:table-cell table:style-name="ce124" office:value-type="string" calcext:value-type="string">
            <text:p>block</text:p>
          </table:table-cell>
          <table:table-cell table:formula="of:=CONCATENATE(&quot;main/core/&quot;;LOWER([.A5]); &quot;/&quot;)" office:value-type="string" office:string-value="main/core/decoder/" calcext:value-type="string">
            <text:p>main/core/decoder/</text:p>
          </table:table-cell>
          <table:table-cell table:formula="of:=CONCATENATE([.A5]; &quot;.scala&quot;)" office:value-type="string" office:string-value="DECODER.scala" calcext:value-type="string">
            <text:p>DECODER.scala</text:p>
          </table:table-cell>
          <table:table-cell table:formula="of:=CONCATENATE(&quot;CORE_&quot;;LOWER([.A5]) )" office:value-type="string" office:string-value="CORE_decoder" calcext:value-type="string">
            <text:p>CORE_decod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25]" office:value-type="string" office:string-value="RSV_1" calcext:value-type="string">
            <text:p>RSV_1</text:p>
          </table:table-cell>
          <table:table-cell table:style-name="ce124" office:value-type="string" calcext:value-type="string">
            <text:p>block</text:p>
          </table:table-cell>
          <table:table-cell table:formula="of:=CONCATENATE(&quot;main/core/&quot;;LOWER([.A6]); &quot;/&quot;)" office:value-type="string" office:string-value="main/core/rsv_1/" calcext:value-type="string">
            <text:p>main/core/rsv_1/</text:p>
          </table:table-cell>
          <table:table-cell table:formula="of:=CONCATENATE([.A6]; &quot;.scala&quot;)" office:value-type="string" office:string-value="RSV_1.scala" calcext:value-type="string">
            <text:p>RSV_1.scala</text:p>
          </table:table-cell>
          <table:table-cell table:formula="of:=CONCATENATE(&quot;CORE_&quot;;LOWER([.A6]) )" office:value-type="string" office:string-value="CORE_rsv_1" calcext:value-type="string">
            <text:p>CORE_rsv_1</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31]" office:value-type="string" office:string-value="RSV_2" calcext:value-type="string">
            <text:p>RSV_2</text:p>
          </table:table-cell>
          <table:table-cell table:style-name="ce124" office:value-type="string" calcext:value-type="string">
            <text:p>block</text:p>
          </table:table-cell>
          <table:table-cell table:formula="of:=CONCATENATE(&quot;main/core/&quot;;LOWER([.A7]); &quot;/&quot;)" office:value-type="string" office:string-value="main/core/rsv_2/" calcext:value-type="string">
            <text:p>main/core/rsv_2/</text:p>
          </table:table-cell>
          <table:table-cell table:formula="of:=CONCATENATE([.A7]; &quot;.scala&quot;)" office:value-type="string" office:string-value="RSV_2.scala" calcext:value-type="string">
            <text:p>RSV_2.scala</text:p>
          </table:table-cell>
          <table:table-cell table:formula="of:=CONCATENATE(&quot;CORE_&quot;;LOWER([.A7]) )" office:value-type="string" office:string-value="CORE_rsv_2" calcext:value-type="string">
            <text:p>CORE_rsv_2</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39]" office:value-type="string" office:string-value="RSV_3" calcext:value-type="string">
            <text:p>RSV_3</text:p>
          </table:table-cell>
          <table:table-cell table:style-name="ce124" office:value-type="string" calcext:value-type="string">
            <text:p>block</text:p>
          </table:table-cell>
          <table:table-cell table:formula="of:=CONCATENATE(&quot;main/core/&quot;;LOWER([.A8]); &quot;/&quot;)" office:value-type="string" office:string-value="main/core/rsv_3/" calcext:value-type="string">
            <text:p>main/core/rsv_3/</text:p>
          </table:table-cell>
          <table:table-cell table:formula="of:=CONCATENATE([.A8]; &quot;.scala&quot;)" office:value-type="string" office:string-value="RSV_3.scala" calcext:value-type="string">
            <text:p>RSV_3.scala</text:p>
          </table:table-cell>
          <table:table-cell table:formula="of:=CONCATENATE(&quot;CORE_&quot;;LOWER([.A8]) )" office:value-type="string" office:string-value="CORE_rsv_3" calcext:value-type="string">
            <text:p>CORE_rsv_3</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45]" office:value-type="string" office:string-value="RSV_4" calcext:value-type="string">
            <text:p>RSV_4</text:p>
          </table:table-cell>
          <table:table-cell table:style-name="ce124" office:value-type="string" calcext:value-type="string">
            <text:p>block</text:p>
          </table:table-cell>
          <table:table-cell table:formula="of:=CONCATENATE(&quot;main/core/&quot;;LOWER([.A9]); &quot;/&quot;)" office:value-type="string" office:string-value="main/core/rsv_4/" calcext:value-type="string">
            <text:p>main/core/rsv_4/</text:p>
          </table:table-cell>
          <table:table-cell table:formula="of:=CONCATENATE([.A9]; &quot;.scala&quot;)" office:value-type="string" office:string-value="RSV_4.scala" calcext:value-type="string">
            <text:p>RSV_4.scala</text:p>
          </table:table-cell>
          <table:table-cell table:formula="of:=CONCATENATE(&quot;CORE_&quot;;LOWER([.A9]) )" office:value-type="string" office:string-value="CORE_rsv_4" calcext:value-type="string">
            <text:p>CORE_rsv_4</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51]" office:value-type="string" office:string-value="X" calcext:value-type="string">
            <text:p>X</text:p>
          </table:table-cell>
          <table:table-cell table:style-name="ce124" office:value-type="string" calcext:value-type="string">
            <text:p>block</text:p>
          </table:table-cell>
          <table:table-cell table:formula="of:=CONCATENATE(&quot;main/core/&quot;;LOWER([.A10]); &quot;/&quot;)" office:value-type="string" office:string-value="main/core/x/" calcext:value-type="string">
            <text:p>main/core/x/</text:p>
          </table:table-cell>
          <table:table-cell table:formula="of:=CONCATENATE([.A10]; &quot;.scala&quot;)" office:value-type="string" office:string-value="X.scala" calcext:value-type="string">
            <text:p>X.scala</text:p>
          </table:table-cell>
          <table:table-cell table:formula="of:=CONCATENATE(&quot;CORE_&quot;;LOWER([.A10]) )" office:value-type="string" office:string-value="CORE_x" calcext:value-type="string">
            <text:p>CORE_x</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54]" office:value-type="string" office:string-value="MUL_0" calcext:value-type="string">
            <text:p>MUL_0</text:p>
          </table:table-cell>
          <table:table-cell table:style-name="ce124" office:value-type="string" calcext:value-type="string">
            <text:p>block</text:p>
          </table:table-cell>
          <table:table-cell table:formula="of:=CONCATENATE(&quot;main/core/&quot;;LOWER([.A11]); &quot;/&quot;)" office:value-type="string" office:string-value="main/core/mul_0/" calcext:value-type="string">
            <text:p>main/core/mul_0/</text:p>
          </table:table-cell>
          <table:table-cell table:formula="of:=CONCATENATE([.A11]; &quot;.scala&quot;)" office:value-type="string" office:string-value="MUL_0.scala" calcext:value-type="string">
            <text:p>MUL_0.scala</text:p>
          </table:table-cell>
          <table:table-cell table:formula="of:=CONCATENATE(&quot;CORE_&quot;;LOWER([.A11]) )" office:value-type="string" office:string-value="CORE_mul_0" calcext:value-type="string">
            <text:p>CORE_mul_0</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57]" office:value-type="string" office:string-value="MUL_1" calcext:value-type="string">
            <text:p>MUL_1</text:p>
          </table:table-cell>
          <table:table-cell table:style-name="ce124" office:value-type="string" calcext:value-type="string">
            <text:p>block</text:p>
          </table:table-cell>
          <table:table-cell table:formula="of:=CONCATENATE(&quot;main/core/&quot;;LOWER([.A12]); &quot;/&quot;)" office:value-type="string" office:string-value="main/core/mul_1/" calcext:value-type="string">
            <text:p>main/core/mul_1/</text:p>
          </table:table-cell>
          <table:table-cell table:formula="of:=CONCATENATE([.A12]; &quot;.scala&quot;)" office:value-type="string" office:string-value="MUL_1.scala" calcext:value-type="string">
            <text:p>MUL_1.scala</text:p>
          </table:table-cell>
          <table:table-cell table:formula="of:=CONCATENATE(&quot;CORE_&quot;;LOWER([.A12]) )" office:value-type="string" office:string-value="CORE_mul_1" calcext:value-type="string">
            <text:p>CORE_mul_1</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60]" office:value-type="string" office:string-value="MUL_2" calcext:value-type="string">
            <text:p>MUL_2</text:p>
          </table:table-cell>
          <table:table-cell table:style-name="ce124" office:value-type="string" calcext:value-type="string">
            <text:p>block</text:p>
          </table:table-cell>
          <table:table-cell table:formula="of:=CONCATENATE(&quot;main/core/&quot;;LOWER([.A13]); &quot;/&quot;)" office:value-type="string" office:string-value="main/core/mul_2/" calcext:value-type="string">
            <text:p>main/core/mul_2/</text:p>
          </table:table-cell>
          <table:table-cell table:formula="of:=CONCATENATE([.A13]; &quot;.scala&quot;)" office:value-type="string" office:string-value="MUL_2.scala" calcext:value-type="string">
            <text:p>MUL_2.scala</text:p>
          </table:table-cell>
          <table:table-cell table:formula="of:=CONCATENATE(&quot;CORE_&quot;;LOWER([.A13]) )" office:value-type="string" office:string-value="CORE_mul_2" calcext:value-type="string">
            <text:p>CORE_mul_2</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63]" office:value-type="string" office:string-value="MUL_3" calcext:value-type="string">
            <text:p>MUL_3</text:p>
          </table:table-cell>
          <table:table-cell table:style-name="ce124" office:value-type="string" calcext:value-type="string">
            <text:p>block</text:p>
          </table:table-cell>
          <table:table-cell table:formula="of:=CONCATENATE(&quot;main/core/&quot;;LOWER([.A14]); &quot;/&quot;)" office:value-type="string" office:string-value="main/core/mul_3/" calcext:value-type="string">
            <text:p>main/core/mul_3/</text:p>
          </table:table-cell>
          <table:table-cell table:formula="of:=CONCATENATE([.A14]; &quot;.scala&quot;)" office:value-type="string" office:string-value="MUL_3.scala" calcext:value-type="string">
            <text:p>MUL_3.scala</text:p>
          </table:table-cell>
          <table:table-cell table:formula="of:=CONCATENATE(&quot;CORE_&quot;;LOWER([.A14]) )" office:value-type="string" office:string-value="CORE_mul_3" calcext:value-type="string">
            <text:p>CORE_mul_3</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66]" office:value-type="string" office:string-value="DIV" calcext:value-type="string">
            <text:p>DIV</text:p>
          </table:table-cell>
          <table:table-cell table:style-name="ce124" office:value-type="string" calcext:value-type="string">
            <text:p>block</text:p>
          </table:table-cell>
          <table:table-cell table:formula="of:=CONCATENATE(&quot;main/core/&quot;;LOWER([.A15]); &quot;/&quot;)" office:value-type="string" office:string-value="main/core/div/" calcext:value-type="string">
            <text:p>main/core/div/</text:p>
          </table:table-cell>
          <table:table-cell table:formula="of:=CONCATENATE([.A15]; &quot;.scala&quot;)" office:value-type="string" office:string-value="DIV.scala" calcext:value-type="string">
            <text:p>DIV.scala</text:p>
          </table:table-cell>
          <table:table-cell table:formula="of:=CONCATENATE(&quot;CORE_&quot;;LOWER([.A15]) )" office:value-type="string" office:string-value="CORE_div" calcext:value-type="string">
            <text:p>CORE_div</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71]" office:value-type="string" office:string-value="CS" calcext:value-type="string">
            <text:p>CS</text:p>
          </table:table-cell>
          <table:table-cell table:style-name="ce124" office:value-type="string" calcext:value-type="string">
            <text:p>block</text:p>
          </table:table-cell>
          <table:table-cell table:formula="of:=CONCATENATE(&quot;main/core/&quot;;LOWER([.A16]); &quot;/&quot;)" office:value-type="string" office:string-value="main/core/cs/" calcext:value-type="string">
            <text:p>main/core/cs/</text:p>
          </table:table-cell>
          <table:table-cell table:formula="of:=CONCATENATE([.A16]; &quot;.scala&quot;)" office:value-type="string" office:string-value="CS.scala" calcext:value-type="string">
            <text:p>CS.scala</text:p>
          </table:table-cell>
          <table:table-cell table:formula="of:=CONCATENATE(&quot;CORE_&quot;;LOWER([.A16]) )" office:value-type="string" office:string-value="CORE_cs" calcext:value-type="string">
            <text:p>CORE_cs</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74]" office:value-type="string" office:string-value="LOADER" calcext:value-type="string">
            <text:p>LOADER</text:p>
          </table:table-cell>
          <table:table-cell table:style-name="ce124" office:value-type="string" calcext:value-type="string">
            <text:p>block</text:p>
          </table:table-cell>
          <table:table-cell table:formula="of:=CONCATENATE(&quot;main/core/&quot;;LOWER([.A17]); &quot;/&quot;)" office:value-type="string" office:string-value="main/core/loader/" calcext:value-type="string">
            <text:p>main/core/loader/</text:p>
          </table:table-cell>
          <table:table-cell table:formula="of:=CONCATENATE([.A17]; &quot;.scala&quot;)" office:value-type="string" office:string-value="LOADER.scala" calcext:value-type="string">
            <text:p>LOADER.scala</text:p>
          </table:table-cell>
          <table:table-cell table:formula="of:=CONCATENATE(&quot;CORE_&quot;;LOWER([.A17]) )" office:value-type="string" office:string-value="CORE_loader" calcext:value-type="string">
            <text:p>CORE_load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77]" office:value-type="string" office:string-value="STORE" calcext:value-type="string">
            <text:p>STORE</text:p>
          </table:table-cell>
          <table:table-cell table:style-name="ce124" office:value-type="string" calcext:value-type="string">
            <text:p>block</text:p>
          </table:table-cell>
          <table:table-cell table:formula="of:=CONCATENATE(&quot;main/core/&quot;;LOWER([.A18]); &quot;/&quot;)" office:value-type="string" office:string-value="main/core/store/" calcext:value-type="string">
            <text:p>main/core/store/</text:p>
          </table:table-cell>
          <table:table-cell table:formula="of:=CONCATENATE([.A18]; &quot;.scala&quot;)" office:value-type="string" office:string-value="STORE.scala" calcext:value-type="string">
            <text:p>STORE.scala</text:p>
          </table:table-cell>
          <table:table-cell table:formula="of:=CONCATENATE(&quot;CORE_&quot;;LOWER([.A18]) )" office:value-type="string" office:string-value="CORE_store" calcext:value-type="string">
            <text:p>CORE_store</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80]" office:value-type="string" office:string-value="REG_MNG" calcext:value-type="string">
            <text:p>REG_MNG</text:p>
          </table:table-cell>
          <table:table-cell table:style-name="ce124" office:value-type="string" calcext:value-type="string">
            <text:p>block</text:p>
          </table:table-cell>
          <table:table-cell table:formula="of:=CONCATENATE(&quot;main/core/&quot;;LOWER([.A19]); &quot;/&quot;)" office:value-type="string" office:string-value="main/core/reg_mng/" calcext:value-type="string">
            <text:p>main/core/reg_mng/</text:p>
          </table:table-cell>
          <table:table-cell table:formula="of:=CONCATENATE([.A19]; &quot;.scala&quot;)" office:value-type="string" office:string-value="REG_MNG.scala" calcext:value-type="string">
            <text:p>REG_MNG.scala</text:p>
          </table:table-cell>
          <table:table-cell table:formula="of:=CONCATENATE(&quot;CORE_&quot;;LOWER([.A19]) )" office:value-type="string" office:string-value="CORE_reg_mng" calcext:value-type="string">
            <text:p>CORE_reg_mng</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88]" office:value-type="string" office:string-value="ROB" calcext:value-type="string">
            <text:p>ROB</text:p>
          </table:table-cell>
          <table:table-cell table:style-name="ce124" office:value-type="string" calcext:value-type="string">
            <text:p>block</text:p>
          </table:table-cell>
          <table:table-cell table:formula="of:=CONCATENATE(&quot;main/core/&quot;;LOWER([.A20]); &quot;/&quot;)" office:value-type="string" office:string-value="main/core/rob/" calcext:value-type="string">
            <text:p>main/core/rob/</text:p>
          </table:table-cell>
          <table:table-cell table:formula="of:=CONCATENATE([.A20]; &quot;.scala&quot;)" office:value-type="string" office:string-value="ROB.scala" calcext:value-type="string">
            <text:p>ROB.scala</text:p>
          </table:table-cell>
          <table:table-cell table:formula="of:=CONCATENATE(&quot;CORE_&quot;;LOWER([.A20]) )" office:value-type="string" office:string-value="CORE_rob" calcext:value-type="string">
            <text:p>CORE_rob</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105]" office:value-type="string" office:string-value="CORE_CONTROL_FLOW" calcext:value-type="string">
            <text:p>CORE_CONTROL_FLOW</text:p>
          </table:table-cell>
          <table:table-cell table:style-name="ce124" office:value-type="string" calcext:value-type="string">
            <text:p>block</text:p>
          </table:table-cell>
          <table:table-cell table:formula="of:=CONCATENATE(&quot;main/core/&quot;;LOWER([.A21]); &quot;/&quot;)" office:value-type="string" office:string-value="main/core/core_control_flow/" calcext:value-type="string">
            <text:p>main/core/core_control_flow/</text:p>
          </table:table-cell>
          <table:table-cell table:formula="of:=CONCATENATE([.A21]; &quot;.scala&quot;)" office:value-type="string" office:string-value="CORE_CONTROL_FLOW.scala" calcext:value-type="string">
            <text:p>CORE_CONTROL_FLOW.scala</text:p>
          </table:table-cell>
          <table:table-cell table:formula="of:=CONCATENATE(&quot;CORE_&quot;;LOWER([.A21]) )" office:value-type="string" office:string-value="CORE_core_control_flow" calcext:value-type="string">
            <text:p>CORE_core_control_flow</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26" table:formula="of:=[$core_block_link_old.A129]" office:value-type="string" office:string-value="MASTER" calcext:value-type="string">
            <text:p>MASTER</text:p>
          </table:table-cell>
          <table:table-cell table:style-name="ce124" office:value-type="string" calcext:value-type="string">
            <text:p>block</text:p>
          </table:table-cell>
          <table:table-cell table:formula="of:=CONCATENATE(&quot;main/core/&quot;;LOWER([.A22]); &quot;/&quot;)" office:value-type="string" office:string-value="main/core/master/" calcext:value-type="string">
            <text:p>main/core/master/</text:p>
          </table:table-cell>
          <table:table-cell table:formula="of:=CONCATENATE([.A22]; &quot;.scala&quot;)" office:value-type="string" office:string-value="MASTER.scala" calcext:value-type="string">
            <text:p>MASTER.scala</text:p>
          </table:table-cell>
          <table:table-cell table:formula="of:=CONCATENATE(&quot;CORE_&quot;;LOWER([.A22]) )" office:value-type="string" office:string-value="CORE_master" calcext:value-type="string">
            <text:p>CORE_mast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7">
          <table:table-cell table:style-name="ce133" office:value-type="string" calcext:value-type="string">
            <text:p>BUNDLE</text:p>
          </table:table-cell>
          <table:table-cell table:style-name="ce134" office:value-type="string" calcext:value-type="string">
            <text:p>bundle</text:p>
          </table:table-cell>
          <table:table-cell table:style-name="ce133" table:formula="of:=CONCATENATE(&quot;core/&quot;;LOWER([.A23]); &quot;/&quot;)" office:value-type="string" office:string-value="core/bundle/" calcext:value-type="string">
            <text:p>core/bundle/</text:p>
          </table:table-cell>
          <table:table-cell table:style-name="ce133" table:formula="of:=CONCATENATE([.A23]; &quot;.sv&quot;)" office:value-type="string" office:string-value="BUNDLE.sv" calcext:value-type="string">
            <text:p>BUNDLE.sv</text:p>
          </table:table-cell>
          <table:table-cell table:style-name="ce133" table:formula="of:=CONCATENATE(&quot;CORE_&quot;;LOWER([.A23]) )" office:value-type="string" office:string-value="CORE_bundle" calcext:value-type="string">
            <text:p>CORE_bundle</text:p>
          </table:table-cell>
          <table:table-cell table:style-name="ce133"/>
          <table:table-cell table:formula="of:=CONCATENATE([.$E$24]; &quot;._&quot;)" office:value-type="string" office:string-value="CORE_var._" calcext:value-type="string">
            <text:p>CORE_var._</text:p>
          </table:table-cell>
          <table:table-cell table:style-name="ce133" table:number-columns-repeated="1017"/>
        </table:table-row>
        <table:table-row table:style-name="ro7">
          <table:table-cell table:style-name="ce133" office:value-type="string" calcext:value-type="string">
            <text:p>VAR</text:p>
          </table:table-cell>
          <table:table-cell table:style-name="ce134" office:value-type="string" calcext:value-type="string">
            <text:p>variable</text:p>
          </table:table-cell>
          <table:table-cell table:style-name="ce133" table:formula="of:=CONCATENATE(&quot;core/&quot;;LOWER([.A24]); &quot;/&quot;)" office:value-type="string" office:string-value="core/var/" calcext:value-type="string">
            <text:p>core/var/</text:p>
          </table:table-cell>
          <table:table-cell table:style-name="ce133" office:value-type="string" calcext:value-type="string">
            <text:p>VARIABLE.sv</text:p>
          </table:table-cell>
          <table:table-cell table:style-name="ce133" table:formula="of:=CONCATENATE(&quot;CORE_&quot;;LOWER([.A24]) )" office:value-type="string" office:string-value="CORE_var" calcext:value-type="string">
            <text:p>CORE_var</text:p>
          </table:table-cell>
          <table:table-cell table:style-name="ce133" table:formula="of:=[.$E$23]" office:value-type="string" office:string-value="CORE_bundle" calcext:value-type="string">
            <text:p>CORE_bundle</text:p>
          </table:table-cell>
          <table:table-cell table:style-name="ce133" table:number-columns-repeated="1018"/>
        </table:table-row>
        <table:table-row table:style-name="ro7">
          <table:table-cell table:style-name="ce90" office:value-type="string" calcext:value-type="string">
            <text:p>-eof-</text:p>
          </table:table-cell>
          <table:table-cell table:style-name="ce90" table:number-columns-repeated="2"/>
          <table:table-cell table:style-name="ce115" table:number-columns-repeated="2"/>
          <table:table-cell table:style-name="ce90" table:number-columns-repeated="1017"/>
          <table:table-cell table:style-name="ce121" table:number-columns-repeated="2"/>
        </table:table-row>
        <table:table-row table:style-name="ro7" table:number-rows-repeated="3">
          <table:table-cell table:number-columns-repeated="1024"/>
        </table:table-row>
        <table:table-row table:style-name="ro7">
          <table:table-cell/>
          <table:table-cell office:value-type="string" calcext:value-type="string">
            <text:p>block combine of module and bundule</text:p>
          </table:table-cell>
          <table:table-cell table:number-columns-repeated="1022"/>
        </table:table-row>
        <table:table-row table:style-name="ro7" table:number-rows-repeated="1048546">
          <table:table-cell table:number-columns-repeated="1024"/>
        </table:table-row>
        <table:table-row table:style-name="ro7">
          <table:table-cell table:number-columns-repeated="1024"/>
        </table:table-row>
      </table:table>
      <table:table table:name="core_interface_old" table:style-name="ta1">
        <office:forms form:automatic-focus="false" form:apply-design-mode="false"/>
        <table:table-column table:style-name="co27" table:default-cell-style-name="ce93"/>
        <table:table-column table:style-name="co28" table:number-columns-repeated="2" table:default-cell-style-name="ce93"/>
        <table:table-column table:style-name="co29" table:default-cell-style-name="ce93"/>
        <table:table-column table:style-name="co30" table:default-cell-style-name="ce104"/>
        <table:table-column table:style-name="co31" table:default-cell-style-name="ce93"/>
        <table:table-column table:style-name="co32" table:default-cell-style-name="ce93"/>
        <table:table-column table:style-name="co33" table:default-cell-style-name="ce93"/>
        <table:table-column table:style-name="co34" table:default-cell-style-name="ce93"/>
        <table:table-column table:style-name="co35" table:default-cell-style-name="ce93"/>
        <table:table-column table:style-name="co36" table:default-cell-style-name="ce93"/>
        <table:table-column table:style-name="co37" table:default-cell-style-name="ce93"/>
        <table:table-column table:style-name="co9" table:number-columns-repeated="1010" table:default-cell-style-name="ce93"/>
        <table:table-column table:style-name="co9" table:number-columns-repeated="2" table:default-cell-style-name="ce96"/>
        <table:table-row table:style-name="ro21">
          <table:table-cell table:style-name="ce90" office:value-type="string" calcext:value-type="string">
            <text:p>Interface</text:p>
          </table:table-cell>
          <table:table-cell table:style-name="ce90"/>
          <table:table-cell table:number-columns-repeated="1022"/>
        </table:table-row>
        <table:table-row table:style-name="ro22">
          <table:table-cell table:style-name="ce91" office:value-type="string" calcext:value-type="string">
            <text:p>interface_name</text:p>
          </table:table-cell>
          <table:table-cell table:style-name="ce91" office:value-type="string" calcext:value-type="string">
            <text:p>hostSide</text:p>
          </table:table-cell>
          <table:table-cell table:style-name="ce91" office:value-type="string" calcext:value-type="string">
            <text:p>port_direction</text:p>
          </table:table-cell>
          <table:table-cell table:style-name="ce91" office:value-type="string" calcext:value-type="string">
            <text:p>port_type</text:p>
          </table:table-cell>
          <table:table-cell table:style-name="ce105" office:value-type="string" calcext:value-type="string">
            <text:p>port_name</text:p>
          </table:table-cell>
          <table:table-cell table:style-name="ce91" office:value-type="string" calcext:value-type="string">
            <text:p>description</text:p>
          </table:table-cell>
          <table:table-cell table:style-name="ce91" office:value-type="string" calcext:value-type="string">
            <text:p>interface_spec_size</text:p>
          </table:table-cell>
          <table:table-cell table:style-name="ce96" table:number-columns-repeated="5"/>
          <table:table-cell table:number-columns-repeated="4"/>
          <table:table-cell table:style-name="ce90" office:value-type="string" calcext:value-type="string">
            <text:p>variable convention</text:p>
          </table:table-cell>
          <table:table-cell table:style-name="ce90" table:number-columns-repeated="3"/>
          <table:table-cell office:value-type="string" calcext:value-type="string">
            <text:p>integrated rule</text:p>
          </table:table-cell>
          <table:table-cell table:number-columns-repeated="1003"/>
        </table:table-row>
        <table:table-row table:style-name="ro8">
          <table:table-cell table:style-name="ce92" office:value-type="string" calcext:value-type="string">
            <text:p>ST_BLK</text:p>
          </table:table-cell>
          <table:table-cell table:style-name="ce92" office:value-type="string" calcext:value-type="string">
            <text:p>block</text:p>
          </table:table-cell>
          <table:table-cell table:number-columns-repeated="4"/>
          <table:table-cell table:style-name="ce118" office:value-type="string" calcext:value-type="string">
            <text:p>G</text:p>
          </table:table-cell>
          <table:table-cell table:style-name="ce96" table:number-columns-repeated="5"/>
          <table:table-cell table:number-columns-repeated="4"/>
          <table:table-cell table:style-name="ce90" office:value-type="string" calcext:value-type="string">
            <text:p>c_&lt;verb&gt;_&lt;des&gt;</text:p>
          </table:table-cell>
          <table:table-cell table:style-name="ce90" office:value-type="string" calcext:value-type="string">
            <text:p>i_&lt;name&gt;</text:p>
          </table:table-cell>
          <table:table-cell table:style-name="ce90" office:value-type="string" calcext:value-type="string">
            <text:p>d_&lt;name&gt;</text:p>
          </table:table-cell>
          <table:table-cell table:style-name="ce90" office:value-type="string" calcext:value-type="string">
            <text:p>s_&lt;name&gt;</text:p>
          </table:table-cell>
          <table:table-cell table:number-columns-repeated="1004"/>
        </table:table-row>
        <table:table-row table:style-name="ro23">
          <table:table-cell table:number-columns-repeated="2"/>
          <table:table-cell table:style-name="ce66" office:value-type="string" calcext:value-type="string">
            <text:p>input</text:p>
          </table:table-cell>
          <table:table-cell table:style-name="ce66" office:value-type="string" calcext:value-type="string">
            <text:p>wire</text:p>
          </table:table-cell>
          <table:table-cell table:style-name="ce106" office:value-type="string" calcext:value-type="string">
            <text:p>s_input</text:p>
          </table:table-cell>
          <table:table-cell table:style-name="ce66" office:value-type="string" calcext:value-type="string">
            <text:p>ready to accept(1)</text:p>
            <text:p>Refuse(0)</text:p>
          </table:table-cell>
          <table:table-cell table:style-name="ce118" office:value-type="float" office:value="1" calcext:value-type="float">
            <text:p>1</text:p>
          </table:table-cell>
          <table:table-cell table:style-name="ce94"/>
          <table:table-cell table:number-columns-repeated="1016"/>
        </table:table-row>
        <table:table-row table:style-name="ro24">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s_output</text:p>
          </table:table-cell>
          <table:table-cell table:style-name="ce66" office:value-type="string" calcext:value-type="string">
            <text:p>output is occur(1)</text:p>
            <text:p>output is in-compute or dropped(0). </text:p>
          </table:table-cell>
          <table:table-cell table:style-name="ce118" office:value-type="float" office:value="1" calcext:value-type="float">
            <text:p>1</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26">
          <table:table-cell table:style-name="ce92" office:value-type="string" calcext:value-type="string">
            <text:p>BC_COMMIT</text:p>
          </table:table-cell>
          <table:table-cell table:style-name="ce92" office:value-type="string" calcext:value-type="string">
            <text:p>Needed bc data block</text:p>
          </table:table-cell>
          <table:table-cell table:style-name="ce98" table:number-columns-repeated="3"/>
          <table:table-cell table:style-name="ce94"/>
          <table:table-cell table:style-name="ce118" office:value-type="string" calcext:value-type="string">
            <text:p>G</text:p>
          </table:table-cell>
          <table:table-cell table:style-name="ce94"/>
          <table:table-cell table:number-columns-repeated="1016"/>
        </table:table-row>
        <table:table-row table:style-name="ro26">
          <table:table-cell table:number-columns-repeated="2"/>
          <table:table-cell table:style-name="ce66" office:value-type="string" calcext:value-type="string">
            <text:p>input</text:p>
          </table:table-cell>
          <table:table-cell table:style-name="ce66" office:value-type="string" calcext:value-type="string">
            <text:p>wire</text:p>
          </table:table-cell>
          <table:table-cell table:style-name="ce107" office:value-type="string" calcext:value-type="string">
            <text:p>s_enable</text:p>
          </table:table-cell>
          <table:table-cell table:style-name="ce103" office:value-type="string" calcext:value-type="string">
            <text:p>status that rob is committing the instruction(1)</text:p>
            <text:p>Otherwise (0)</text:p>
          </table:table-cell>
          <table:table-cell table:style-name="ce118" office:value-type="float" office:value="1" calcext:value-type="float">
            <text:p>1</text:p>
          </table:table-cell>
          <table:table-cell table:number-columns-repeated="1017"/>
        </table:table-row>
        <table:table-row table:style-name="ro26">
          <table:table-cell table:number-columns-repeated="2"/>
          <table:table-cell table:style-name="ce66" office:value-type="string" calcext:value-type="string">
            <text:p>input</text:p>
          </table:table-cell>
          <table:table-cell table:style-name="ce66" office:value-type="string" calcext:value-type="string">
            <text:p>wire</text:p>
          </table:table-cell>
          <table:table-cell table:style-name="ce107" office:value-type="string" calcext:value-type="string">
            <text:p>s_cur</text:p>
          </table:table-cell>
          <table:table-cell table:style-name="ce116" office:value-type="string" calcext:value-type="string">
            <text:p>status that current committing instruction is no fault(1), </text:p>
            <text:p>Otherwise (0)</text:p>
          </table:table-cell>
          <table:table-cell table:style-name="ce118" office:value-type="float" office:value="1" calcext:value-type="float">
            <text:p>1</text:p>
          </table:table-cell>
          <table:table-cell table:number-columns-repeated="1017"/>
        </table:table-row>
        <table:table-row table:style-name="ro26">
          <table:table-cell table:number-columns-repeated="2"/>
          <table:table-cell table:style-name="ce66" office:value-type="string" calcext:value-type="string">
            <text:p>input</text:p>
          </table:table-cell>
          <table:table-cell table:style-name="ce66" office:value-type="string" calcext:value-type="string">
            <text:p>wire</text:p>
          </table:table-cell>
          <table:table-cell table:style-name="ce107" office:value-type="string" calcext:value-type="string">
            <text:p>s_cur_fcode</text:p>
          </table:table-cell>
          <table:table-cell table:style-name="ce103" office:value-type="string" calcext:value-type="string">
            <text:p>fault code tell cause current instruction can’t commit but if<text:span text:style-name="T1"> enable is not set or current committing instruction isn’t fault this value can be anything. </text:span></text:p>
          </table:table-cell>
          <table:table-cell table:style-name="ce118" table:formula="of:=[$core_variable.B15]" office:value-type="string" office:string-value="I_BL_TRAPC" calcext:value-type="string">
            <text:p>I_BL_TRAPC</text:p>
          </table:table-cell>
          <table:table-cell table:number-columns-repeated="1017"/>
        </table:table-row>
        <table:table-row table:style-name="ro27">
          <table:table-cell table:number-columns-repeated="2"/>
          <table:table-cell table:style-name="ce66" office:value-type="string" calcext:value-type="string">
            <text:p>input</text:p>
          </table:table-cell>
          <table:table-cell table:style-name="ce66" office:value-type="string" calcext:value-type="string">
            <text:p>wire</text:p>
          </table:table-cell>
          <table:table-cell table:style-name="ce107" office:value-type="string" calcext:value-type="string">
            <text:p>s_spec</text:p>
          </table:table-cell>
          <table:table-cell table:style-name="ce103" office:value-type="string" calcext:value-type="string">
            <text:p>status that tell whether next instruction is speculated for properly address(1). Otherwise is(0). <text:span text:style-name="T1">Please not that if current instruction isn’t in committing or got a fault declaration this value can be anything</text:span></text:p>
          </table:table-cell>
          <table:table-cell table:style-name="ce118" office:value-type="float" office:value="1" calcext:value-type="float">
            <text:p>1</text:p>
          </table:table-cell>
          <table:table-cell table:number-columns-repeated="1017"/>
        </table:table-row>
        <table:table-row table:style-name="ro26">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RECOV</text:p>
          </table:table-cell>
          <table:table-cell table:style-name="ce99" office:value-type="string" calcext:value-type="string">
            <text:p>used <text:s/>for transfer correct program counter when s_spec is mispredict.</text:p>
          </table:table-cell>
          <table:table-cell table:style-name="ce118" table:formula="of:=[.G43]" office:value-type="string" office:string-value="TP1" calcext:value-type="string">
            <text:p>TP1</text:p>
          </table:table-cell>
          <table:table-cell table:number-columns-repeated="1017"/>
        </table:table-row>
        <table:table-row table:style-name="ro26">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CUR</text:p>
          </table:table-cell>
          <table:table-cell table:style-name="ce99" office:value-type="string" calcext:value-type="string">
            <text:p>used for transfer current address</text:p>
          </table:table-cell>
          <table:table-cell table:style-name="ce118" table:formula="of:=[.G43]" office:value-type="string" office:string-value="TP1" calcext:value-type="string">
            <text:p>TP1</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2" office:value-type="string" calcext:value-type="string">
            <text:p>CMD_BLK</text:p>
          </table:table-cell>
          <table:table-cell table:style-name="ce92"/>
          <table:table-cell table:number-columns-repeated="4"/>
          <table:table-cell table:style-name="ce118" office:value-type="string" calcext:value-type="string">
            <text:p>G</text:p>
          </table:table-cell>
          <table:table-cell table:number-columns-repeated="1017"/>
        </table:table-row>
        <table:table-row table:style-name="ro28">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c_pause</text:p>
          </table:table-cell>
          <table:table-cell table:style-name="ce65" office:value-type="string" calcext:value-type="string">
            <text:p>pause(stall) all state in the queue and hold the outcome for next cycle</text:p>
          </table:table-cell>
          <table:table-cell table:style-name="ce118" office:value-type="float" office:value="1" calcext:value-type="float">
            <text:p>1</text:p>
          </table:table-cell>
          <table:table-cell table:number-columns-repeated="1017"/>
        </table:table-row>
        <table:table-row table:style-name="ro8">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c_reset</text:p>
          </table:table-cell>
          <table:table-cell table:style-name="ce65" office:value-type="string" calcext:value-type="string">
            <text:p>clear all state and register to initial value at next positive edge.</text:p>
          </table:table-cell>
          <table:table-cell table:style-name="ce118" office:value-type="float" office:value="1" calcext:value-type="float">
            <text:p>1</text:p>
          </table:table-cell>
          <table:table-cell table:number-columns-repeated="1017"/>
        </table:table-row>
        <table:table-row table:style-name="ro7">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c_clock</text:p>
          </table:table-cell>
          <table:table-cell table:style-name="ce65" office:value-type="string" calcext:value-type="string">
            <text:p>clock signal</text:p>
          </table:table-cell>
          <table:table-cell table:style-name="ce118" office:value-type="float" office:value="1" calcext:value-type="float">
            <text:p>1</text:p>
          </table:table-cell>
          <table:table-cell table:number-columns-repeated="1017"/>
        </table:table-row>
        <table:table-row table:style-name="ro8">
          <table:table-cell table:number-columns-repeated="2"/>
          <table:table-cell table:style-name="ce101" office:value-type="string" calcext:value-type="string">
            <text:p>input</text:p>
          </table:table-cell>
          <table:table-cell table:style-name="ce101" office:value-type="string" calcext:value-type="string">
            <text:p>wire</text:p>
          </table:table-cell>
          <table:table-cell table:style-name="ce110" office:value-type="string" calcext:value-type="string">
            <text:p>c_enable</text:p>
          </table:table-cell>
          <table:table-cell table:style-name="ce101" office:value-type="string" calcext:value-type="string">
            <text:p>order the block to accept the input; 1 is enable, otherwise is 0;</text:p>
          </table:table-cell>
          <table:table-cell table:style-name="ce118" office:value-type="float" office:value="1" calcext:value-type="float">
            <text:p>1</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2" office:value-type="string" calcext:value-type="string">
            <text:p>STRUCTURE_QUEUE</text:p>
          </table:table-cell>
          <table:table-cell table:style-name="ce92"/>
          <table:table-cell table:number-columns-repeated="4"/>
          <table:table-cell table:style-name="ce90" office:value-type="string" calcext:value-type="string">
            <text:p>UNUSED</text:p>
          </table:table-cell>
          <table:table-cell table:number-columns-repeated="1017"/>
        </table:table-row>
        <table:table-row table:style-name="ro7">
          <table:table-cell table:style-name="ce94" table:number-columns-repeated="2"/>
          <table:table-cell table:style-name="ce65" office:value-type="string" calcext:value-type="string" table:number-columns-spanned="1" table:number-rows-spanned="2">
            <text:p>input</text:p>
          </table:table-cell>
          <table:table-cell table:style-name="ce65" office:value-type="string" calcext:value-type="string">
            <text:p>wire</text:p>
          </table:table-cell>
          <table:table-cell table:style-name="ce109" office:value-type="string" calcext:value-type="string">
            <text:p>c_pop</text:p>
          </table:table-cell>
          <table:table-cell table:style-name="ce65" office:value-type="string" calcext:value-type="string">
            <text:p>pop command data at queue’s head.</text:p>
          </table:table-cell>
          <table:table-cell table:style-name="ce118" office:value-type="float" office:value="1" calcext:value-type="float">
            <text:p>1</text:p>
          </table:table-cell>
          <table:table-cell table:number-columns-repeated="1017"/>
        </table:table-row>
        <table:table-row table:style-name="ro7">
          <table:table-cell table:style-name="ce94" table:number-columns-repeated="2"/>
          <table:covered-table-cell table:style-name="ce65"/>
          <table:table-cell table:style-name="ce65" office:value-type="string" calcext:value-type="string">
            <text:p>wire</text:p>
          </table:table-cell>
          <table:table-cell table:style-name="ce109" office:value-type="string" calcext:value-type="string">
            <text:p>d_push_data</text:p>
          </table:table-cell>
          <table:table-cell table:style-name="ce65" office:value-type="string" calcext:value-type="string">
            <text:p>data that intend to push to the queue.</text:p>
          </table:table-cell>
          <table:table-cell table:style-name="ce119" office:value-type="float" office:value="1" calcext:value-type="float">
            <text:p>1</text:p>
          </table:table-cell>
          <table:table-cell table:number-columns-repeated="1017"/>
        </table:table-row>
        <table:table-row table:style-name="ro7">
          <table:table-cell table:number-columns-repeated="2"/>
          <table:table-cell table:style-name="ce66" office:value-type="string" calcext:value-type="string" table:number-columns-spanned="1" table:number-rows-spanned="5">
            <text:p>output</text:p>
          </table:table-cell>
          <table:table-cell table:style-name="ce66" office:value-type="string" calcext:value-type="string">
            <text:p>wire</text:p>
          </table:table-cell>
          <table:table-cell table:style-name="ce106" office:value-type="string" calcext:value-type="string">
            <text:p>s_full</text:p>
          </table:table-cell>
          <table:table-cell table:style-name="ce66" office:value-type="string" calcext:value-type="string">
            <text:p>The queue is full.</text:p>
          </table:table-cell>
          <table:table-cell table:style-name="ce118" office:value-type="float" office:value="1" calcext:value-type="float">
            <text:p>1</text:p>
          </table:table-cell>
          <table:table-cell table:number-columns-repeated="1017"/>
        </table:table-row>
        <table:table-row table:style-name="ro7">
          <table:table-cell table:number-columns-repeated="2"/>
          <table:covered-table-cell table:style-name="ce66"/>
          <table:table-cell table:style-name="ce66" office:value-type="string" calcext:value-type="string">
            <text:p>wire</text:p>
          </table:table-cell>
          <table:table-cell table:style-name="ce106" office:value-type="string" calcext:value-type="string">
            <text:p>s_empty</text:p>
          </table:table-cell>
          <table:table-cell table:style-name="ce66" office:value-type="string" calcext:value-type="string">
            <text:p>The queue is empty.</text:p>
          </table:table-cell>
          <table:table-cell table:style-name="ce118" office:value-type="float" office:value="1" calcext:value-type="float">
            <text:p>1</text:p>
          </table:table-cell>
          <table:table-cell table:number-columns-repeated="1017"/>
        </table:table-row>
        <table:table-row table:style-name="ro8">
          <table:table-cell table:number-columns-repeated="2"/>
          <table:covered-table-cell table:style-name="ce66"/>
          <table:table-cell table:style-name="ce66" office:value-type="string" calcext:value-type="string">
            <text:p>wire</text:p>
          </table:table-cell>
          <table:table-cell table:style-name="ce106" office:value-type="string" calcext:value-type="string">
            <text:p>s_bub</text:p>
          </table:table-cell>
          <table:table-cell table:style-name="ce66" office:value-type="string" calcext:value-type="string">
            <text:p>There are at least one bubble at the head of the queue.</text:p>
          </table:table-cell>
          <table:table-cell table:style-name="ce118" office:value-type="float" office:value="1" calcext:value-type="float">
            <text:p>1</text:p>
          </table:table-cell>
          <table:table-cell table:number-columns-repeated="1017"/>
        </table:table-row>
        <table:table-row table:style-name="ro7">
          <table:table-cell table:number-columns-repeated="2"/>
          <table:covered-table-cell table:style-name="ce66"/>
          <table:table-cell table:style-name="ce66" office:value-type="string" calcext:value-type="string">
            <text:p>wire</text:p>
          </table:table-cell>
          <table:table-cell table:style-name="ce106" office:value-type="string" calcext:value-type="string">
            <text:p>d_head</text:p>
          </table:table-cell>
          <table:table-cell table:style-name="ce66" office:value-type="string" calcext:value-type="string">
            <text:p>data at the queue’s head</text:p>
          </table:table-cell>
          <table:table-cell table:style-name="ce119" office:value-type="float" office:value="1" calcext:value-type="float">
            <text:p>1</text:p>
          </table:table-cell>
          <table:table-cell table:number-columns-repeated="1017"/>
        </table:table-row>
        <table:table-row table:style-name="ro7">
          <table:table-cell table:number-columns-repeated="2"/>
          <table:covered-table-cell table:style-name="ce66"/>
          <table:table-cell table:style-name="ce66" office:value-type="string" calcext:value-type="string">
            <text:p>wire</text:p>
          </table:table-cell>
          <table:table-cell table:style-name="ce106" office:value-type="string" calcext:value-type="string">
            <text:p>c_push</text:p>
          </table:table-cell>
          <table:table-cell table:style-name="ce66" office:value-type="string" calcext:value-type="string">
            <text:p>insert command data at queue’s tail.</text:p>
          </table:table-cell>
          <table:table-cell table:style-name="ce118" office:value-type="float" office:value="1" calcext:value-type="float">
            <text:p>1</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29">
          <table:table-cell table:style-name="ce92" office:value-type="string" calcext:value-type="string">
            <text:p>STRUCTURE_DYNQUEUE</text:p>
          </table:table-cell>
          <table:table-cell table:style-name="ce92"/>
          <table:table-cell table:style-name="ce96"/>
          <table:table-cell table:number-columns-repeated="3"/>
          <table:table-cell table:style-name="ce90" office:value-type="string" calcext:value-type="string">
            <text:p>UNUSED</text:p>
          </table:table-cell>
          <table:table-cell table:number-columns-repeated="1017"/>
        </table:table-row>
        <table:table-row table:style-name="ro29">
          <table:table-cell table:style-name="ce92"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c_pop_index</text:p>
          </table:table-cell>
          <table:table-cell table:style-name="ce65" office:value-type="string" calcext:value-type="string">
            <text:p>address that user require to bring it out and shift all later queue entry closer by 1 compared to head of queue.</text:p>
          </table:table-cell>
          <table:table-cell table:number-columns-repeated="1018"/>
        </table:table-row>
        <table:table-row table:style-name="ro7">
          <table:table-cell table:style-name="ce95"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d_all_data</text:p>
          </table:table-cell>
          <table:table-cell table:style-name="ce66" office:value-type="string" calcext:value-type="string">
            <text:p>array of data in the queue.</text:p>
          </table:table-cell>
          <table:table-cell table:number-columns-repeated="1018"/>
        </table:table-row>
        <table:table-row table:style-name="ro8">
          <table:table-cell table:number-columns-repeated="2"/>
          <table:table-cell table:style-name="ce102"/>
          <table:table-cell table:style-name="ce92" office:value-type="string" calcext:value-type="string">
            <text:p>Structure_Queue</text:p>
          </table:table-cell>
          <table:table-cell table:style-name="ce111"/>
          <table:table-cell table:style-name="ce102"/>
          <table:table-cell table:number-columns-repeated="1018"/>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2" office:value-type="string" calcext:value-type="string">
            <text:p>STRUCTURE_ARR</text:p>
          </table:table-cell>
          <table:table-cell table:style-name="ce92"/>
          <table:table-cell table:number-columns-repeated="4"/>
          <table:table-cell table:style-name="ce90" office:value-type="string" calcext:value-type="string">
            <text:p>UNUSED</text:p>
          </table:table-cell>
          <table:table-cell table:number-columns-repeated="1017"/>
        </table:table-row>
        <table:table-row table:style-name="ro30">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c_insert</text:p>
          </table:table-cell>
          <table:table-cell table:style-name="ce65" office:value-type="string" calcext:value-type="string">
            <text:p>command that intend to insert to array</text:p>
            <text:p>Insert (1) </text:p>
            <text:p>do not insert anythings(0) </text:p>
            <text:p/>
          </table:table-cell>
          <table:table-cell table:style-name="ce102" office:value-type="float" office:value="1" calcext:value-type="float">
            <text:p>1</text:p>
          </table:table-cell>
          <table:table-cell table:number-columns-repeated="1017"/>
        </table:table-row>
        <table:table-row table:style-name="ro7">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i_index_input</text:p>
          </table:table-cell>
          <table:table-cell table:style-name="ce65" table:formula="of:=[$core_interface_old.G15]" office:value-type="string" office:string-value="G" calcext:value-type="string">
            <text:p>G</text:p>
          </table:table-cell>
          <table:table-cell table:number-columns-repeated="1018"/>
        </table:table-row>
        <table:table-row table:style-name="ro7">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12" office:value-type="string" calcext:value-type="string">
            <text:p>i_index_output</text:p>
          </table:table-cell>
          <table:table-cell table:style-name="ce117" office:value-type="string" calcext:value-type="string">
            <text:p>index that want to retrieve the data.</text:p>
          </table:table-cell>
          <table:table-cell table:number-columns-repeated="1018"/>
        </table:table-row>
        <table:table-row table:style-name="ro8">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d_ins_data</text:p>
          </table:table-cell>
          <table:table-cell table:style-name="ce65" office:value-type="string" calcext:value-type="string">
            <text:p>data that we want to insert to array.(position corresponds to <text:span text:style-name="T2">i_index_input</text:span>)</text:p>
          </table:table-cell>
          <table:table-cell table:number-columns-repeated="1018"/>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d_rtr_data</text:p>
          </table:table-cell>
          <table:table-cell table:style-name="ce66" office:value-type="string" calcext:value-type="string">
            <text:p>retrieved data that correspond to <text:span text:style-name="T2">i_index_output </text:span></text:p>
          </table:table-cell>
          <table:table-cell table:number-columns-repeated="1018"/>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d_all_data</text:p>
          </table:table-cell>
          <table:table-cell table:style-name="ce66" office:value-type="string" calcext:value-type="string">
            <text:p>array of all data that laid in the structure</text:p>
          </table:table-cell>
          <table:table-cell table:number-columns-repeated="1018"/>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2" office:value-type="string" calcext:value-type="string">
            <text:p>TF_PC</text:p>
          </table:table-cell>
          <table:table-cell table:style-name="ce92" office:value-type="string" calcext:value-type="string">
            <text:p>pc receiver</text:p>
          </table:table-cell>
          <table:table-cell table:number-columns-repeated="4"/>
          <table:table-cell table:style-name="ce118" office:value-type="string" calcext:value-type="string">
            <text:p>TP1</text:p>
          </table:table-cell>
          <table:table-cell table:number-columns-repeated="1017"/>
        </table:table-row>
        <table:table-row table:style-name="ro7">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i_pc</text:p>
          </table:table-cell>
          <table:table-cell table:style-name="ce65" office:value-type="string" calcext:value-type="string">
            <text:p>program counter</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31">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i_pvl</text:p>
          </table:table-cell>
          <table:table-cell table:style-name="ce65" office:value-type="string" calcext:value-type="string">
            <text:p>i_pc’s privilege machine Mode(0)Hypervision (1)User mode (2) </text:p>
          </table:table-cell>
          <table:table-cell table:style-name="ce118" table:formula="of:=[$core_variable.B6]" office:value-type="string" office:string-value="I_BL_ARC_PVL" calcext:value-type="string">
            <text:p>I_BL_ARC_PVL</text:p>
          </table:table-cell>
          <table:table-cell table:style-name="ce102" table:number-columns-repeated="2"/>
          <table:table-cell table:number-columns-repeated="1015"/>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2" office:value-type="string" calcext:value-type="string">
            <text:p>TF_ARC_INSTR</text:p>
          </table:table-cell>
          <table:table-cell table:style-name="ce92" office:value-type="string" calcext:value-type="string">
            <text:p>sender block</text:p>
          </table:table-cell>
          <table:table-cell table:number-columns-repeated="2"/>
          <table:table-cell table:style-name="ce113"/>
          <table:table-cell/>
          <table:table-cell table:style-name="ce118" office:value-type="string" calcext:value-type="string">
            <text:p>TRI1</text:p>
          </table:table-cell>
          <table:table-cell table:number-columns-repeated="1017"/>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d_instr</text:p>
          </table:table-cell>
          <table:table-cell table:style-name="ce66" office:value-type="string" calcext:value-type="string">
            <text:p>architecture instruction</text:p>
          </table:table-cell>
          <table:table-cell table:style-name="ce118" table:formula="of:=[$core_variable.B22]" office:value-type="string" office:string-value="D_BL_ARC_INSTR" calcext:value-type="string">
            <text:p>D_BL_ARC_INSTR</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2" office:value-type="string" calcext:value-type="string">
            <text:p>TF_MARC_INSTR</text:p>
          </table:table-cell>
          <table:table-cell table:style-name="ce92" office:value-type="string" calcext:value-type="string">
            <text:p>sender block</text:p>
          </table:table-cell>
          <table:table-cell table:number-columns-repeated="4"/>
          <table:table-cell table:style-name="ce118" office:value-type="string" calcext:value-type="string">
            <text:p>TMI1</text:p>
          </table:table-cell>
          <table:table-cell table:number-columns-repeated="1017"/>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i_preg_rd</text:p>
          </table:table-cell>
          <table:table-cell table:style-name="ce66" office:value-type="string" calcext:value-type="string">
            <text:p>Destination physical register address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i_preg_r1</text:p>
          </table:table-cell>
          <table:table-cell table:style-name="ce66" office:value-type="string" calcext:value-type="string">
            <text:p>r1 physical register address</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i_preg_r2</text:p>
          </table:table-cell>
          <table:table-cell table:style-name="ce66" office:value-type="string" calcext:value-type="string">
            <text:p>r2 physical register address</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s_preg_r1</text:p>
          </table:table-cell>
          <table:table-cell table:style-name="ce66" office:value-type="string" calcext:value-type="string">
            <text:p>valid index that data for r1 id valid right now.</text:p>
          </table:table-cell>
          <table:table-cell table:style-name="ce118" office:value-type="float" office:value="1" calcext:value-type="float">
            <text:p>1</text:p>
          </table:table-cell>
          <table:table-cell table:number-columns-repeated="1017"/>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s_preg_r2</text:p>
          </table:table-cell>
          <table:table-cell table:style-name="ce66" office:value-type="string" calcext:value-type="string">
            <text:p>valid index that data for r2 id valid right now.</text:p>
          </table:table-cell>
          <table:table-cell table:style-name="ce118" office:value-type="float" office:value="1" calcext:value-type="float">
            <text:p>1</text:p>
          </table:table-cell>
          <table:table-cell table:number-columns-repeated="1017"/>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d_preg_r1</text:p>
          </table:table-cell>
          <table:table-cell table:style-name="ce66" office:value-type="string" calcext:value-type="string">
            <text:p>data of physical reg r1</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d_preg_r2</text:p>
          </table:table-cell>
          <table:table-cell table:style-name="ce66" office:value-type="string" calcext:value-type="string">
            <text:p>data of physical reg r2</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32">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d_imm</text:p>
          </table:table-cell>
          <table:table-cell table:style-name="ce66" office:value-type="string" calcext:value-type="string">
            <text:p>immediate value that was specified from instruction.</text:p>
          </table:table-cell>
          <table:table-cell table:style-name="ce118" table:formula="of:=[$core_variable.B25]" office:value-type="string" office:string-value="D_BL_MARC_IMM" calcext:value-type="string">
            <text:p>D_BL_MARC_IMM</text:p>
          </table:table-cell>
          <table:table-cell table:number-columns-repeated="1017"/>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i_creg_r1</text:p>
          </table:table-cell>
          <table:table-cell table:style-name="ce66" office:value-type="string" calcext:value-type="string">
            <text:p>control status register address</text:p>
          </table:table-cell>
          <table:table-cell table:style-name="ce118" table:formula="of:=[$core_variable.B9]" office:value-type="string" office:string-value="I_BL_MARC_CREG" calcext:value-type="string">
            <text:p>I_BL_MARC_CREG</text:p>
          </table:table-cell>
          <table:table-cell table:number-columns-repeated="1017"/>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i_pip</text:p>
          </table:table-cell>
          <table:table-cell table:style-name="ce66" office:value-type="string" calcext:value-type="string">
            <text:p>index of reservation station</text:p>
          </table:table-cell>
          <table:table-cell table:style-name="ce118" table:formula="of:=[$core_variable.B10]" office:value-type="string" office:string-value="I_BL_MARC_PIP" calcext:value-type="string">
            <text:p>I_BL_MARC_PIP</text:p>
          </table:table-cell>
          <table:table-cell table:number-columns-repeated="1017"/>
        </table:table-row>
        <table:table-row table:style-name="ro7">
          <table:table-cell table:number-columns-repeated="2"/>
          <table:table-cell table:style-name="ce66" office:value-type="string" calcext:value-type="string">
            <text:p>output</text:p>
          </table:table-cell>
          <table:table-cell table:style-name="ce66" office:value-type="string" calcext:value-type="string">
            <text:p>wire</text:p>
          </table:table-cell>
          <table:table-cell table:style-name="ce106" office:value-type="string" calcext:value-type="string">
            <text:p>c_op</text:p>
          </table:table-cell>
          <table:table-cell table:style-name="ce66" office:value-type="string" calcext:value-type="string">
            <text:p>Micro-opcode</text:p>
          </table:table-cell>
          <table:table-cell table:style-name="ce118" table:formula="of:=[$core_variable.B26]" office:value-type="string" office:string-value="D_BL_MARC_OP" calcext:value-type="string">
            <text:p>D_BL_MARC_OP</text:p>
          </table:table-cell>
          <table:table-cell table:number-columns-repeated="1017"/>
        </table:table-row>
        <table:table-row table:style-name="ro7">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PC</text:p>
          </table:table-cell>
          <table:table-cell table:style-name="ce99" office:value-type="string" calcext:value-type="string">
            <text:p>for transfer program counter and privilege.</text:p>
          </table:table-cell>
          <table:table-cell table:style-name="ce118" office:value-type="string" calcext:value-type="string">
            <text:p>TP1</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8">
          <table:table-cell table:style-name="ce92" office:value-type="string" calcext:value-type="string">
            <text:p>BC_PREG</text:p>
          </table:table-cell>
          <table:table-cell table:style-name="ce92" office:value-type="string" calcext:value-type="string">
            <text:p>Needed bc data block</text:p>
          </table:table-cell>
          <table:table-cell table:number-columns-repeated="4"/>
          <table:table-cell table:style-name="ce118" office:value-type="string" calcext:value-type="string">
            <text:p>G</text:p>
          </table:table-cell>
          <table:table-cell table:number-columns-repeated="1017"/>
        </table:table-row>
        <table:table-row table:style-name="ro11">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i_preg_rb1</text:p>
          </table:table-cell>
          <table:table-cell table:style-name="ce65" office:value-type="string" calcext:value-type="string">
            <text:p>address/index of physical register that wish to broadcast. [address 0 is <text:span text:style-name="T1">implicit</text:span> rule when did not want to broadcast data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8">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i_areg_rb1</text:p>
          </table:table-cell>
          <table:table-cell table:style-name="ce65" office:value-type="string" calcext:value-type="string">
            <text:p>address/index of architecture register that preg refer to.</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7">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d_preg_rb1</text:p>
          </table:table-cell>
          <table:table-cell table:style-name="ce65" office:value-type="string" calcext:value-type="string">
            <text:p>data of physical register that wish to broadcast.</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8">
          <table:table-cell table:style-name="ce92" office:value-type="string" calcext:value-type="string">
            <text:p>BC_CREG</text:p>
          </table:table-cell>
          <table:table-cell table:style-name="ce92" office:value-type="string" calcext:value-type="string">
            <text:p>Needed bc data block</text:p>
          </table:table-cell>
          <table:table-cell table:number-columns-repeated="4"/>
          <table:table-cell table:style-name="ce118" office:value-type="string" calcext:value-type="string">
            <text:p>G</text:p>
          </table:table-cell>
          <table:table-cell table:number-columns-repeated="1017"/>
        </table:table-row>
        <table:table-row table:style-name="ro11">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i_preg_rb1</text:p>
          </table:table-cell>
          <table:table-cell table:style-name="ce65" office:value-type="string" calcext:value-type="string">
            <text:p>address/index of control status register that wish to broadcast. [address 0 is implicit rule when did not want to broadcast data ]</text:p>
          </table:table-cell>
          <table:table-cell table:style-name="ce118" table:formula="of:=[$core_variable.B9]" office:value-type="string" office:string-value="I_BL_MARC_CREG" calcext:value-type="string">
            <text:p>I_BL_MARC_CREG</text:p>
          </table:table-cell>
          <table:table-cell table:number-columns-repeated="1017"/>
        </table:table-row>
        <table:table-row table:style-name="ro33">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d_preg_rb1</text:p>
          </table:table-cell>
          <table:table-cell table:style-name="ce65" office:value-type="string" calcext:value-type="string">
            <text:p>data of control status register that wish to broadcast.</text:p>
          </table:table-cell>
          <table:table-cell table:style-name="ce118" table:formula="of:=[$core_variable.B24]" office:value-type="string" office:string-value="D_BL_MARC_CREG" calcext:value-type="string">
            <text:p>D_BL_MARC_CREG</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34">
          <table:table-cell table:style-name="ce92" office:value-type="string" calcext:value-type="string">
            <text:p>COM_REGMNG_CALL</text:p>
          </table:table-cell>
          <table:table-cell table:style-name="ce92" office:value-type="string" calcext:value-type="string">
            <text:p>REGMGM</text:p>
          </table:table-cell>
          <table:table-cell office:value-type="string" calcext:value-type="string">
            <text:p>[implicit rule]owner is register manager</text:p>
          </table:table-cell>
          <table:table-cell table:number-columns-repeated="3"/>
          <table:table-cell table:style-name="ce118" office:value-type="string" calcext:value-type="string">
            <text:p>RDR1</text:p>
          </table:table-cell>
          <table:table-cell table:number-columns-repeated="1017"/>
        </table:table-row>
        <table:table-row table:style-name="ro8">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i_areg_rd</text:p>
          </table:table-cell>
          <table:table-cell table:style-name="ce65" office:value-type="string" calcext:value-type="string">
            <text:p>destination architecture register[0 is implicit address when don’t want this register ]</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8">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i_areg_r1</text:p>
          </table:table-cell>
          <table:table-cell table:style-name="ce65" office:value-type="string" calcext:value-type="string">
            <text:p>first architecture register address [0 is implicit address when don’t want this register ]</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8">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i_areg_r2</text:p>
          </table:table-cell>
          <table:table-cell table:style-name="ce65" office:value-type="string" calcext:value-type="string">
            <text:p>second architecture register address [0 is implicit address when don’t want this register ]</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7">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c_req</text:p>
          </table:table-cell>
          <table:table-cell table:style-name="ce65" office:value-type="string" calcext:value-type="string">
            <text:p>1 request reorder buffer and physical register</text:p>
          </table:table-cell>
          <table:table-cell table:style-name="ce118" office:value-type="float" office:value="1" calcext:value-type="float">
            <text:p>1</text:p>
          </table:table-cell>
          <table:table-cell table:number-columns-repeated="1017"/>
        </table:table-row>
        <table:table-row table:style-name="ro8">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i_spec_pc</text:p>
          </table:table-cell>
          <table:table-cell table:style-name="ce65" office:value-type="string" calcext:value-type="string">
            <text:p>address of later consecutive instruction that has been speculate.</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8">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i_spec_pvl</text:p>
          </table:table-cell>
          <table:table-cell table:style-name="ce65" office:value-type="string" calcext:value-type="string">
            <text:p>previlege of later consecutive instruction that has been speculate.</text:p>
          </table:table-cell>
          <table:table-cell table:style-name="ce118" table:formula="of:=[core_variable.$B$6]" office:value-type="string" office:string-value="I_BL_ARC_PVL" calcext:value-type="string">
            <text:p>I_BL_ARC_PVL</text:p>
          </table:table-cell>
          <table:table-cell table:number-columns-repeated="1017"/>
        </table:table-row>
        <table:table-row table:style-name="ro7">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i_pip</text:p>
          </table:table-cell>
          <table:table-cell table:style-name="ce65" office:value-type="string" calcext:value-type="string">
            <text:p>index of reservation station to tell rob</text:p>
          </table:table-cell>
          <table:table-cell table:style-name="ce118" table:formula="of:=[$core_variable.B10]" office:value-type="string" office:string-value="I_BL_MARC_PIP" calcext:value-type="string">
            <text:p>I_BL_MARC_PIP</text:p>
          </table:table-cell>
          <table:table-cell table:number-columns-repeated="1017"/>
        </table:table-row>
        <table:table-row table:style-name="ro7">
          <table:table-cell table:number-columns-repeated="2"/>
          <table:table-cell table:style-name="ce65" office:value-type="string" calcext:value-type="string">
            <text:p>input</text:p>
          </table:table-cell>
          <table:table-cell table:style-name="ce65" office:value-type="string" calcext:value-type="string">
            <text:p>wire</text:p>
          </table:table-cell>
          <table:table-cell table:style-name="ce109" office:value-type="string" calcext:value-type="string">
            <text:p>c_op</text:p>
          </table:table-cell>
          <table:table-cell table:style-name="ce65" office:value-type="string" calcext:value-type="string">
            <text:p>Micro-opcode to store to rob</text:p>
          </table:table-cell>
          <table:table-cell table:style-name="ce118" table:formula="of:=[$core_variable.B26]" office:value-type="string" office:string-value="D_BL_MARC_OP" calcext:value-type="string">
            <text:p>D_BL_MARC_OP</text:p>
          </table:table-cell>
          <table:table-cell table:number-columns-repeated="1017"/>
        </table:table-row>
        <table:table-row table:style-name="ro8">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d</text:p>
          </table:table-cell>
          <table:table-cell table:style-name="ce103" office:value-type="string" calcext:value-type="string">
            <text:p>destination architecture register[0 is implicit address when don’t want this regist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8">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1</text:p>
          </table:table-cell>
          <table:table-cell table:style-name="ce103" office:value-type="string" calcext:value-type="string">
            <text:p>first architecture register address [0 is implicit address when don’t want this regist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3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2</text:p>
          </table:table-cell>
          <table:table-cell table:style-name="ce103" office:value-type="string" calcext:value-type="string">
            <text:p>second architecture register address [0 is implicit address when don’t want this regist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8">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preg_r1</text:p>
          </table:table-cell>
          <table:table-cell table:style-name="ce103" office:value-type="string" calcext:value-type="string">
            <text:p>specify that preg r1 data that give to decoder is valid; 1 is correct</text:p>
          </table:table-cell>
          <table:table-cell table:style-name="ce118" office:value-type="float" office:value="1" calcext:value-type="float">
            <text:p>1</text:p>
          </table:table-cell>
          <table:table-cell table:number-columns-repeated="1017"/>
        </table:table-row>
        <table:table-row table:style-name="ro11">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preg_r2</text:p>
          </table:table-cell>
          <table:table-cell table:style-name="ce103" office:value-type="string" calcext:value-type="string">
            <text:p>specify that preg r2 data that give to decoder is valid; 1 is correct. If the requestor did no intend to use r2 so the status use be set to 1</text:p>
          </table:table-cell>
          <table:table-cell table:style-name="ce118" office:value-type="float" office:value="1" calcext:value-type="float">
            <text:p>1</text:p>
          </table:table-cell>
          <table:table-cell table:number-columns-repeated="1017"/>
        </table:table-row>
        <table:table-row table:style-name="ro36">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req_status</text:p>
          </table:table-cell>
          <table:table-cell table:style-name="ce103"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18" office:value-type="float" office:value="1" calcext:value-type="float">
            <text:p>1</text:p>
          </table:table-cell>
          <table:table-cell table:number-columns-repeated="1017"/>
        </table:table-row>
        <table:table-row table:style-name="ro8">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1</text:p>
          </table:table-cell>
          <table:table-cell table:style-name="ce103" office:value-type="string" calcext:value-type="string">
            <text:p>first architecture register address [0 is implicit address when don’t want this register ]</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8">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2</text:p>
          </table:table-cell>
          <table:table-cell table:style-name="ce103" office:value-type="string" calcext:value-type="string">
            <text:p>second architecture register address [0 is implicit address when don’t want this register ]</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8">
          <table:table-cell table:style-name="ce92" office:value-type="string" calcext:value-type="string">
            <text:p>COM_ROB_INIT</text:p>
          </table:table-cell>
          <table:table-cell table:style-name="ce92" office:value-type="string" calcext:value-type="string">
            <text:p>REGMGM</text:p>
          </table:table-cell>
          <table:table-cell office:value-type="string" calcext:value-type="string">
            <text:p>[implicit rule]owner is register manager</text:p>
          </table:table-cell>
          <table:table-cell table:number-columns-repeated="3"/>
          <table:table-cell table:style-name="ce118" office:value-type="string" calcext:value-type="string">
            <text:p>RRR1</text:p>
          </table:table-cell>
          <table:table-cell table:number-columns-repeated="1017"/>
        </table:table-row>
        <table:table-row table:style-name="ro8">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spec_pc</text:p>
          </table:table-cell>
          <table:table-cell table:style-name="ce103" office:value-type="string" calcext:value-type="string">
            <text:p>address of later consecutive instruction that has been speculate.</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8">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spec_pvl</text:p>
          </table:table-cell>
          <table:table-cell table:style-name="ce103" office:value-type="string" calcext:value-type="string">
            <text:p>previlege of later consecutive instruction that has been speculate.</text:p>
          </table:table-cell>
          <table:table-cell table:style-name="ce118" table:formula="of:=[$core_variable.B6]" office:value-type="string" office:string-value="I_BL_ARC_PVL" calcext:value-type="string">
            <text:p>I_BL_ARC_PVL</text:p>
          </table:table-cell>
          <table:table-cell table:number-columns-repeated="1017"/>
        </table:table-row>
        <table:table-row table:style-name="ro11">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areg_rd</text:p>
          </table:table-cell>
          <table:table-cell table:style-name="ce103" office:value-type="string" calcext:value-type="string">
            <text:p>sent to rob to tell what architecture that they should update when this called instruction has been committed.</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7">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ip</text:p>
          </table:table-cell>
          <table:table-cell table:style-name="ce103" office:value-type="string" calcext:value-type="string">
            <text:p>index of reservation station to tell rob</text:p>
          </table:table-cell>
          <table:table-cell table:style-name="ce118" table:formula="of:=[$core_variable.B10]" office:value-type="string" office:string-value="I_BL_MARC_PIP" calcext:value-type="string">
            <text:p>I_BL_MARC_PIP</text:p>
          </table:table-cell>
          <table:table-cell table:number-columns-repeated="1017"/>
        </table:table-row>
        <table:table-row table:style-name="ro7">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c_op</text:p>
          </table:table-cell>
          <table:table-cell table:style-name="ce103" office:value-type="string" calcext:value-type="string">
            <text:p>Micro-opcode to store to rob</text:p>
          </table:table-cell>
          <table:table-cell table:style-name="ce118" office:value-type="string" calcext:value-type="string">
            <text:p>D_BL_MARC_OP</text:p>
          </table:table-cell>
          <table:table-cell table:number-columns-repeated="1017"/>
        </table:table-row>
        <table:table-row table:style-name="ro8">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c_req</text:p>
          </table:table-cell>
          <table:table-cell table:style-name="ce103" office:value-type="string" calcext:value-type="string">
            <text:p>output wire to request area from rob which i_pip is used to specify the rob lane.</text:p>
          </table:table-cell>
          <table:table-cell table:style-name="ce118" office:value-type="float" office:value="1" calcext:value-type="float">
            <text:p>1</text:p>
          </table:table-cell>
          <table:table-cell table:number-columns-repeated="1017"/>
        </table:table-row>
        <table:table-row table:style-name="ro37">
          <table:table-cell table:number-columns-repeated="2"/>
          <table:table-cell table:style-name="ce101" office:value-type="string" calcext:value-type="string">
            <text:p>input</text:p>
          </table:table-cell>
          <table:table-cell table:style-name="ce101" office:value-type="string" calcext:value-type="string">
            <text:p>wire</text:p>
          </table:table-cell>
          <table:table-cell table:style-name="ce110" office:value-type="string" calcext:value-type="string">
            <text:p>s_book</text:p>
          </table:table-cell>
          <table:table-cell table:style-name="ce101" office:value-type="string" calcext:value-type="string">
            <text:p>book status from rob book complete(1) otherwise(0)</text:p>
          </table:table-cell>
          <table:table-cell table:style-name="ce118" office:value-type="float" office:value="1" calcext:value-type="float">
            <text:p>1</text:p>
          </table:table-cell>
          <table:table-cell table:number-columns-repeated="1017"/>
        </table:table-row>
        <table:table-row table:style-name="ro11">
          <table:table-cell table:number-columns-repeated="2"/>
          <table:table-cell table:style-name="ce101" office:value-type="string" calcext:value-type="string">
            <text:p>input</text:p>
          </table:table-cell>
          <table:table-cell table:style-name="ce101" office:value-type="string" calcext:value-type="string">
            <text:p>wire</text:p>
          </table:table-cell>
          <table:table-cell table:style-name="ce110" office:value-type="string" calcext:value-type="string">
            <text:p>i_preg_rd</text:p>
          </table:table-cell>
          <table:table-cell table:style-name="ce101" office:value-type="string" calcext:value-type="string">
            <text:p>address/index of reorder buffer that correspond with booking if no booking or booking incomplete, the value can be anything.</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25">
          <table:table-cell table:style-name="ce92" office:value-type="string" calcext:value-type="string">
            <text:p>CMD_COMMIT_DIRECTOR</text:p>
          </table:table-cell>
          <table:table-cell table:style-name="ce92" office:value-type="string" calcext:value-type="string">
            <text:p>REGMGM</text:p>
          </table:table-cell>
          <table:table-cell table:style-name="ce94" table:number-columns-repeated="2"/>
          <table:table-cell table:style-name="ce114"/>
          <table:table-cell table:style-name="ce94"/>
          <table:table-cell table:style-name="ce118" office:value-type="string" calcext:value-type="string">
            <text:p>G</text:p>
          </table:table-cell>
          <table:table-cell table:style-name="ce94" table:number-columns-repeated="1015"/>
          <table:table-cell table:style-name="ce98" table:number-columns-repeated="2"/>
        </table:table-row>
        <table:table-row table:style-name="ro8">
          <table:table-cell table:style-name="ce96"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store</text:p>
          </table:table-cell>
          <table:table-cell table:style-name="ce101" office:value-type="string" calcext:value-type="string">
            <text:p>Guild committer to store data in physical register to memory</text:p>
          </table:table-cell>
          <table:table-cell table:style-name="ce118" office:value-type="float" office:value="1" calcext:value-type="float">
            <text:p>1</text:p>
          </table:table-cell>
          <table:table-cell table:number-columns-repeated="1017"/>
        </table:table-row>
        <table:table-row table:style-name="ro8">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load</text:p>
          </table:table-cell>
          <table:table-cell table:style-name="ce101" office:value-type="string" calcext:value-type="string">
            <text:p>Guild committer to load data from memory to architectural register</text:p>
          </table:table-cell>
          <table:table-cell table:style-name="ce118" office:value-type="float" office:value="1" calcext:value-type="float">
            <text:p>1</text:p>
          </table:table-cell>
          <table:table-cell table:number-columns-repeated="1017"/>
        </table:table-row>
        <table:table-row table:style-name="ro8">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ptoa_reg</text:p>
          </table:table-cell>
          <table:table-cell table:style-name="ce101" office:value-type="string" calcext:value-type="string">
            <text:p>guild committer to store data from physical register to architectural register</text:p>
          </table:table-cell>
          <table:table-cell table:style-name="ce118" office:value-type="float" office:value="1" calcext:value-type="float">
            <text:p>1</text:p>
          </table:table-cell>
          <table:table-cell table:number-columns-repeated="1017"/>
        </table:table-row>
        <table:table-row table:style-name="ro8">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ctoa_reg</text:p>
          </table:table-cell>
          <table:table-cell table:style-name="ce101" office:value-type="string" calcext:value-type="string">
            <text:p>guild committer to load data from control status register to architectural register</text:p>
          </table:table-cell>
          <table:table-cell table:style-name="ce118" office:value-type="float" office:value="1" calcext:value-type="float">
            <text:p>1</text:p>
          </table:table-cell>
          <table:table-cell table:number-columns-repeated="1017"/>
        </table:table-row>
        <table:table-row table:style-name="ro8">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atoc_reg</text:p>
          </table:table-cell>
          <table:table-cell table:style-name="ce101" office:value-type="string" calcext:value-type="string">
            <text:p>guild committer to load data from architectural register to control status register</text:p>
          </table:table-cell>
          <table:table-cell table:style-name="ce118" office:value-type="float" office:value="1" calcext:value-type="float">
            <text:p>1</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2" office:value-type="string" calcext:value-type="string">
            <text:p>CMD_ROB_FILL</text:p>
          </table:table-cell>
          <table:table-cell table:style-name="ce92" office:value-type="string" calcext:value-type="string">
            <text:p>RSV</text:p>
          </table:table-cell>
          <table:table-cell table:number-columns-repeated="4"/>
          <table:table-cell table:style-name="ce118" office:value-type="string" calcext:value-type="string">
            <text:p>CMF</text:p>
          </table:table-cell>
          <table:table-cell table:number-columns-repeated="1017"/>
        </table:table-row>
        <table:table-row table:style-name="ro11">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d</text:p>
          </table:table-cell>
          <table:table-cell table:style-name="ce103" office:value-type="string" calcext:value-type="string">
            <text:p>address/index of physical register that wish to store to reorder buffer. [<text:span text:style-name="T1">implicit</text:span> rule address 0 for don’t want to store to reord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11">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epip</text:p>
          </table:table-cell>
          <table:table-cell table:style-name="ce103" office:value-type="string" calcext:value-type="string">
            <text:p>index of execution pipe in connected rsv which want to store data to<text:span text:style-name="T2">[NO IMPLICCIT RULE FOR DUMMY PIPE HERE]</text:span> rob</text:p>
          </table:table-cell>
          <table:table-cell table:style-name="ce118" table:formula="of:=[$core_variable.B12]" office:value-type="string" office:string-value="I_BL_EX_PIP" calcext:value-type="string">
            <text:p>I_BL_EX_PIP</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2" office:value-type="string" calcext:value-type="string">
            <text:p>FILL_ROB_GLOB</text:p>
          </table:table-cell>
          <table:table-cell table:style-name="ce92"/>
          <table:table-cell table:number-columns-repeated="4"/>
          <table:table-cell table:style-name="ce90" office:value-type="string" calcext:value-type="string">
            <text:p>UNUSED</text:p>
          </table:table-cell>
          <table:table-cell table:number-columns-repeated="1017"/>
        </table:table-row>
        <table:table-row table:style-name="ro7">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d</text:p>
          </table:table-cell>
          <table:table-cell table:style-name="ce103" office:value-type="string" calcext:value-type="string">
            <text:p>data that execution unit which to fill to rob</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7">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creg_r1</text:p>
          </table:table-cell>
          <table:table-cell table:style-name="ce103" office:value-type="string" calcext:value-type="string">
            <text:p>data which want to store to control status register</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7">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creg_r1</text:p>
          </table:table-cell>
          <table:table-cell table:style-name="ce103" office:value-type="string" calcext:value-type="string">
            <text:p>address that want to store or req to rob</text:p>
          </table:table-cell>
          <table:table-cell table:style-name="ce118" table:formula="of:=[$core_variable.B24]" office:value-type="string" office:string-value="D_BL_MARC_CREG" calcext:value-type="string">
            <text:p>D_BL_MARC_CREG</text:p>
          </table:table-cell>
          <table:table-cell table:number-columns-repeated="1017"/>
        </table:table-row>
        <table:table-row table:style-name="ro7">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trapc</text:p>
          </table:table-cell>
          <table:table-cell table:style-name="ce103" office:value-type="string" calcext:value-type="string">
            <text:p>trap cause that these instruction generated.</text:p>
          </table:table-cell>
          <table:table-cell table:style-name="ce118" table:formula="of:=[$core_variable.B15]" office:value-type="string" office:string-value="I_BL_TRAPC" calcext:value-type="string">
            <text:p>I_BL_TRAPC</text:p>
          </table:table-cell>
          <table:table-cell table:number-columns-repeated="1017"/>
        </table:table-row>
        <table:table-row table:style-name="ro8">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SPEC_RES</text:p>
          </table:table-cell>
          <table:table-cell table:style-name="ce99" office:value-type="string" calcext:value-type="string">
            <text:p>for describe next pc and privilege that next instruction should be [spec result]</text:p>
          </table:table-cell>
          <table:table-cell table:style-name="ce118" table:formula="of:=[.G43]" office:value-type="string" office:string-value="TP1" calcext:value-type="string">
            <text:p>TP1</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2" office:value-type="string" calcext:value-type="string">
            <text:p>TF_ROB_FILL</text:p>
          </table:table-cell>
          <table:table-cell table:style-name="ce92" office:value-type="string" calcext:value-type="string">
            <text:p>EX</text:p>
          </table:table-cell>
          <table:table-cell table:number-columns-repeated="4"/>
          <table:table-cell table:style-name="ce118" office:value-type="string" calcext:value-type="string">
            <text:p>ERF1</text:p>
          </table:table-cell>
          <table:table-cell table:number-columns-repeated="1017"/>
        </table:table-row>
        <table:table-row table:style-name="ro7">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d</text:p>
          </table:table-cell>
          <table:table-cell table:style-name="ce103" office:value-type="string" calcext:value-type="string">
            <text:p>hold data which represent the register value</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7">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creg_rc</text:p>
          </table:table-cell>
          <table:table-cell table:style-name="ce103" office:value-type="string" calcext:value-type="string">
            <text:p>address of control status register</text:p>
          </table:table-cell>
          <table:table-cell table:style-name="ce118" table:formula="of:=[$core_variable.B9]" office:value-type="string" office:string-value="I_BL_MARC_CREG" calcext:value-type="string">
            <text:p>I_BL_MARC_CREG</text:p>
          </table:table-cell>
          <table:table-cell table:number-columns-repeated="1017"/>
        </table:table-row>
        <table:table-row table:style-name="ro7">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arch_nextPc</text:p>
          </table:table-cell>
          <table:table-cell table:style-name="ce103" office:value-type="string" calcext:value-type="string">
            <text:p>hold correct next program counter</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8">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mem_addr</text:p>
          </table:table-cell>
          <table:table-cell table:style-name="ce103" office:value-type="string" calcext:value-type="string">
            <text:p>how memory address which will be sent to load store unit</text:p>
          </table:table-cell>
          <table:table-cell table:style-name="ce118" table:formula="of:=[$core_variable.B17]" office:value-type="string" office:string-value="I_BL_MEM_ADDR" calcext:value-type="string">
            <text:p>I_BL_MEM_ADDR</text:p>
          </table:table-cell>
          <table:table-cell table:number-columns-repeated="1017"/>
        </table:table-row>
        <table:table-row table:style-name="ro7">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trapC</text:p>
          </table:table-cell>
          <table:table-cell table:style-name="ce103" office:value-type="string" calcext:value-type="string">
            <text:p>hold trap cause for current instruction</text:p>
          </table:table-cell>
          <table:table-cell table:style-name="ce118" table:formula="of:=[$core_variable.B15]" office:value-type="string" office:string-value="I_BL_TRAPC" calcext:value-type="string">
            <text:p>I_BL_TRAPC</text:p>
          </table:table-cell>
          <table:table-cell table:number-columns-repeated="1017"/>
        </table:table-row>
        <table:table-row table:style-name="ro25">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0" office:value-type="string" calcext:value-type="string">
            <text:p>-eof-</text:p>
          </table:table-cell>
          <table:table-cell table:style-name="ce90" table:number-columns-repeated="3"/>
          <table:table-cell table:style-name="ce115"/>
          <table:table-cell table:style-name="ce90" table:number-columns-repeated="1017"/>
          <table:table-cell table:style-name="ce121" table:number-columns-repeated="2"/>
        </table:table-row>
        <table:table-row table:style-name="ro7" table:number-rows-repeated="1048449">
          <table:table-cell table:number-columns-repeated="1024"/>
        </table:table-row>
        <table:table-row table:style-name="ro7">
          <table:table-cell table:number-columns-repeated="1024"/>
        </table:table-row>
      </table:table>
      <table:table table:name="core_block_link_old" table:style-name="ta1">
        <office:forms form:automatic-focus="false" form:apply-design-mode="false"/>
        <table:table-column table:style-name="co38" table:default-cell-style-name="ce95"/>
        <table:table-column table:style-name="co39" table:default-cell-style-name="ce114"/>
        <table:table-column table:style-name="co40" table:default-cell-style-name="ce93"/>
        <table:table-column table:style-name="co41" table:default-cell-style-name="ce104"/>
        <table:table-column table:style-name="co1" table:default-cell-style-name="ce93"/>
        <table:table-column table:style-name="co42" table:default-cell-style-name="ce93"/>
        <table:table-column table:style-name="co43" table:default-cell-style-name="ce93"/>
        <table:table-column table:style-name="co44" table:default-cell-style-name="ce93"/>
        <table:table-column table:style-name="co9" table:number-columns-repeated="1012" table:default-cell-style-name="ce93"/>
        <table:table-column table:style-name="co9" table:number-columns-repeated="4" table:default-cell-style-name="Default"/>
        <table:table-row table:style-name="ro38">
          <table:table-cell table:style-name="ce123" office:value-type="string" calcext:value-type="string">
            <text:p>DATA_BLOCK</text:p>
          </table:table-cell>
          <table:table-cell table:number-columns-repeated="1023"/>
        </table:table-row>
        <table:table-row table:style-name="ro7">
          <table:table-cell table:style-name="ce123" office:value-type="string" calcext:value-type="string">
            <text:p>block_name</text:p>
          </table:table-cell>
          <table:table-cell table:style-name="ce130" office:value-type="string" calcext:value-type="string">
            <text:p>required_Interface</text:p>
          </table:table-cell>
          <table:table-cell table:style-name="ce92" office:value-type="string" calcext:value-type="string">
            <text:p>interfaceId</text:p>
          </table:table-cell>
          <table:table-cell table:style-name="ce130" office:value-type="string" calcext:value-type="string">
            <text:p>relative_name</text:p>
          </table:table-cell>
          <table:table-cell table:style-name="ce92" office:value-type="string" calcext:value-type="string">
            <text:p>other_side_blk_name</text:p>
          </table:table-cell>
          <table:table-cell table:style-name="ce92" office:value-type="string" calcext:value-type="string">
            <text:p>other_side_name</text:p>
          </table:table-cell>
          <table:table-cell table:style-name="ce92" office:value-type="string" calcext:value-type="string">
            <text:p>original_direction</text:p>
          </table:table-cell>
          <table:table-cell table:style-name="ce118" office:value-type="string" calcext:value-type="string">
            <text:p>description</text:p>
          </table:table-cell>
          <table:table-cell table:number-columns-repeated="1016"/>
        </table:table-row>
        <table:table-row table:style-name="ro7">
          <table:table-cell table:style-name="ce124" office:value-type="string" calcext:value-type="string">
            <text:p>INSTR_PAGE_WALKER</text:p>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3">
            <text:p>CORE_CONTROL_FLOW</text:p>
          </table:table-cell>
          <table:table-cell table:formula="of:=[.D107]" office:value-type="string" office:string-value="st_INSTR_PAGE_WALKER" calcext:value-type="string">
            <text:p>st_INSTR_PAGE_WALKER</text:p>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7">
          <table:table-cell/>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office:value-type="string" calcext:value-type="string">
            <text:p>cmd</text:p>
          </table:table-cell>
          <table:covered-table-cell/>
          <table:table-cell table:formula="of:=[.D108]" office:value-type="string" office:string-value="cmd_INSTR_PAGE_WALKER" calcext:value-type="string">
            <text:p>cmd_INSTR_PAGE_WALKER</text:p>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7">
          <table:table-cell/>
          <table:table-cell table:style-name="ce130" table:formula="of:=[$core_interface_old.A43]" office:value-type="string" office:string-value="TF_PC" calcext:value-type="string">
            <text:p>TF_PC</text:p>
          </table:table-cell>
          <table:table-cell table:style-name="ce130" table:formula="of:=[$core_interface_old.G43]" office:value-type="string" office:string-value="TP1" calcext:value-type="string">
            <text:p>TP1</text:p>
          </table:table-cell>
          <table:table-cell office:value-type="string" calcext:value-type="string">
            <text:p>inf_req_pc</text:p>
          </table:table-cell>
          <table:covered-table-cell/>
          <table:table-cell table:formula="of:=[.D109]" office:value-type="string" office:string-value="selected_pc" calcext:value-type="string">
            <text:p>selected_pc</text:p>
          </table:table-cell>
          <table:table-cell office:value-type="string" calcext:value-type="string">
            <text:p>yes</text:p>
          </table:table-cell>
          <table:table-cell office:value-type="string" calcext:value-type="string">
            <text:p>for transfer program counter from core control flow</text:p>
          </table:table-cell>
          <table:table-cell table:number-columns-repeated="1016"/>
        </table:table-row>
        <table:table-row table:style-name="ro8">
          <table:table-cell/>
          <table:table-cell table:style-name="ce130" table:formula="of:=[$core_interface_old.A43]" office:value-type="string" office:string-value="TF_PC" calcext:value-type="string">
            <text:p>TF_PC</text:p>
          </table:table-cell>
          <table:table-cell table:style-name="ce130" table:formula="of:=[$core_interface_old.G43]" office:value-type="string" office:string-value="TP1" calcext:value-type="string">
            <text:p>TP1</text:p>
          </table:table-cell>
          <table:table-cell office:value-type="string" calcext:value-type="string">
            <text:p>inf_iss_pc</text:p>
          </table:table-cell>
          <table:table-cell table:formula="of:=[.A8]" office:value-type="string" office:string-value="INSTR_LOADER" calcext:value-type="string">
            <text:p>INSTR_LOADER</text:p>
          </table:table-cell>
          <table:table-cell table:formula="of:=[.D109]" office:value-type="string" office:string-value="selected_pc" calcext:value-type="string">
            <text:p>selected_pc</text:p>
          </table:table-cell>
          <table:table-cell office:value-type="string" calcext:value-type="string">
            <text:p>no</text:p>
          </table:table-cell>
          <table:table-cell office:value-type="string" calcext:value-type="string">
            <text:p>for transfer program counter to <text:span text:style-name="T2">INSTR_LOADER</text:span> core control flow</text:p>
          </table:table-cell>
          <table:table-cell table:number-columns-repeated="1016"/>
        </table:table-row>
        <table:table-row table:style-name="ro7">
          <table:table-cell table:style-name="ce125" office:value-type="string" calcext:value-type="string">
            <text:p>-end-</text:p>
          </table:table-cell>
          <table:table-cell table:style-name="ce131" table:number-columns-repeated="3"/>
          <table:table-cell table:style-name="ce125" table:number-columns-repeated="4"/>
          <table:table-cell table:style-name="ce91" table:number-columns-repeated="1012"/>
          <table:table-cell table:number-columns-repeated="4"/>
        </table:table-row>
        <table:table-row table:style-name="ro7">
          <table:table-cell table:style-name="ce126" office:value-type="string" calcext:value-type="string">
            <text:p>INSTR_LOADER</text:p>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0]" office:value-type="string" office:string-value="st_INSTR_LOADER" calcext:value-type="string">
            <text:p>st_INSTR_LOADER</text:p>
          </table:table-cell>
          <table:table-cell office:value-type="string" calcext:value-type="string" table:number-columns-spanned="1" table:number-rows-spanned="4">
            <text:p>yes</text:p>
          </table:table-cell>
          <table:table-cell office:value-type="string" calcext:value-type="string">
            <text:p>provide state of the block</text:p>
          </table:table-cell>
          <table:table-cell table:number-columns-repeated="1016"/>
        </table:table-row>
        <table:table-row table:style-name="ro7">
          <table:table-cell/>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8">
          <table:table-cell/>
          <table:table-cell table:style-name="ce130" table:formula="of:=[$core_interface_old.A43]" office:value-type="string" office:string-value="TF_PC" calcext:value-type="string">
            <text:p>TF_PC</text:p>
          </table:table-cell>
          <table:table-cell table:style-name="ce130" table:formula="of:=[$core_interface_old.G43]" office:value-type="string" office:string-value="TP1" calcext:value-type="string">
            <text:p>TP1</text:p>
          </table:table-cell>
          <table:table-cell office:value-type="string" calcext:value-type="string">
            <text:p>inf_req_pc</text:p>
          </table:table-cell>
          <table:table-cell table:formula="of:=[.A3]" office:value-type="string" office:string-value="INSTR_PAGE_WALKER" calcext:value-type="string">
            <text:p>INSTR_PAGE_WALKER</text:p>
          </table:table-cell>
          <table:table-cell table:formula="of:=[.D6]" office:value-type="string" office:string-value="inf_iss_pc" calcext:value-type="string">
            <text:p>inf_iss_pc</text:p>
          </table:table-cell>
          <table:covered-table-cell/>
          <table:table-cell office:value-type="string" calcext:value-type="string">
            <text:p>for receive program counter(virtual program counter) from core control flow</text:p>
          </table:table-cell>
          <table:table-cell table:number-columns-repeated="1016"/>
        </table:table-row>
        <table:table-row table:style-name="ro7">
          <table:table-cell/>
          <table:table-cell table:style-name="ce130" table:formula="of:=[$core_interface_old.A47]" office:value-type="string" office:string-value="TF_ARC_INSTR" calcext:value-type="string">
            <text:p>TF_ARC_INSTR</text:p>
          </table:table-cell>
          <table:table-cell table:style-name="ce130" table:formula="of:=[$core_interface_old.G47]" office:value-type="string" office:string-value="TRI1" calcext:value-type="string">
            <text:p>TRI1</text:p>
          </table:table-cell>
          <table:table-cell office:value-type="string" calcext:value-type="string">
            <text:p>inf_iss_instr</text:p>
          </table:table-cell>
          <table:table-cell table:formula="of:=[.A15]" office:value-type="string" office:string-value="DECODER" calcext:value-type="string">
            <text:p>DECODER</text:p>
          </table:table-cell>
          <table:table-cell table:formula="of:=[.D17]" office:value-type="string" office:string-value="arch_instr" calcext:value-type="string">
            <text:p>arch_instr</text:p>
          </table:table-cell>
          <table:covered-table-cell office:value-type="string" calcext:value-type="string">
            <text:p>yes</text:p>
          </table:covered-table-cell>
          <table:table-cell office:value-type="string" calcext:value-type="string">
            <text:p>for send transfer instruction data to decoder</text:p>
          </table:table-cell>
          <table:table-cell table:number-columns-repeated="1016"/>
        </table:table-row>
        <table:table-row table:style-name="ro7">
          <table:table-cell/>
          <table:table-cell table:style-name="ce130" table:formula="of:=[$core_interface_old.$A$43]" office:value-type="string" office:string-value="TF_PC" calcext:value-type="string">
            <text:p>TF_PC</text:p>
          </table:table-cell>
          <table:table-cell table:style-name="ce130" table:formula="of:=[core_interface_old.$G$43]" office:value-type="string" office:string-value="TP1" calcext:value-type="string">
            <text:p>TP1</text:p>
          </table:table-cell>
          <table:table-cell office:value-type="string" calcext:value-type="string">
            <text:p>iss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pc to decoder</text:p>
          </table:table-cell>
          <table:table-cell table:number-columns-repeated="1016"/>
        </table:table-row>
        <table:table-row table:style-name="ro7">
          <table:table-cell/>
          <table:table-cell table:style-name="ce130" table:formula="of:=[$core_interface_old.A43]" office:value-type="string" office:string-value="TF_PC" calcext:value-type="string">
            <text:p>TF_PC</text:p>
          </table:table-cell>
          <table:table-cell table:style-name="ce130" table:formula="of:=[$core_interface_old.G43]" office:value-type="string" office:string-value="TP1" calcext:value-type="string">
            <text:p>TP1</text:p>
          </table:table-cell>
          <table:table-cell office:value-type="string" calcext:value-type="string">
            <text:p>iss_spec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spec pc to decoder</text:p>
          </table:table-cell>
          <table:table-cell table:number-columns-repeated="1016"/>
        </table:table-row>
        <table:table-row table:style-name="ro7">
          <table:table-cell table:style-name="ce125" office:value-type="string" calcext:value-type="string">
            <text:p>-end-</text:p>
          </table:table-cell>
          <table:table-cell table:style-name="ce131" table:number-columns-repeated="3"/>
          <table:table-cell table:style-name="ce125" table:number-columns-repeated="4"/>
          <table:table-cell table:style-name="ce91" table:number-columns-repeated="1012"/>
          <table:table-cell table:number-columns-repeated="4"/>
        </table:table-row>
        <table:table-row table:style-name="ro7">
          <table:table-cell table:style-name="ce126" office:value-type="string" calcext:value-type="string">
            <text:p>DECODER</text:p>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2]" office:value-type="string" office:string-value="st_DECODER" calcext:value-type="string">
            <text:p>st_DECODER</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7">
          <table:table-cell/>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39">
          <table:table-cell/>
          <table:table-cell table:style-name="ce130" table:formula="of:=[$core_interface_old.A47]" office:value-type="string" office:string-value="TF_ARC_INSTR" calcext:value-type="string">
            <text:p>TF_ARC_INSTR</text:p>
          </table:table-cell>
          <table:table-cell table:style-name="ce130" table:formula="of:=[$core_interface_old.G47]" office:value-type="string" office:string-value="TRI1" calcext:value-type="string">
            <text:p>TRI1</text:p>
          </table:table-cell>
          <table:table-cell office:value-type="string" calcext:value-type="string">
            <text:p>arch_instr</text:p>
          </table:table-cell>
          <table:table-cell table:style-name="ce127" table:formula="of:=[.A8]" office:value-type="string" office:string-value="INSTR_LOADER" calcext:value-type="string">
            <text:p>INSTR_LOADER</text:p>
          </table:table-cell>
          <table:table-cell table:style-name="ce95"/>
          <table:table-cell table:style-name="ce95" office:value-type="string" calcext:value-type="string">
            <text:p>no</text:p>
          </table:table-cell>
          <table:table-cell table:style-name="ce95" office:value-type="string" calcext:value-type="string">
            <text:p>for receive instruction data from instruction loader</text:p>
          </table:table-cell>
          <table:table-cell table:number-columns-repeated="1016"/>
        </table:table-row>
        <table:table-row table:style-name="ro7">
          <table:table-cell/>
          <table:table-cell table:style-name="ce130" table:formula="of:=[$core_interface_old.A64]" office:value-type="string" office:string-value="BC_PREG" calcext:value-type="string">
            <text:p>BC_PREG</text:p>
          </table:table-cell>
          <table:table-cell table:style-name="ce130" table:formula="of:=[$core_interface_old.G64]" office:value-type="string" office:string-value="G" calcext:value-type="string">
            <text:p>G</text:p>
          </table:table-cell>
          <table:table-cell office:value-type="string" calcext:value-type="string">
            <text:p>bc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8">
          <table:table-cell/>
          <table:table-cell table:style-name="ce130" table:formula="of:=[$core_interface_old.A73]" office:value-type="string" office:string-value="COM_REGMNG_CALL" calcext:value-type="string">
            <text:p>COM_REGMNG_CALL</text:p>
          </table:table-cell>
          <table:table-cell table:style-name="ce130" table:formula="of:=[$core_interface_old.G73]" office:value-type="string" office:string-value="RDR1" calcext:value-type="string">
            <text:p>RDR1</text:p>
          </table:table-cell>
          <table:table-cell office:value-type="string" calcext:value-type="string">
            <text:p>res_call</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11">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decoded_instr</text:p>
          </table:table-cell>
          <table:table-cell table:style-name="ce94" table:formula="of:=CONCATENATE([.A25];&quot;,&quot;;[.A31];&quot;,&quot;;[.A39];&quot;,&quot;;[.A45];&quot;,&quot;;[.A105])" office:value-type="string" office:string-value="RSV_1,RSV_2,RSV_3,RSV_4,CORE_CONTROL_FLOW" calcext:value-type="string">
            <text:p>RSV_1,RSV_2,RSV_3,RSV_4,CORE_CONTROL_FLOW</text:p>
          </table:table-cell>
          <table:table-cell table:formula="of:=CONCATENATE([.D28];&quot;,&quot;;[.D36];&quot;,&quot;;[.D42];&quot;,&quot;;[.D48])" office:value-type="string" office:string-value="decoded_instr,decoded_instr,decoded_instr,decoded_instr" calcext:value-type="string">
            <text:p>decoded_instr,decoded_instr,decoded_instr,decoded_instr</text:p>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8">
          <table:table-cell/>
          <table:table-cell table:style-name="ce130" table:formula="of:=[$core_interface_old.A101]" office:value-type="string" office:string-value="CMD_COMMIT_DIRECTOR" calcext:value-type="string">
            <text:p>CMD_COMMIT_DIRECTOR</text:p>
          </table:table-cell>
          <table:table-cell table:style-name="ce130" table:formula="of:=[$core_interface_old.G101]" office:value-type="string" office:string-value="G" calcext:value-type="string">
            <text:p>G</text:p>
          </table:table-cell>
          <table:table-cell office:value-type="string" calcext:value-type="string">
            <text:p>commit_direct</text:p>
          </table:table-cell>
          <table:table-cell table:formula="of:=[.A80]" office:value-type="string" office:string-value="REG_MNG" calcext:value-type="string">
            <text:p>REG_MNG</text:p>
          </table:table-cell>
          <table:table-cell table:formula="of:=[.D86]" office:value-type="string" office:string-value="dec_direc" calcext:value-type="string">
            <text:p>dec_direc</text:p>
          </table:table-cell>
          <table:table-cell office:value-type="string" calcext:value-type="string">
            <text:p>yes</text:p>
          </table:table-cell>
          <table:table-cell office:value-type="string" calcext:value-type="string">
            <text:p>use to pass current booking instruction commiting guild to rob</text:p>
          </table:table-cell>
          <table:table-cell table:number-columns-repeated="1016"/>
        </table:table-row>
        <table:table-row table:style-name="ro7">
          <table:table-cell/>
          <table:table-cell table:style-name="ce130" table:formula="of:=[$core_interface_old.$A$43]" office:value-type="string" office:string-value="TF_PC" calcext:value-type="string">
            <text:p>TF_PC</text:p>
          </table:table-cell>
          <table:table-cell table:style-name="ce130" table:formula="of:=[core_interface_old.$G$43]" office:value-type="string" office:string-value="TP1" calcext:value-type="string">
            <text:p>TP1</text:p>
          </table:table-cell>
          <table:table-cell office:value-type="string" calcext:value-type="string">
            <text:p>arch_pc</text:p>
          </table:table-cell>
          <table:table-cell table:formula="of:=[.A8]" office:value-type="string" office:string-value="INSTR_LOADER" calcext:value-type="string">
            <text:p>INSTR_LOADER</text:p>
          </table:table-cell>
          <table:table-cell table:formula="of:=[.D12]" office:value-type="string" office:string-value="iss_pc" calcext:value-type="string">
            <text:p>iss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7">
          <table:table-cell/>
          <table:table-cell table:style-name="ce130" table:formula="of:=[$core_interface_old.$A$43]" office:value-type="string" office:string-value="TF_PC" calcext:value-type="string">
            <text:p>TF_PC</text:p>
          </table:table-cell>
          <table:table-cell table:style-name="ce130" table:formula="of:=[core_interface_old.$G$43]" office:value-type="string" office:string-value="TP1" calcext:value-type="string">
            <text:p>TP1</text:p>
          </table:table-cell>
          <table:table-cell office:value-type="string" calcext:value-type="string">
            <text:p>arch_spec_pc</text:p>
          </table:table-cell>
          <table:table-cell table:formula="of:=[.A8]" office:value-type="string" office:string-value="INSTR_LOADER" calcext:value-type="string">
            <text:p>INSTR_LOADER</text:p>
          </table:table-cell>
          <table:table-cell table:formula="of:=[.D13]" office:value-type="string" office:string-value="iss_spec_pc" calcext:value-type="string">
            <text:p>iss_spec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number-columns-repeated="4"/>
        </table:table-row>
        <table:table-row table:style-name="ro7">
          <table:table-cell table:style-name="ce126" office:value-type="string" calcext:value-type="string">
            <text:p>RSV_1</text:p>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5]" office:value-type="string" office:string-value="st_RSV_1" calcext:value-type="string">
            <text:p>st_RSV_1</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7">
          <table:table-cell table:style-name="ce93"/>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office:value-type="string" calcext:value-type="string">
            <text:p>cmd</text:p>
          </table:table-cell>
          <table:covered-table-cell/>
          <table:table-cell table:formula="of:=[.D116]" office:value-type="string" office:string-value="cmd_RSV_1" calcext:value-type="string">
            <text:p>cmd_RSV_1</text:p>
          </table:table-cell>
          <table:covered-table-cell/>
          <table:table-cell office:value-type="string" calcext:value-type="string">
            <text:p>command block</text:p>
          </table:table-cell>
          <table:table-cell table:number-columns-repeated="1016"/>
        </table:table-row>
        <table:table-row table:style-name="ro8">
          <table:table-cell/>
          <table:table-cell table:style-name="ce130" table:formula="of:=[$core_interface_old.A108]" office:value-type="string" office:string-value="CMD_ROB_FILL" calcext:value-type="string">
            <text:p>CMD_ROB_FILL</text:p>
          </table:table-cell>
          <table:table-cell table:style-name="ce130" table:formula="of:=[$core_interface_old.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0]" office:value-type="string" office:string-value="fill_cmd_1" calcext:value-type="string">
            <text:p>fill_cmd_1</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7">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7">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execute_instr</text:p>
          </table:table-cell>
          <table:table-cell table:formula="of:=CONCATENATE([.A51];&quot;,&quot;;[.A54])" office:value-type="string" office:string-value="X,MUL_0" calcext:value-type="string">
            <text:p>X,MUL_0</text:p>
          </table:table-cell>
          <table:table-cell table:formula="of:=CONCATENATE([.D51];&quot;,&quot;;[.D54])"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number-columns-repeated="4"/>
        </table:table-row>
        <table:table-row table:style-name="ro7">
          <table:table-cell table:style-name="ce126" office:value-type="string" calcext:value-type="string">
            <text:p>RSV_2</text:p>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7]" office:value-type="string" office:string-value="st_RSV_2" calcext:value-type="string">
            <text:p>st_RSV_2</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7">
          <table:table-cell/>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office:value-type="string" calcext:value-type="string">
            <text:p>cmd</text:p>
          </table:table-cell>
          <table:covered-table-cell/>
          <table:table-cell table:formula="of:=[.D118]" office:value-type="string" office:string-value="cmd_RSV_2" calcext:value-type="string">
            <text:p>cmd_RSV_2</text:p>
          </table:table-cell>
          <table:covered-table-cell/>
          <table:table-cell office:value-type="string" calcext:value-type="string">
            <text:p>command block</text:p>
          </table:table-cell>
          <table:table-cell table:number-columns-repeated="1016"/>
        </table:table-row>
        <table:table-row table:style-name="ro7">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office:value-type="string" calcext:value-type="string">
            <text:p>st_div</text:p>
          </table:table-cell>
          <table:table-cell table:formula="of:=[.A66]" office:value-type="string" office:string-value="DIV" calcext:value-type="string">
            <text:p>DIV</text:p>
          </table: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7">
          <table:table-cell/>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office:value-type="string" calcext:value-type="string">
            <text:p>cmd_div</text:p>
          </table:table-cell>
          <table:table-cell table:formula="of:=[.A66]" office:value-type="string" office:string-value="DIV" calcext:value-type="string">
            <text:p>DIV</text:p>
          </table:table-cell>
          <table:table-cell/>
          <table:covered-table-cell/>
          <table:table-cell office:value-type="string" calcext:value-type="string">
            <text:p>for control div block</text:p>
          </table:table-cell>
          <table:table-cell table:number-columns-repeated="1016"/>
        </table:table-row>
        <table:table-row table:style-name="ro8">
          <table:table-cell/>
          <table:table-cell table:style-name="ce130" table:formula="of:=[$core_interface_old.A108]" office:value-type="string" office:string-value="CMD_ROB_FILL" calcext:value-type="string">
            <text:p>CMD_ROB_FILL</text:p>
          </table:table-cell>
          <table:table-cell table:style-name="ce130" table:formula="of:=[$core_interface_old.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3]" office:value-type="string" office:string-value="fill_cmd_2" calcext:value-type="string">
            <text:p>fill_cmd_2</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7">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7">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execute_instr</text:p>
          </table:table-cell>
          <table:table-cell table:formula="of:=[.A66]" office:value-type="string" office:string-value="DIV" calcext:value-type="string">
            <text:p>DIV</text:p>
          </table:table-cell>
          <table:table-cell table:formula="of:=[.D68]"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number-columns-repeated="4"/>
        </table:table-row>
        <table:table-row table:style-name="ro7">
          <table:table-cell table:style-name="ce126" office:value-type="string" calcext:value-type="string">
            <text:p>RSV_3</text:p>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9]" office:value-type="string" office:string-value="st_RSV_3" calcext:value-type="string">
            <text:p>st_RSV_3</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7">
          <table:table-cell/>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office:value-type="string" calcext:value-type="string">
            <text:p>cmd</text:p>
          </table:table-cell>
          <table:covered-table-cell/>
          <table:table-cell table:formula="of:=[.D120]" office:value-type="string" office:string-value="cmd_RSV_3" calcext:value-type="string">
            <text:p>cmd_RSV_3</text:p>
          </table:table-cell>
          <table:covered-table-cell/>
          <table:table-cell office:value-type="string" calcext:value-type="string">
            <text:p>command block</text:p>
          </table:table-cell>
          <table:table-cell table:number-columns-repeated="1016"/>
        </table:table-row>
        <table:table-row table:style-name="ro8">
          <table:table-cell/>
          <table:table-cell table:style-name="ce130" table:formula="of:=[$core_interface_old.A108]" office:value-type="string" office:string-value="CMD_ROB_FILL" calcext:value-type="string">
            <text:p>CMD_ROB_FILL</text:p>
          </table:table-cell>
          <table:table-cell table:style-name="ce130" table:formula="of:=[$core_interface_old.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5]" office:value-type="string" office:string-value="fill_cmd_3" calcext:value-type="string">
            <text:p>fill_cmd_3</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7">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7">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execute_instr</text:p>
          </table:table-cell>
          <table:table-cell table:formula="of:=[.A71]" office:value-type="string" office:string-value="CS" calcext:value-type="string">
            <text:p>CS</text:p>
          </table:table-cell>
          <table:table-cell table:formula="of:=[.D71]"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7">
          <table:table-cell table:style-name="ce126" office:value-type="string" calcext:value-type="string">
            <text:p>RSV_4</text:p>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1]" office:value-type="string" office:string-value="st_RSV_4" calcext:value-type="string">
            <text:p>st_RSV_4</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7">
          <table:table-cell/>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office:value-type="string" calcext:value-type="string">
            <text:p>cmd</text:p>
          </table:table-cell>
          <table:covered-table-cell/>
          <table:table-cell table:formula="of:=[.D122]" office:value-type="string" office:string-value="cmd_RSV_4" calcext:value-type="string">
            <text:p>cmd_RSV_4</text:p>
          </table:table-cell>
          <table:covered-table-cell/>
          <table:table-cell office:value-type="string" calcext:value-type="string">
            <text:p>command block</text:p>
          </table:table-cell>
          <table:table-cell table:number-columns-repeated="1016"/>
        </table:table-row>
        <table:table-row table:style-name="ro8">
          <table:table-cell/>
          <table:table-cell table:style-name="ce130" table:formula="of:=[$core_interface_old.A108]" office:value-type="string" office:string-value="CMD_ROB_FILL" calcext:value-type="string">
            <text:p>CMD_ROB_FILL</text:p>
          </table:table-cell>
          <table:table-cell table:style-name="ce130" table:formula="of:=[$core_interface_old.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7]" office:value-type="string" office:string-value="fill_cmd_4" calcext:value-type="string">
            <text:p>fill_cmd_4</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7">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7">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execute_instr</text:p>
          </table:table-cell>
          <table:table-cell table:formula="of:=CONCATENATE([.A74];&quot;,&quot;;[.A77])" office:value-type="string" office:string-value="LOADER,STORE" calcext:value-type="string">
            <text:p>LOADER,STORE</text:p>
          </table:table-cell>
          <table:table-cell table:formula="of:=CONCATENATE([.D74];&quot;,&quot;;[.D77])"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7">
          <table:table-cell table:style-name="ce126" office:value-type="string" calcext:value-type="string">
            <text:p>X</text:p>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input</text:p>
          </table:table-cell>
          <table:table-cell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7">
          <table:table-cell/>
          <table:table-cell table:style-name="ce130" table:formula="of:=[$core_interface_old.A119]" office:value-type="string" office:string-value="TF_ROB_FILL" calcext:value-type="string">
            <text:p>TF_ROB_FILL</text:p>
          </table:table-cell>
          <table:table-cell table:style-name="ce130" table:formula="of:=[$core_interface_old.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1]" office:value-type="string" office:string-value="fill_data_x" calcext:value-type="string">
            <text:p>fill_data_x</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7">
          <table:table-cell table:style-name="ce126" office:value-type="string" calcext:value-type="string">
            <text:p>MUL_0</text:p>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7">
          <table:table-cell/>
          <table:table-cell table:style-name="ce130" table:formula="of:=[$core_interface_old.A119]" office:value-type="string" office:string-value="TF_ROB_FILL" calcext:value-type="string">
            <text:p>TF_ROB_FILL</text:p>
          </table:table-cell>
          <table:table-cell table:style-name="ce130" table:formula="of:=[$core_interface_old.G119]" office:value-type="string" office:string-value="ERF1" calcext:value-type="string">
            <text:p>ERF1</text:p>
          </table:table-cell>
          <table:table-cell office:value-type="string" calcext:value-type="string">
            <text:p>output</text:p>
          </table:table-cell>
          <table:table-cell table:formula="of:=[.A57]" office:value-type="string" office:string-value="MUL_1" calcext:value-type="string">
            <text:p>MUL_1</text:p>
          </table:table-cell>
          <table:table-cell table:formula="of:=[.D57]"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7">
          <table:table-cell table:style-name="ce126" office:value-type="string" calcext:value-type="string">
            <text:p>MUL_1</text:p>
          </table:table-cell>
          <table:table-cell table:style-name="ce130" table:formula="of:=[$core_interface_old.A119]" office:value-type="string" office:string-value="TF_ROB_FILL" calcext:value-type="string">
            <text:p>TF_ROB_FILL</text:p>
          </table:table-cell>
          <table:table-cell table:style-name="ce130" table:formula="of:=[$core_interface_old.G119]" office:value-type="string" office:string-value="ERF1" calcext:value-type="string">
            <text:p>ERF1</text:p>
          </table:table-cell>
          <table:table-cell office:value-type="string" calcext:value-type="string">
            <text:p>input</text:p>
          </table:table-cell>
          <table:table-cell table:formula="of:=[.A54]" office:value-type="string" office:string-value="MUL_0" calcext:value-type="string">
            <text:p>MUL_0</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7">
          <table:table-cell/>
          <table:table-cell table:style-name="ce130" table:formula="of:=[$core_interface_old.A119]" office:value-type="string" office:string-value="TF_ROB_FILL" calcext:value-type="string">
            <text:p>TF_ROB_FILL</text:p>
          </table:table-cell>
          <table:table-cell table:style-name="ce130" table:formula="of:=[$core_interface_old.G119]" office:value-type="string" office:string-value="ERF1" calcext:value-type="string">
            <text:p>ERF1</text:p>
          </table:table-cell>
          <table:table-cell office:value-type="string" calcext:value-type="string">
            <text:p>output</text:p>
          </table:table-cell>
          <table:table-cell table:formula="of:=[.A60]" office:value-type="string" office:string-value="MUL_2" calcext:value-type="string">
            <text:p>MUL_2</text:p>
          </table:table-cell>
          <table:table-cell table:formula="of:=[.D60]"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7">
          <table:table-cell table:style-name="ce126" office:value-type="string" calcext:value-type="string">
            <text:p>MUL_2</text:p>
          </table:table-cell>
          <table:table-cell table:style-name="ce130" table:formula="of:=[$core_interface_old.A119]" office:value-type="string" office:string-value="TF_ROB_FILL" calcext:value-type="string">
            <text:p>TF_ROB_FILL</text:p>
          </table:table-cell>
          <table:table-cell table:style-name="ce130" table:formula="of:=[$core_interface_old.G119]" office:value-type="string" office:string-value="ERF1" calcext:value-type="string">
            <text:p>ERF1</text:p>
          </table:table-cell>
          <table:table-cell office:value-type="string" calcext:value-type="string">
            <text:p>input</text:p>
          </table:table-cell>
          <table:table-cell table:formula="of:=[.A57]" office:value-type="string" office:string-value="MUL_1" calcext:value-type="string">
            <text:p>MUL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7">
          <table:table-cell/>
          <table:table-cell table:style-name="ce130" table:formula="of:=[$core_interface_old.A119]" office:value-type="string" office:string-value="TF_ROB_FILL" calcext:value-type="string">
            <text:p>TF_ROB_FILL</text:p>
          </table:table-cell>
          <table:table-cell table:style-name="ce130" table:formula="of:=[$core_interface_old.G119]" office:value-type="string" office:string-value="ERF1" calcext:value-type="string">
            <text:p>ERF1</text:p>
          </table:table-cell>
          <table:table-cell office:value-type="string" calcext:value-type="string">
            <text:p>output</text:p>
          </table:table-cell>
          <table:table-cell table:formula="of:=[.A63]" office:value-type="string" office:string-value="MUL_3" calcext:value-type="string">
            <text:p>MUL_3</text:p>
          </table:table-cell>
          <table:table-cell table:formula="of:=[.D63]"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7">
          <table:table-cell table:style-name="ce126" office:value-type="string" calcext:value-type="string">
            <text:p>MUL_3</text:p>
          </table:table-cell>
          <table:table-cell table:style-name="ce130" table:formula="of:=[$core_interface_old.A119]" office:value-type="string" office:string-value="TF_ROB_FILL" calcext:value-type="string">
            <text:p>TF_ROB_FILL</text:p>
          </table:table-cell>
          <table:table-cell table:style-name="ce130" table:formula="of:=[$core_interface_old.G119]" office:value-type="string" office:string-value="ERF1" calcext:value-type="string">
            <text:p>ERF1</text:p>
          </table:table-cell>
          <table:table-cell office:value-type="string" calcext:value-type="string">
            <text:p>input</text:p>
          </table:table-cell>
          <table:table-cell table:formula="of:=[.A60]" office:value-type="string" office:string-value="MUL_2" calcext:value-type="string">
            <text:p>MUL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7">
          <table:table-cell/>
          <table:table-cell table:style-name="ce130" table:formula="of:=[$core_interface_old.A119]" office:value-type="string" office:string-value="TF_ROB_FILL" calcext:value-type="string">
            <text:p>TF_ROB_FILL</text:p>
          </table:table-cell>
          <table:table-cell table:style-name="ce130" table:formula="of:=[$core_interface_old.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2]" office:value-type="string" office:string-value="fill__data_mul3" calcext:value-type="string">
            <text:p>fill__data_mul3</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7">
          <table:table-cell table:style-name="ce126" office:value-type="string" calcext:value-type="string">
            <text:p>DIV</text:p>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office:value-type="string" calcext:value-type="string">
            <text:p>inf_sb</text:p>
          </table:table-cell>
          <table:table-cell table:formula="of:=[.A31]" office:value-type="string" office:string-value="RSV_2" calcext:value-type="string" table:number-columns-spanned="1" table:number-rows-spanned="2">
            <text:p>RSV_2</text:p>
          </table:table-cell>
          <table:table-cell table:formula="of:=[.D33]" office:value-type="string" office:string-value="st_div" calcext:value-type="string">
            <text:p>st_div</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style-name="ce94" table:number-columns-repeated="1012"/>
          <table:table-cell table:number-columns-repeated="4"/>
        </table:table-row>
        <table:table-row table:style-name="ro7">
          <table:table-cell table:style-name="ce127"/>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office:value-type="string" calcext:value-type="string">
            <text:p>inf_cb</text:p>
          </table:table-cell>
          <table:covered-table-cell/>
          <table:table-cell table:formula="of:=[.D40]" office:value-type="string" office:string-value="cmd" calcext:value-type="string">
            <text:p>cmd</text:p>
          </table:table-cell>
          <table:covered-table-cell office:value-type="string" calcext:value-type="string">
            <text:p>yes</text:p>
          </table:covered-table-cell>
          <table:table-cell office:value-type="string" calcext:value-type="string">
            <text:p>command block</text:p>
          </table:table-cell>
          <table:table-cell table:style-name="ce94" table:number-columns-repeated="1012"/>
          <table:table-cell table:number-columns-repeated="4"/>
        </table:table-row>
        <table:table-row table:style-name="ro7">
          <table:table-cell table:style-name="Default"/>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7">
          <table:table-cell/>
          <table:table-cell table:style-name="ce130" table:formula="of:=[$core_interface_old.A119]" office:value-type="string" office:string-value="TF_ROB_FILL" calcext:value-type="string">
            <text:p>TF_ROB_FILL</text:p>
          </table:table-cell>
          <table:table-cell table:style-name="ce130" table:formula="of:=[$core_interface_old.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4]" office:value-type="string" office:string-value="fill_data_div" calcext:value-type="string">
            <text:p>fill_data_div</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7">
          <table:table-cell table:style-name="ce126" office:value-type="string" calcext:value-type="string">
            <text:p>CS</text:p>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input</text:p>
          </table:table-cell>
          <table:table-cell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7">
          <table:table-cell/>
          <table:table-cell table:style-name="ce130" table:formula="of:=[$core_interface_old.A119]" office:value-type="string" office:string-value="TF_ROB_FILL" calcext:value-type="string">
            <text:p>TF_ROB_FILL</text:p>
          </table:table-cell>
          <table:table-cell table:style-name="ce130" table:formula="of:=[$core_interface_old.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6]" office:value-type="string" office:string-value="fill_data_cs" calcext:value-type="string">
            <text:p>fill_data_cs</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7">
          <table:table-cell table:style-name="ce126" office:value-type="string" calcext:value-type="string">
            <text:p>LOADER</text:p>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7">
          <table:table-cell/>
          <table:table-cell table:style-name="ce130" table:formula="of:=[$core_interface_old.A119]" office:value-type="string" office:string-value="TF_ROB_FILL" calcext:value-type="string">
            <text:p>TF_ROB_FILL</text:p>
          </table:table-cell>
          <table:table-cell table:style-name="ce130" table:formula="of:=[$core_interface_old.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8]" office:value-type="string" office:string-value="fill_data_loader" calcext:value-type="string">
            <text:p>fill_data_loader</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7">
          <table:table-cell table:style-name="ce126" office:value-type="string" calcext:value-type="string">
            <text:p>STORE</text:p>
          </table:table-cell>
          <table:table-cell table:style-name="ce130" table:formula="of:=[$core_interface_old.A50]" office:value-type="string" office:string-value="TF_MARC_INSTR" calcext:value-type="string">
            <text:p>TF_MARC_INSTR</text:p>
          </table:table-cell>
          <table:table-cell table:style-name="ce130" table:formula="of:=[$core_interface_old.G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7">
          <table:table-cell/>
          <table:table-cell table:style-name="ce130" table:formula="of:=[$core_interface_old.A119]" office:value-type="string" office:string-value="TF_ROB_FILL" calcext:value-type="string">
            <text:p>TF_ROB_FILL</text:p>
          </table:table-cell>
          <table:table-cell table:style-name="ce130" table:formula="of:=[$core_interface_old.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9]" office:value-type="string" office:string-value="fill__data_store" calcext:value-type="string">
            <text:p>fill__data_store</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7">
          <table:table-cell table:style-name="ce128" office:value-type="string" calcext:value-type="string">
            <text:p>REG_MNG</text:p>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3]" office:value-type="string" office:string-value="st_REG_MNG" calcext:value-type="string">
            <text:p>st_REG_MNG</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7">
          <table:table-cell/>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office:value-type="string" calcext:value-type="string">
            <text:p>cmd</text:p>
          </table:table-cell>
          <table:covered-table-cell/>
          <table:table-cell table:formula="of:=[.D124]" office:value-type="string" office:string-value="cmd_REG_MNG" calcext:value-type="string">
            <text:p>cmd_REG_MNG</text:p>
          </table:table-cell>
          <table:covered-table-cell/>
          <table:table-cell office:value-type="string" calcext:value-type="string">
            <text:p>command block</text:p>
          </table:table-cell>
          <table:table-cell table:number-columns-repeated="1016"/>
        </table:table-row>
        <table:table-row table:style-name="ro8">
          <table:table-cell/>
          <table:table-cell table:style-name="ce130" table:formula="of:=[$core_interface_old.A73]" office:value-type="string" office:string-value="COM_REGMNG_CALL" calcext:value-type="string">
            <text:p>COM_REGMNG_CALL</text:p>
          </table:table-cell>
          <table:table-cell table:style-name="ce130" table:formula="of:=[$core_interface_old.G73]" office:value-type="string" office:string-value="RDR1" calcext:value-type="string">
            <text:p>RDR1</text:p>
          </table:table-cell>
          <table:table-cell table:style-name="ce114" office:value-type="string" calcext:value-type="string">
            <text:p>dec</text:p>
          </table:table-cell>
          <table:table-cell table:style-name="ce127" table:formula="of:=[.A15]" office:value-type="string" office:string-value="DECODER" calcext:value-type="string">
            <text:p>DECODER</text:p>
          </table:table-cell>
          <table:table-cell table:formula="of:=[.D19]" office:value-type="string" office:string-value="res_call" calcext:value-type="string">
            <text:p>res_call</text:p>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7">
          <table:table-cell/>
          <table:table-cell table:style-name="ce130" table:formula="of:=[$core_interface_old.A91]" office:value-type="string" office:string-value="COM_ROB_INIT" calcext:value-type="string">
            <text:p>COM_ROB_INIT</text:p>
          </table:table-cell>
          <table:table-cell table:style-name="ce130" table:formula="of:=[$core_interface_old.G91]" office:value-type="string" office:string-value="RRR1" calcext:value-type="string">
            <text:p>RRR1</text:p>
          </table:table-cell>
          <table:table-cell office:value-type="string" calcext:value-type="string">
            <text:p>rob</text:p>
          </table:table-cell>
          <table:table-cell table:formula="of:=[.A88]" office:value-type="string" office:string-value="ROB" calcext:value-type="string">
            <text:p>ROB</text:p>
          </table:table-cell>
          <table:table-cell table:formula="of:=[.D102]" office:value-type="string" office:string-value="instr_init" calcext:value-type="string">
            <text:p>instr_init</text:p>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7">
          <table:table-cell/>
          <table:table-cell table:style-name="ce130" table:formula="of:=[$core_interface_old.A64]" office:value-type="string" office:string-value="BC_PREG" calcext:value-type="string">
            <text:p>BC_PREG</text:p>
          </table:table-cell>
          <table:table-cell table:style-name="ce130" table:formula="of:=[$core_interface_old.G64]" office:value-type="string" office:string-value="G" calcext:value-type="string">
            <text:p>G</text:p>
          </table:table-cell>
          <table:table-cell office:value-type="string" calcext:value-type="string">
            <text:p>bro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8">
          <table:table-cell/>
          <table:table-cell table:style-name="ce130" table:formula="of:=[$core_interface_old.A101]" office:value-type="string" office:string-value="CMD_COMMIT_DIRECTOR" calcext:value-type="string">
            <text:p>CMD_COMMIT_DIRECTOR</text:p>
          </table:table-cell>
          <table:table-cell table:style-name="ce130" table:formula="of:=[$core_interface_old.G101]" office:value-type="string" office:string-value="G" calcext:value-type="string">
            <text:p>G</text:p>
          </table:table-cell>
          <table:table-cell office:value-type="string" calcext:value-type="string">
            <text:p>rob_direc</text:p>
          </table:table-cell>
          <table:table-cell table:formula="of:=[.A88]" office:value-type="string" office:string-value="ROB" calcext:value-type="string">
            <text:p>ROB</text:p>
          </table:table-cell>
          <table:table-cell table:formula="of:=[.D103]" office:value-type="string" office:string-value="instr_drt" calcext:value-type="string">
            <text:p>instr_drt</text:p>
          </table:table-cell>
          <table:table-cell office:value-type="string" calcext:value-type="string">
            <text:p>yes</text:p>
          </table:table-cell>
          <table:table-cell office:value-type="string" calcext:value-type="string">
            <text:p>use to guild rob whether how current booking instruction <text:s/>should be commit</text:p>
          </table:table-cell>
          <table:table-cell table:number-columns-repeated="1016"/>
        </table:table-row>
        <table:table-row table:style-name="ro8">
          <table:table-cell/>
          <table:table-cell table:style-name="ce130" table:formula="of:=[$core_interface_old.A101]" office:value-type="string" office:string-value="CMD_COMMIT_DIRECTOR" calcext:value-type="string">
            <text:p>CMD_COMMIT_DIRECTOR</text:p>
          </table:table-cell>
          <table:table-cell table:style-name="ce130" table:formula="of:=[$core_interface_old.G101]" office:value-type="string" office:string-value="G" calcext:value-type="string">
            <text:p>G</text:p>
          </table:table-cell>
          <table:table-cell office:value-type="string" calcext:value-type="string">
            <text:p>dec_dire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use to pass current booking instruction commiting guild to rob</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7">
          <table:table-cell table:style-name="ce128" office:value-type="string" calcext:value-type="string">
            <text:p>ROB</text:p>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5]" office:value-type="string" office:string-value="st_ROB" calcext:value-type="string">
            <text:p>st_ROB</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7">
          <table:table-cell/>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office:value-type="string" calcext:value-type="string">
            <text:p>cmd</text:p>
          </table:table-cell>
          <table:covered-table-cell/>
          <table:table-cell table:formula="of:=[.D126]" office:value-type="string" office:string-value="cmd_ROB" calcext:value-type="string">
            <text:p>cmd_ROB</text:p>
          </table:table-cell>
          <table:covered-table-cell/>
          <table:table-cell office:value-type="string" calcext:value-type="string">
            <text:p>command block</text:p>
          </table:table-cell>
          <table:table-cell table:number-columns-repeated="1016"/>
        </table:table-row>
        <table:table-row table:style-name="ro7">
          <table:table-cell/>
          <table:table-cell table:style-name="ce106" table:formula="of:=[$core_interface_old.A108]" office:value-type="string" office:string-value="CMD_ROB_FILL" calcext:value-type="string">
            <text:p>CMD_ROB_FILL</text:p>
          </table:table-cell>
          <table:table-cell table:style-name="ce66" table:formula="of:=[$core_interface_old.G108]" office:value-type="string" office:string-value="CMF" calcext:value-type="string">
            <text:p>CMF</text:p>
          </table:table-cell>
          <table:table-cell table:style-name="ce106" office:value-type="string" calcext:value-type="string">
            <text:p>fill_cmd_1</text:p>
          </table:table-cell>
          <table:table-cell table:style-name="ce66"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7">
          <table:table-cell/>
          <table:table-cell table:style-name="ce106" table:formula="of:=[$core_interface_old.A119]" office:value-type="string" office:string-value="TF_ROB_FILL" calcext:value-type="string">
            <text:p>TF_ROB_FILL</text:p>
          </table:table-cell>
          <table:table-cell table:style-name="ce66" table:formula="of:=[$core_interface_old.G119]" office:value-type="string" office:string-value="ERF1" calcext:value-type="string">
            <text:p>ERF1</text:p>
          </table:table-cell>
          <table:table-cell table:style-name="ce106" office:value-type="string" calcext:value-type="string">
            <text:p>fill_data_x</text:p>
          </table:table-cell>
          <table:table-cell table:style-name="ce66" table:formula="of:=[.A51]" office:value-type="string" office:string-value="X" calcext:value-type="string">
            <text:p>X</text:p>
          </table:table-cell>
          <table:table-cell/>
          <table:table-cell office:value-type="string" calcext:value-type="string">
            <text:p>no</text:p>
          </table:table-cell>
          <table:table-cell office:value-type="string" calcext:value-type="string">
            <text:p>fill data to rob1 (x)</text:p>
          </table:table-cell>
          <table:table-cell table:number-columns-repeated="1016"/>
        </table:table-row>
        <table:table-row table:style-name="ro7">
          <table:table-cell/>
          <table:table-cell table:style-name="ce106" table:formula="of:=[$core_interface_old.A119]" office:value-type="string" office:string-value="TF_ROB_FILL" calcext:value-type="string">
            <text:p>TF_ROB_FILL</text:p>
          </table:table-cell>
          <table:table-cell table:style-name="ce66" table:formula="of:=[$core_interface_old.G119]" office:value-type="string" office:string-value="ERF1" calcext:value-type="string">
            <text:p>ERF1</text:p>
          </table:table-cell>
          <table:table-cell table:style-name="ce106" office:value-type="string" calcext:value-type="string">
            <text:p>fill__data_mul3</text:p>
          </table:table-cell>
          <table:table-cell table:style-name="ce66" table:formula="of:=[.A63]" office:value-type="string" office:string-value="MUL_3" calcext:value-type="string">
            <text:p>MUL_3</text:p>
          </table:table-cell>
          <table:table-cell/>
          <table:table-cell office:value-type="string" calcext:value-type="string">
            <text:p>no</text:p>
          </table:table-cell>
          <table:table-cell office:value-type="string" calcext:value-type="string">
            <text:p>fill data to rob (mul3)</text:p>
          </table:table-cell>
          <table:table-cell table:number-columns-repeated="1016"/>
        </table:table-row>
        <table:table-row table:style-name="ro7">
          <table:table-cell/>
          <table:table-cell table:style-name="ce110" table:formula="of:=[$core_interface_old.A108]" office:value-type="string" office:string-value="CMD_ROB_FILL" calcext:value-type="string">
            <text:p>CMD_ROB_FILL</text:p>
          </table:table-cell>
          <table:table-cell table:style-name="ce101" table:formula="of:=[$core_interface_old.G108]" office:value-type="string" office:string-value="CMF" calcext:value-type="string">
            <text:p>CMF</text:p>
          </table:table-cell>
          <table:table-cell table:style-name="ce110" office:value-type="string" calcext:value-type="string">
            <text:p>fill_cmd_2</text:p>
          </table:table-cell>
          <table:table-cell table:style-name="ce101"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command to control fill to reorder buffer from resv2</text:p>
          </table:table-cell>
          <table:table-cell table:number-columns-repeated="1016"/>
        </table:table-row>
        <table:table-row table:style-name="ro7">
          <table:table-cell/>
          <table:table-cell table:style-name="ce110" table:formula="of:=[$core_interface_old.A119]" office:value-type="string" office:string-value="TF_ROB_FILL" calcext:value-type="string">
            <text:p>TF_ROB_FILL</text:p>
          </table:table-cell>
          <table:table-cell table:style-name="ce101" table:formula="of:=[$core_interface_old.G119]" office:value-type="string" office:string-value="ERF1" calcext:value-type="string">
            <text:p>ERF1</text:p>
          </table:table-cell>
          <table:table-cell table:style-name="ce110" office:value-type="string" calcext:value-type="string">
            <text:p>fill_data_div</text:p>
          </table:table-cell>
          <table:table-cell table:style-name="ce101" table:formula="of:=[.A66]" office:value-type="string" office:string-value="DIV" calcext:value-type="string">
            <text:p>DIV</text:p>
          </table:table-cell>
          <table:table-cell/>
          <table:table-cell office:value-type="string" calcext:value-type="string">
            <text:p>no</text:p>
          </table:table-cell>
          <table:table-cell office:value-type="string" calcext:value-type="string">
            <text:p>fill data to rob1 (div)</text:p>
          </table:table-cell>
          <table:table-cell table:number-columns-repeated="1016"/>
        </table:table-row>
        <table:table-row table:style-name="ro7">
          <table:table-cell/>
          <table:table-cell table:style-name="ce106" table:formula="of:=[$core_interface_old.A108]" office:value-type="string" office:string-value="CMD_ROB_FILL" calcext:value-type="string">
            <text:p>CMD_ROB_FILL</text:p>
          </table:table-cell>
          <table:table-cell table:style-name="ce66" table:formula="of:=[$core_interface_old.G108]" office:value-type="string" office:string-value="CMF" calcext:value-type="string">
            <text:p>CMF</text:p>
          </table:table-cell>
          <table:table-cell table:style-name="ce106" office:value-type="string" calcext:value-type="string">
            <text:p>fill_cmd_3</text:p>
          </table:table-cell>
          <table:table-cell table:style-name="ce66"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command to control fill to reorder buffer from resv3</text:p>
          </table:table-cell>
          <table:table-cell table:number-columns-repeated="1016"/>
        </table:table-row>
        <table:table-row table:style-name="ro7">
          <table:table-cell/>
          <table:table-cell table:style-name="ce106" table:formula="of:=[$core_interface_old.A119]" office:value-type="string" office:string-value="TF_ROB_FILL" calcext:value-type="string">
            <text:p>TF_ROB_FILL</text:p>
          </table:table-cell>
          <table:table-cell table:style-name="ce66" table:formula="of:=[$core_interface_old.G119]" office:value-type="string" office:string-value="ERF1" calcext:value-type="string">
            <text:p>ERF1</text:p>
          </table:table-cell>
          <table:table-cell table:style-name="ce106" office:value-type="string" calcext:value-type="string">
            <text:p>fill_data_cs</text:p>
          </table:table-cell>
          <table:table-cell table:style-name="ce66" table:formula="of:=[.A71]" office:value-type="string" office:string-value="CS" calcext:value-type="string">
            <text:p>CS</text:p>
          </table:table-cell>
          <table:table-cell/>
          <table:table-cell office:value-type="string" calcext:value-type="string">
            <text:p>no</text:p>
          </table:table-cell>
          <table:table-cell office:value-type="string" calcext:value-type="string">
            <text:p>fill data to rob1 (cs)</text:p>
          </table:table-cell>
          <table:table-cell table:number-columns-repeated="1016"/>
        </table:table-row>
        <table:table-row table:style-name="ro7">
          <table:table-cell/>
          <table:table-cell table:style-name="ce110" table:formula="of:=[$core_interface_old.A108]" office:value-type="string" office:string-value="CMD_ROB_FILL" calcext:value-type="string">
            <text:p>CMD_ROB_FILL</text:p>
          </table:table-cell>
          <table:table-cell table:style-name="ce101" table:formula="of:=[$core_interface_old.G108]" office:value-type="string" office:string-value="CMF" calcext:value-type="string">
            <text:p>CMF</text:p>
          </table:table-cell>
          <table:table-cell table:style-name="ce110" office:value-type="string" calcext:value-type="string">
            <text:p>fill_cmd_4</text:p>
          </table:table-cell>
          <table:table-cell table:style-name="ce101"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7">
          <table:table-cell/>
          <table:table-cell table:style-name="ce110" table:formula="of:=[$core_interface_old.A119]" office:value-type="string" office:string-value="TF_ROB_FILL" calcext:value-type="string">
            <text:p>TF_ROB_FILL</text:p>
          </table:table-cell>
          <table:table-cell table:style-name="ce101" table:formula="of:=[$core_interface_old.G119]" office:value-type="string" office:string-value="ERF1" calcext:value-type="string">
            <text:p>ERF1</text:p>
          </table:table-cell>
          <table:table-cell table:style-name="ce110" office:value-type="string" calcext:value-type="string">
            <text:p>fill_data_loader</text:p>
          </table:table-cell>
          <table:table-cell table:style-name="ce101" table:formula="of:=[.A74]" office:value-type="string" office:string-value="LOADER" calcext:value-type="string">
            <text:p>LOADER</text:p>
          </table:table-cell>
          <table:table-cell/>
          <table:table-cell office:value-type="string" calcext:value-type="string">
            <text:p>no</text:p>
          </table:table-cell>
          <table:table-cell office:value-type="string" calcext:value-type="string">
            <text:p>fill data to rob1 (loader)</text:p>
          </table:table-cell>
          <table:table-cell table:number-columns-repeated="1016"/>
        </table:table-row>
        <table:table-row table:style-name="ro7">
          <table:table-cell/>
          <table:table-cell table:style-name="ce110" table:formula="of:=[$core_interface_old.A119]" office:value-type="string" office:string-value="TF_ROB_FILL" calcext:value-type="string">
            <text:p>TF_ROB_FILL</text:p>
          </table:table-cell>
          <table:table-cell table:style-name="ce101" table:formula="of:=[$core_interface_old.G119]" office:value-type="string" office:string-value="ERF1" calcext:value-type="string">
            <text:p>ERF1</text:p>
          </table:table-cell>
          <table:table-cell table:style-name="ce110" office:value-type="string" calcext:value-type="string">
            <text:p>fill__data_store</text:p>
          </table:table-cell>
          <table:table-cell table:style-name="ce101" table:formula="of:=[.A77]" office:value-type="string" office:string-value="STORE" calcext:value-type="string">
            <text:p>STORE</text:p>
          </table:table-cell>
          <table:table-cell/>
          <table:table-cell office:value-type="string" calcext:value-type="string">
            <text:p>no</text:p>
          </table:table-cell>
          <table:table-cell office:value-type="string" calcext:value-type="string">
            <text:p>fill data to rob (store)</text:p>
          </table:table-cell>
          <table:table-cell table:number-columns-repeated="1016"/>
        </table:table-row>
        <table:table-row table:style-name="ro7">
          <table:table-cell/>
          <table:table-cell table:style-name="ce130" table:formula="of:=[$core_interface_old.A7]" office:value-type="string" office:string-value="BC_COMMIT" calcext:value-type="string">
            <text:p>BC_COMMIT</text:p>
          </table:table-cell>
          <table:table-cell table:style-name="ce92" table:formula="of:=[$core_interface_old.G7]" office:value-type="string" office:string-value="G" calcext:value-type="string">
            <text:p>G</text:p>
          </table:table-cell>
          <table:table-cell office:value-type="string" calcext:value-type="string">
            <text:p>st_commit</text:p>
          </table:table-cell>
          <table:table-cell table:formula="of:=[.A105]" office:value-type="string" office:string-value="CORE_CONTROL_FLOW" calcext:value-type="string">
            <text:p>CORE_CONTROL_FLOW</text:p>
          </table:table-cell>
          <table:table-cell/>
          <table:table-cell office:value-type="string" calcext:value-type="string">
            <text:p>no</text:p>
          </table:table-cell>
          <table:table-cell office:value-type="string" calcext:value-type="string">
            <text:p>tell commit status to control flow</text:p>
          </table:table-cell>
          <table:table-cell table:number-columns-repeated="1016"/>
        </table:table-row>
        <table:table-row table:style-name="ro7">
          <table:table-cell/>
          <table:table-cell table:style-name="ce130" table:formula="of:=[$core_interface_old.A64]" office:value-type="string" office:string-value="BC_PREG" calcext:value-type="string">
            <text:p>BC_PREG</text:p>
          </table:table-cell>
          <table:table-cell table:style-name="ce92" table:formula="of:=[$core_interface_old.G64]" office:value-type="string" office:string-value="G" calcext:value-type="string">
            <text:p>G</text:p>
          </table:table-cell>
          <table:table-cell office:value-type="string" calcext:value-type="string">
            <text:p>bc_preg</text:p>
          </table:table-cell>
          <table:table-cell office:value-type="string" calcext:value-type="string">
            <text:p>-bc-</text:p>
          </table:table-cell>
          <table:table-cell/>
          <table:table-cell office:value-type="string" calcext:value-type="string">
            <text:p>no</text:p>
          </table:table-cell>
          <table:table-cell office:value-type="string" calcext:value-type="string">
            <text:p>broadcast preg which associate to arcch register</text:p>
          </table:table-cell>
          <table:table-cell table:number-columns-repeated="1016"/>
        </table:table-row>
        <table:table-row table:style-name="ro7">
          <table:table-cell/>
          <table:table-cell table:style-name="ce130" table:formula="of:=[$core_interface_old.A91]" office:value-type="string" office:string-value="COM_ROB_INIT" calcext:value-type="string">
            <text:p>COM_ROB_INIT</text:p>
          </table:table-cell>
          <table:table-cell table:style-name="ce92" table:formula="of:=[$core_interface_old.G91]" office:value-type="string" office:string-value="RRR1" calcext:value-type="string">
            <text:p>RRR1</text:p>
          </table:table-cell>
          <table:table-cell office:value-type="string" calcext:value-type="string">
            <text:p>instr_ini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communicating with register manager to init instruction</text:p>
          </table:table-cell>
          <table:table-cell table:number-columns-repeated="1016"/>
        </table:table-row>
        <table:table-row table:style-name="ro7">
          <table:table-cell/>
          <table:table-cell table:style-name="ce130" table:formula="of:=[$core_interface_old.A101]" office:value-type="string" office:string-value="CMD_COMMIT_DIRECTOR" calcext:value-type="string">
            <text:p>CMD_COMMIT_DIRECTOR</text:p>
          </table:table-cell>
          <table:table-cell table:style-name="ce92" table:formula="of:=[$core_interface_old.G101]" office:value-type="string" office:string-value="G" calcext:value-type="string">
            <text:p>G</text:p>
          </table:table-cell>
          <table:table-cell office:value-type="string" calcext:value-type="string">
            <text:p>instr_dr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recv guild of how to commit instruction</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7">
          <table:table-cell table:style-name="ce128" office:value-type="string" calcext:value-type="string">
            <text:p>CORE_CONTROL_FLOW</text:p>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table:style-name="ce130" office:value-type="string" calcext:value-type="string">
            <text:p>st</text:p>
          </table:table-cell>
          <table:table-cell table:style-name="ce92" table:formula="of:=[.A129]" office:value-type="string" office:string-value="MASTER" calcext:value-type="string" table:number-columns-spanned="1" table:number-rows-spanned="2">
            <text:p>MASTER</text:p>
          </table:table-cell>
          <table:table-cell table:formula="of:=[.D129]" office:value-type="string" office:string-value="st" calcext:value-type="string">
            <text:p>st</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7">
          <table:table-cell/>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table:style-name="ce130" office:value-type="string" calcext:value-type="string">
            <text:p>cmd</text:p>
          </table:table-cell>
          <table:covered-table-cell table:style-name="ce92"/>
          <table:table-cell table:formula="of:=[.D130]" office:value-type="string" office:string-value="cmd" calcext:value-type="string">
            <text:p>cmd</text:p>
          </table:table-cell>
          <table:covered-table-cell/>
          <table:table-cell office:value-type="string" calcext:value-type="string">
            <text:p>command block</text:p>
          </table:table-cell>
          <table:table-cell table:number-columns-repeated="1016"/>
        </table:table-row>
        <table:table-row table:style-name="ro7">
          <table:table-cell/>
          <table:table-cell table:style-name="ce106" table:formula="of:=[$core_interface_old.A3]" office:value-type="string" office:string-value="ST_BLK" calcext:value-type="string">
            <text:p>ST_BLK</text:p>
          </table:table-cell>
          <table:table-cell table:style-name="ce106" table:formula="of:=[$core_interface_old.G3]" office:value-type="string" office:string-value="G" calcext:value-type="string">
            <text:p>G</text:p>
          </table:table-cell>
          <table:table-cell table:style-name="ce106" table:formula="of:=CONCATENATE(&quot;st_&quot;; [.A3])" office:value-type="string" office:string-value="st_INSTR_PAGE_WALKER" calcext:value-type="string">
            <text:p>st_INSTR_PAGE_WALKER</text:p>
          </table:table-cell>
          <table:table-cell table:style-name="ce66" table:formula="of:=[.A3]" office:value-type="string" office:string-value="INSTR_PAGE_WALKER" calcext:value-type="string" table:number-columns-spanned="1" table:number-rows-spanned="3">
            <text:p>INSTR_PAGE_WALKER</text:p>
          </table:table-cell>
          <table:table-cell/>
          <table:table-cell office:value-type="string" calcext:value-type="string" table:number-columns-spanned="1" table:number-rows-spanned="21">
            <text:p>no</text:p>
          </table:table-cell>
          <table:table-cell office:value-type="string" calcext:value-type="string">
            <text:p>provide state of the block</text:p>
          </table:table-cell>
          <table:table-cell table:number-columns-repeated="1016"/>
        </table:table-row>
        <table:table-row table:style-name="ro7">
          <table:table-cell/>
          <table:table-cell table:style-name="ce106" table:formula="of:=[$core_interface_old.A15]" office:value-type="string" office:string-value="CMD_BLK" calcext:value-type="string">
            <text:p>CMD_BLK</text:p>
          </table:table-cell>
          <table:table-cell table:style-name="ce106" table:formula="of:=[$core_interface_old.G15]" office:value-type="string" office:string-value="G" calcext:value-type="string">
            <text:p>G</text:p>
          </table:table-cell>
          <table:table-cell table:style-name="ce106" table:formula="of:=CONCATENATE(&quot;cmd_&quot;; [.A3])" office:value-type="string" office:string-value="cmd_INSTR_PAGE_WALKER" calcext:value-type="string">
            <text:p>cmd_INSTR_PAGE_WALKER</text:p>
          </table:table-cell>
          <table:covered-table-cell table:style-name="ce66"/>
          <table:table-cell/>
          <table:covered-table-cell/>
          <table:table-cell office:value-type="string" calcext:value-type="string">
            <text:p>command block</text:p>
          </table:table-cell>
          <table:table-cell table:number-columns-repeated="1016"/>
        </table:table-row>
        <table:table-row table:style-name="ro7">
          <table:table-cell/>
          <table:table-cell table:style-name="ce106" table:formula="of:=[$core_interface_old.A43]" office:value-type="string" office:string-value="TF_PC" calcext:value-type="string">
            <text:p>TF_PC</text:p>
          </table:table-cell>
          <table:table-cell table:style-name="ce106" table:formula="of:=[$core_interface_old.G43]" office:value-type="string" office:string-value="TP1" calcext:value-type="string">
            <text:p>TP1</text:p>
          </table:table-cell>
          <table:table-cell table:style-name="ce106" office:value-type="string" calcext:value-type="string">
            <text:p>selected_pc</text:p>
          </table:table-cell>
          <table:covered-table-cell table:style-name="ce66"/>
          <table:table-cell/>
          <table:covered-table-cell/>
          <table:table-cell office:value-type="string" calcext:value-type="string">
            <text:p>command pc to instruction loader</text:p>
          </table:table-cell>
          <table:table-cell table:number-columns-repeated="1016"/>
        </table:table-row>
        <table:table-row table:style-name="ro7">
          <table:table-cell/>
          <table:table-cell table:style-name="ce110" table:formula="of:=[$core_interface_old.A3]" office:value-type="string" office:string-value="ST_BLK" calcext:value-type="string">
            <text:p>ST_BLK</text:p>
          </table:table-cell>
          <table:table-cell table:style-name="ce110" table:formula="of:=[$core_interface_old.G3]" office:value-type="string" office:string-value="G" calcext:value-type="string">
            <text:p>G</text:p>
          </table:table-cell>
          <table:table-cell table:style-name="ce110" table:formula="of:=CONCATENATE(&quot;st_&quot;; [.A8])" office:value-type="string" office:string-value="st_INSTR_LOADER" calcext:value-type="string">
            <text:p>st_INSTR_LOADER</text:p>
          </table:table-cell>
          <table:table-cell table:style-name="ce101" table:formula="of:=[.A8]" office:value-type="string" office:string-value="INSTR_LOADER" calcext:value-type="string" table:number-columns-spanned="1" table:number-rows-spanned="2">
            <text:p>INSTR_LOADER</text:p>
          </table:table-cell>
          <table:table-cell/>
          <table:covered-table-cell/>
          <table:table-cell office:value-type="string" calcext:value-type="string">
            <text:p>provide state of the block</text:p>
          </table:table-cell>
          <table:table-cell table:number-columns-repeated="1016"/>
        </table:table-row>
        <table:table-row table:style-name="ro7">
          <table:table-cell/>
          <table:table-cell table:style-name="ce110" table:formula="of:=[$core_interface_old.A15]" office:value-type="string" office:string-value="CMD_BLK" calcext:value-type="string">
            <text:p>CMD_BLK</text:p>
          </table:table-cell>
          <table:table-cell table:style-name="ce110" table:formula="of:=[$core_interface_old.G15]" office:value-type="string" office:string-value="G" calcext:value-type="string">
            <text:p>G</text:p>
          </table:table-cell>
          <table:table-cell table:style-name="ce110" table:formula="of:=CONCATENATE(&quot;cmd_&quot;; [.A8])" office:value-type="string" office:string-value="cmd_INSTR_LOADER" calcext:value-type="string">
            <text:p>cmd_INSTR_LOADER</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7">
          <table:table-cell/>
          <table:table-cell table:style-name="ce106" table:formula="of:=[$core_interface_old.A3]" office:value-type="string" office:string-value="ST_BLK" calcext:value-type="string">
            <text:p>ST_BLK</text:p>
          </table:table-cell>
          <table:table-cell table:style-name="ce106" table:formula="of:=[$core_interface_old.G3]" office:value-type="string" office:string-value="G" calcext:value-type="string">
            <text:p>G</text:p>
          </table:table-cell>
          <table:table-cell table:style-name="ce106" table:formula="of:=CONCATENATE(&quot;st_&quot;; [.A15])" office:value-type="string" office:string-value="st_DECODER" calcext:value-type="string">
            <text:p>st_DECODER</text:p>
          </table:table-cell>
          <table:table-cell table:style-name="ce66" table:formula="of:=[.A15]" office:value-type="string" office:string-value="DECODER" calcext:value-type="string" table:number-columns-spanned="1" table:number-rows-spanned="3">
            <text:p>DECODER</text:p>
          </table:table-cell>
          <table:table-cell/>
          <table:covered-table-cell/>
          <table:table-cell office:value-type="string" calcext:value-type="string">
            <text:p>provide state of the block</text:p>
          </table:table-cell>
          <table:table-cell table:number-columns-repeated="1016"/>
        </table:table-row>
        <table:table-row table:style-name="ro7">
          <table:table-cell/>
          <table:table-cell table:style-name="ce106" table:formula="of:=[$core_interface_old.A15]" office:value-type="string" office:string-value="CMD_BLK" calcext:value-type="string">
            <text:p>CMD_BLK</text:p>
          </table:table-cell>
          <table:table-cell table:style-name="ce106" table:formula="of:=[$core_interface_old.G15]" office:value-type="string" office:string-value="G" calcext:value-type="string">
            <text:p>G</text:p>
          </table:table-cell>
          <table:table-cell table:style-name="ce106" table:formula="of:=CONCATENATE(&quot;cmd_&quot;; [.A15])" office:value-type="string" office:string-value="cmd_DECODER" calcext:value-type="string">
            <text:p>cmd_DECODER</text:p>
          </table:table-cell>
          <table:covered-table-cell table:style-name="ce66"/>
          <table:table-cell/>
          <table:covered-table-cell/>
          <table:table-cell office:value-type="string" calcext:value-type="string">
            <text:p>command block</text:p>
          </table:table-cell>
          <table:table-cell table:number-columns-repeated="1016"/>
        </table:table-row>
        <table:table-row table:style-name="ro7">
          <table:table-cell/>
          <table:table-cell table:style-name="ce106" table:formula="of:=[$core_interface_old.$A$50]" office:value-type="string" office:string-value="TF_MARC_INSTR" calcext:value-type="string">
            <text:p>TF_MARC_INSTR</text:p>
          </table:table-cell>
          <table:table-cell table:style-name="ce106" table:formula="of:=[$core_interface_old.$G$50]" office:value-type="string" office:string-value="TMI1" calcext:value-type="string">
            <text:p>TMI1</text:p>
          </table:table-cell>
          <table:table-cell table:style-name="ce106" table:formula="of:=CONCATENATE(&quot;march_&quot;; [.A15])" office:value-type="string" office:string-value="march_DECODER" calcext:value-type="string">
            <text:p>march_DECODER</text:p>
          </table:table-cell>
          <table:covered-table-cell table:style-name="ce66"/>
          <table:table-cell/>
          <table:covered-table-cell/>
          <table:table-cell office:value-type="string" calcext:value-type="string">
            <text:p>use to guild core control flow to select rob properly</text:p>
          </table:table-cell>
          <table:table-cell table:number-columns-repeated="1016"/>
        </table:table-row>
        <table:table-row table:style-name="ro7">
          <table:table-cell/>
          <table:table-cell table:style-name="ce110" table:formula="of:=[$core_interface_old.A3]" office:value-type="string" office:string-value="ST_BLK" calcext:value-type="string">
            <text:p>ST_BLK</text:p>
          </table:table-cell>
          <table:table-cell table:style-name="ce110" table:formula="of:=[$core_interface_old.G3]" office:value-type="string" office:string-value="G" calcext:value-type="string">
            <text:p>G</text:p>
          </table:table-cell>
          <table:table-cell table:style-name="ce110" table:formula="of:=CONCATENATE(&quot;st_&quot;; [.A25])" office:value-type="string" office:string-value="st_RSV_1" calcext:value-type="string">
            <text:p>st_RSV_1</text:p>
          </table:table-cell>
          <table:table-cell table:style-name="ce101" table:formula="of:=[.A25]" office:value-type="string" office:string-value="RSV_1" calcext:value-type="string" table:number-columns-spanned="1" table:number-rows-spanned="2">
            <text:p>RSV_1</text:p>
          </table:table-cell>
          <table:table-cell/>
          <table:covered-table-cell/>
          <table:table-cell office:value-type="string" calcext:value-type="string">
            <text:p>provide state of the block</text:p>
          </table:table-cell>
          <table:table-cell table:number-columns-repeated="1016"/>
        </table:table-row>
        <table:table-row table:style-name="ro7">
          <table:table-cell/>
          <table:table-cell table:style-name="ce110" table:formula="of:=[$core_interface_old.A15]" office:value-type="string" office:string-value="CMD_BLK" calcext:value-type="string">
            <text:p>CMD_BLK</text:p>
          </table:table-cell>
          <table:table-cell table:style-name="ce110" table:formula="of:=[$core_interface_old.G15]" office:value-type="string" office:string-value="G" calcext:value-type="string">
            <text:p>G</text:p>
          </table:table-cell>
          <table:table-cell table:style-name="ce110" table:formula="of:=CONCATENATE(&quot;cmd_&quot;; [.A25])" office:value-type="string" office:string-value="cmd_RSV_1" calcext:value-type="string">
            <text:p>cmd_RSV_1</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7">
          <table:table-cell/>
          <table:table-cell table:style-name="ce106" table:formula="of:=[$core_interface_old.A3]" office:value-type="string" office:string-value="ST_BLK" calcext:value-type="string">
            <text:p>ST_BLK</text:p>
          </table:table-cell>
          <table:table-cell table:style-name="ce106" table:formula="of:=[$core_interface_old.G3]" office:value-type="string" office:string-value="G" calcext:value-type="string">
            <text:p>G</text:p>
          </table:table-cell>
          <table:table-cell table:style-name="ce106" table:formula="of:=CONCATENATE(&quot;st_&quot;; [.A31])" office:value-type="string" office:string-value="st_RSV_2" calcext:value-type="string">
            <text:p>st_RSV_2</text:p>
          </table:table-cell>
          <table:table-cell table:style-name="ce66" table:formula="of:=[.A31]" office:value-type="string" office:string-value="RSV_2" calcext:value-type="string" table:number-columns-spanned="1" table:number-rows-spanned="2">
            <text:p>RSV_2</text:p>
          </table:table-cell>
          <table:table-cell/>
          <table:covered-table-cell/>
          <table:table-cell office:value-type="string" calcext:value-type="string">
            <text:p>provide state of the block</text:p>
          </table:table-cell>
          <table:table-cell table:number-columns-repeated="1016"/>
        </table:table-row>
        <table:table-row table:style-name="ro7">
          <table:table-cell/>
          <table:table-cell table:style-name="ce106" table:formula="of:=[$core_interface_old.A15]" office:value-type="string" office:string-value="CMD_BLK" calcext:value-type="string">
            <text:p>CMD_BLK</text:p>
          </table:table-cell>
          <table:table-cell table:style-name="ce106" table:formula="of:=[$core_interface_old.G15]" office:value-type="string" office:string-value="G" calcext:value-type="string">
            <text:p>G</text:p>
          </table:table-cell>
          <table:table-cell table:style-name="ce106" table:formula="of:=CONCATENATE(&quot;cmd_&quot;; [.A31])" office:value-type="string" office:string-value="cmd_RSV_2" calcext:value-type="string">
            <text:p>cmd_RSV_2</text:p>
          </table:table-cell>
          <table:covered-table-cell table:style-name="ce66"/>
          <table:table-cell/>
          <table:covered-table-cell/>
          <table:table-cell office:value-type="string" calcext:value-type="string">
            <text:p>command block</text:p>
          </table:table-cell>
          <table:table-cell table:number-columns-repeated="1016"/>
        </table:table-row>
        <table:table-row table:style-name="ro7">
          <table:table-cell/>
          <table:table-cell table:style-name="ce110" table:formula="of:=[$core_interface_old.A3]" office:value-type="string" office:string-value="ST_BLK" calcext:value-type="string">
            <text:p>ST_BLK</text:p>
          </table:table-cell>
          <table:table-cell table:style-name="ce110" table:formula="of:=[$core_interface_old.G3]" office:value-type="string" office:string-value="G" calcext:value-type="string">
            <text:p>G</text:p>
          </table:table-cell>
          <table:table-cell table:style-name="ce110" table:formula="of:=CONCATENATE(&quot;st_&quot;; [.A39])" office:value-type="string" office:string-value="st_RSV_3" calcext:value-type="string">
            <text:p>st_RSV_3</text:p>
          </table:table-cell>
          <table:table-cell table:style-name="ce101" table:formula="of:=[.A39]" office:value-type="string" office:string-value="RSV_3" calcext:value-type="string" table:number-columns-spanned="1" table:number-rows-spanned="2">
            <text:p>RSV_3</text:p>
          </table:table-cell>
          <table:table-cell/>
          <table:covered-table-cell/>
          <table:table-cell office:value-type="string" calcext:value-type="string">
            <text:p>provide state of the block</text:p>
          </table:table-cell>
          <table:table-cell table:number-columns-repeated="1016"/>
        </table:table-row>
        <table:table-row table:style-name="ro7">
          <table:table-cell/>
          <table:table-cell table:style-name="ce110" table:formula="of:=[$core_interface_old.A15]" office:value-type="string" office:string-value="CMD_BLK" calcext:value-type="string">
            <text:p>CMD_BLK</text:p>
          </table:table-cell>
          <table:table-cell table:style-name="ce110" table:formula="of:=[$core_interface_old.G15]" office:value-type="string" office:string-value="G" calcext:value-type="string">
            <text:p>G</text:p>
          </table:table-cell>
          <table:table-cell table:style-name="ce110" table:formula="of:=CONCATENATE(&quot;cmd_&quot;; [.A39])" office:value-type="string" office:string-value="cmd_RSV_3" calcext:value-type="string">
            <text:p>cmd_RSV_3</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7">
          <table:table-cell/>
          <table:table-cell table:style-name="ce106" table:formula="of:=[$core_interface_old.A3]" office:value-type="string" office:string-value="ST_BLK" calcext:value-type="string">
            <text:p>ST_BLK</text:p>
          </table:table-cell>
          <table:table-cell table:style-name="ce106" table:formula="of:=[$core_interface_old.G3]" office:value-type="string" office:string-value="G" calcext:value-type="string">
            <text:p>G</text:p>
          </table:table-cell>
          <table:table-cell table:style-name="ce106" table:formula="of:=CONCATENATE(&quot;st_&quot;; [.A45])" office:value-type="string" office:string-value="st_RSV_4" calcext:value-type="string">
            <text:p>st_RSV_4</text:p>
          </table:table-cell>
          <table:table-cell table:style-name="ce66" table:formula="of:=[.A45]" office:value-type="string" office:string-value="RSV_4" calcext:value-type="string" table:number-columns-spanned="1" table:number-rows-spanned="2">
            <text:p>RSV_4</text:p>
          </table:table-cell>
          <table:table-cell/>
          <table:covered-table-cell/>
          <table:table-cell office:value-type="string" calcext:value-type="string">
            <text:p>provide state of the block</text:p>
          </table:table-cell>
          <table:table-cell table:number-columns-repeated="1016"/>
        </table:table-row>
        <table:table-row table:style-name="ro7">
          <table:table-cell/>
          <table:table-cell table:style-name="ce106" table:formula="of:=[$core_interface_old.A15]" office:value-type="string" office:string-value="CMD_BLK" calcext:value-type="string">
            <text:p>CMD_BLK</text:p>
          </table:table-cell>
          <table:table-cell table:style-name="ce106" table:formula="of:=[$core_interface_old.G15]" office:value-type="string" office:string-value="G" calcext:value-type="string">
            <text:p>G</text:p>
          </table:table-cell>
          <table:table-cell table:style-name="ce106" table:formula="of:=CONCATENATE(&quot;cmd_&quot;; [.A45])" office:value-type="string" office:string-value="cmd_RSV_4" calcext:value-type="string">
            <text:p>cmd_RSV_4</text:p>
          </table:table-cell>
          <table:covered-table-cell table:style-name="ce66"/>
          <table:table-cell/>
          <table:covered-table-cell/>
          <table:table-cell office:value-type="string" calcext:value-type="string">
            <text:p>command block</text:p>
          </table:table-cell>
          <table:table-cell table:number-columns-repeated="1016"/>
        </table:table-row>
        <table:table-row table:style-name="ro7">
          <table:table-cell/>
          <table:table-cell table:style-name="ce110" table:formula="of:=[$core_interface_old.A3]" office:value-type="string" office:string-value="ST_BLK" calcext:value-type="string">
            <text:p>ST_BLK</text:p>
          </table:table-cell>
          <table:table-cell table:style-name="ce110" table:formula="of:=[$core_interface_old.G3]" office:value-type="string" office:string-value="G" calcext:value-type="string">
            <text:p>G</text:p>
          </table:table-cell>
          <table:table-cell table:style-name="ce110" table:formula="of:=CONCATENATE(&quot;st_&quot;; [.A80])" office:value-type="string" office:string-value="st_REG_MNG" calcext:value-type="string">
            <text:p>st_REG_MNG</text:p>
          </table:table-cell>
          <table:table-cell table:style-name="ce101" table:formula="of:=[.A80]" office:value-type="string" office:string-value="REG_MNG" calcext:value-type="string" table:number-columns-spanned="1" table:number-rows-spanned="2">
            <text:p>REG_MNG</text:p>
          </table:table-cell>
          <table:table-cell/>
          <table:covered-table-cell/>
          <table:table-cell office:value-type="string" calcext:value-type="string">
            <text:p>provide state of the block</text:p>
          </table:table-cell>
          <table:table-cell table:number-columns-repeated="1016"/>
        </table:table-row>
        <table:table-row table:style-name="ro7">
          <table:table-cell/>
          <table:table-cell table:style-name="ce110" table:formula="of:=[$core_interface_old.A15]" office:value-type="string" office:string-value="CMD_BLK" calcext:value-type="string">
            <text:p>CMD_BLK</text:p>
          </table:table-cell>
          <table:table-cell table:style-name="ce110" table:formula="of:=[$core_interface_old.G15]" office:value-type="string" office:string-value="G" calcext:value-type="string">
            <text:p>G</text:p>
          </table:table-cell>
          <table:table-cell table:style-name="ce110" table:formula="of:=CONCATENATE(&quot;cmd_&quot;; [.A80])" office:value-type="string" office:string-value="cmd_REG_MNG" calcext:value-type="string">
            <text:p>cmd_REG_MNG</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7">
          <table:table-cell/>
          <table:table-cell table:style-name="ce106" table:formula="of:=[$core_interface_old.A3]" office:value-type="string" office:string-value="ST_BLK" calcext:value-type="string">
            <text:p>ST_BLK</text:p>
          </table:table-cell>
          <table:table-cell table:style-name="ce106" table:formula="of:=[$core_interface_old.G3]" office:value-type="string" office:string-value="G" calcext:value-type="string">
            <text:p>G</text:p>
          </table:table-cell>
          <table:table-cell table:style-name="ce106" table:formula="of:=CONCATENATE(&quot;st_&quot;; [.A88])" office:value-type="string" office:string-value="st_ROB" calcext:value-type="string">
            <text:p>st_ROB</text:p>
          </table:table-cell>
          <table:table-cell table:style-name="ce66" table:formula="of:=[.A88]" office:value-type="string" office:string-value="ROB" calcext:value-type="string" table:number-columns-spanned="1" table:number-rows-spanned="3">
            <text:p>ROB</text:p>
          </table:table-cell>
          <table:table-cell/>
          <table:covered-table-cell/>
          <table:table-cell office:value-type="string" calcext:value-type="string">
            <text:p>provide state of the block</text:p>
          </table:table-cell>
          <table:table-cell table:number-columns-repeated="1016"/>
        </table:table-row>
        <table:table-row table:style-name="ro7">
          <table:table-cell/>
          <table:table-cell table:style-name="ce106" table:formula="of:=[$core_interface_old.A15]" office:value-type="string" office:string-value="CMD_BLK" calcext:value-type="string">
            <text:p>CMD_BLK</text:p>
          </table:table-cell>
          <table:table-cell table:style-name="ce106" table:formula="of:=[$core_interface_old.G15]" office:value-type="string" office:string-value="G" calcext:value-type="string">
            <text:p>G</text:p>
          </table:table-cell>
          <table:table-cell table:style-name="ce106" table:formula="of:=CONCATENATE(&quot;cmd_&quot;; [.A88])" office:value-type="string" office:string-value="cmd_ROB" calcext:value-type="string">
            <text:p>cmd_ROB</text:p>
          </table:table-cell>
          <table:covered-table-cell table:style-name="ce66"/>
          <table:table-cell/>
          <table:covered-table-cell/>
          <table:table-cell office:value-type="string" calcext:value-type="string">
            <text:p>command block</text:p>
          </table:table-cell>
          <table:table-cell table:number-columns-repeated="1016"/>
        </table:table-row>
        <table:table-row table:style-name="ro7">
          <table:table-cell/>
          <table:table-cell table:style-name="ce106" table:formula="of:=[$core_interface_old.A7]" office:value-type="string" office:string-value="BC_COMMIT" calcext:value-type="string">
            <text:p>BC_COMMIT</text:p>
          </table:table-cell>
          <table:table-cell table:style-name="ce66" table:formula="of:=[$core_interface_old.G7]" office:value-type="string" office:string-value="G" calcext:value-type="string">
            <text:p>G</text:p>
          </table:table-cell>
          <table:table-cell table:style-name="ce106" office:value-type="string" calcext:value-type="string">
            <text:p>commit_stat</text:p>
          </table:table-cell>
          <table:covered-table-cell table:style-name="ce66"/>
          <table:table-cell/>
          <table:covered-table-cell/>
          <table:table-cell office:value-type="string" calcext:value-type="string">
            <text:p>receive in committing status</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7">
          <table:table-cell table:style-name="ce129" office:value-type="string" calcext:value-type="string">
            <text:p>MASTER</text:p>
          </table:table-cell>
          <table:table-cell table:style-name="ce130" table:formula="of:=[$core_interface_old.A3]" office:value-type="string" office:string-value="ST_BLK" calcext:value-type="string">
            <text:p>ST_BLK</text:p>
          </table:table-cell>
          <table:table-cell table:style-name="ce130" table:formula="of:=[$core_interface_old.G3]" office:value-type="string" office:string-value="G" calcext:value-type="string">
            <text:p>G</text:p>
          </table:table-cell>
          <table:table-cell table:style-name="ce130" office:value-type="string" calcext:value-type="string">
            <text:p>st</text:p>
          </table:table-cell>
          <table:table-cell table:style-name="ce92" table:formula="of:=[.A105]" office:value-type="string" office:string-value="CORE_CONTROL_FLOW" calcext:value-type="string" table:number-columns-spanned="1" table:number-rows-spanned="2">
            <text:p>CORE_CONTROL_FLOW</text:p>
          </table:table-cell>
          <table:table-cell/>
          <table:table-cell office:value-type="string" calcext:value-type="string" table:number-columns-spanned="1" table:number-rows-spanned="2">
            <text:p>no</text:p>
          </table:table-cell>
          <table:table-cell office:value-type="string" calcext:value-type="string">
            <text:p>provide state of the block</text:p>
          </table:table-cell>
          <table:table-cell table:number-columns-repeated="1016"/>
        </table:table-row>
        <table:table-row table:style-name="ro7">
          <table:table-cell/>
          <table:table-cell table:style-name="ce130" table:formula="of:=[$core_interface_old.A15]" office:value-type="string" office:string-value="CMD_BLK" calcext:value-type="string">
            <text:p>CMD_BLK</text:p>
          </table:table-cell>
          <table:table-cell table:style-name="ce130" table:formula="of:=[$core_interface_old.G15]" office:value-type="string" office:string-value="G" calcext:value-type="string">
            <text:p>G</text:p>
          </table:table-cell>
          <table:table-cell table:style-name="ce130" office:value-type="string" calcext:value-type="string">
            <text:p>cmd</text:p>
          </table:table-cell>
          <table:covered-table-cell table:style-name="ce92"/>
          <table:table-cell/>
          <table:covered-table-cell/>
          <table:table-cell office:value-type="string" calcext:value-type="string">
            <text:p>command block</text:p>
          </table:table-cell>
          <table:table-cell table:number-columns-repeated="1016"/>
        </table:table-row>
        <table:table-row table:style-name="ro7">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7">
          <table:table-cell table:style-name="ce90" office:value-type="string" calcext:value-type="string">
            <text:p>-eof-</text:p>
          </table:table-cell>
          <table:table-cell table:style-name="ce90" table:number-columns-repeated="2"/>
          <table:table-cell table:style-name="ce115"/>
          <table:table-cell table:style-name="ce90" table:number-columns-repeated="1017"/>
          <table:table-cell table:style-name="ce121" table:number-columns-repeated="3"/>
        </table:table-row>
        <table:table-row table:style-name="ro7" table:number-rows-repeated="1048443">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1">00/00/0000</text:date>, <text:time style:data-style-name="N2" text:time-value="10:39:40.5793690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3-01-01T18:35:26.148404373</dc:date>
    <meta:editing-duration>P2DT12H48M31S</meta:editing-duration>
    <meta:editing-cycles>59</meta:editing-cycles>
    <meta:generator>LibreOffice/6.4.7.2$Linux_X86_64 LibreOffice_project/40$Build-2</meta:generator>
    <meta:document-statistic meta:table-count="6" meta:cell-count="2561" meta:object-count="0"/>
  </office:meta>
</office:document-meta>
</file>